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fo:letter-spacing="0.0000in" fo:background-color="#ececec"/>
    </style:style>
    <style:style style:name="TableColumn1" style:family="table-column">
      <style:table-column-properties style:column-width="3.4625in" style:rel-column-width="32767*"/>
    </style:style>
  </office:automatic-styles>
  <office:body>
    <office:text>
      <text:p text:style-name="P1"><text:span text:style-name="T1">仔仔 | 2006.08.31 23:01 | </text:span><text:span text:style-name="T2">#</text:span></text:p>
      <text:p text:style-name="P2"><text:span text:style-name="T1">許多以色列人老是以聖經作為他們興建屯墾區的依據。常常說這塊土地是上帝賜給我們的。我就常常百思不解，摩西十戒中的第十戒不是說：不可貪圖別人的妻子，也不可貪念別人的房屋、田地、奴婢、牛驢和屬於別人的任何東西嗎？當以色列人在巴勒斯坦人的土地上蓋屯墾區時，不知他們有沒有想到這句話？又聖經申命記10：18也有這一句話：他﹝耶和華﹞為孤兒寡婦主持公道，又愛護僑居的人，賜給他們衣食。你們也要愛護僑居的人，因為你們在埃及地也做過僑居的人。當以色列政府用暴力欺壓巴勒斯坦人時，不知他們也有沒有想過這句話？</text:span><text:span text:style-name="T3"><text:line-break/></text:span></text:p>
      <text:p text:style-name="P1"><text:a xlink:type="simple" xlink:href="http://palinfo.habago.org/mt-comments.cgi?__mode=red&amp;id=6337"><text:span text:style-name="T2">asyura</text:span></text:a><text:span text:style-name="T1"> | 2006.08.31 18:54 | </text:span><text:span text:style-name="T2">#</text:span></text:p>
      <text:p text:style-name="P3"><text:span text:style-name="T1">謝謝董事長回文。</text:span><text:span text:style-name="T3"><text:line-break/></text:span><text:span text:style-name="T1">首先關於引用文章的部分，由於我是部落格新手，引用文章還是第一次，在引用若雪書信上面有些「剪裁」，是為了讓整篇主題更清楚，因此會特別謹慎希望不會有問題。如果那是允許範圍的，那麼我想應該不用更改了。</text:span></text:p>
      <text:p text:style-name="P3"><text:span text:style-name="T1">至於影片，看不看都不重要，畢竟真正重要的東西不是用眼睛看的。</text:span></text:p>
      <text:p text:style-name="P3"><text:span text:style-name="T1">關於阿莫多瓦說的，我大致能理解，除了在一般語言對於心理機制上作用的理解外，我經常認為西班牙話是一種具有洗腦作用的救贖語言。當然那是僅僅以實際上的語文比較而言。西班牙話特別的具備了所有情緒性的、感官性的詞彙。經常西班牙許多字在英文或是其他語文中找不到對稱的詞，而那些詞都帶有大量的情感或心理情境在內的。光是說出某些詞就能讓人得到釋放感，因此對於阿莫多瓦的「治療」，我確實能理解。如果說一般語言有這個能力，那麼西班牙語可以說是救贖加強版。</text:span></text:p>
      <text:p text:style-name="P3"><text:span text:style-name="T1">不過，我個人比較偏愛的是屬於卡斯塔聶達的書中關於「內在對話」的解釋。人在心中充滿了自我對話與各類機制的運作，這些運作本身承載或製造了大量的資訊，那些資訊又被表現為各種感官特性，語言是其中一種。這些資訊的運載和轉化，就是所謂的「內在對話」。在書中的觀點是，唯有「停頓內在對話」的機制，才能達到真正的看見（救贖）。（不太確定是否這樣的用詞是對的）也就是不再有語言機制，連語言都停頓了。一切資訊都被釋放，既融合也分裂，機制不再是機制，或許有點類似中國的禪，頓悟或是無我吧。</text:span><text:span text:style-name="T3"><text:line-break/></text:span><text:span text:style-name="T1">或許這是為何作家能連續寫出幾百頁的東西而後整個人到達"他方"的原因。在內在某處的機制停頓了。或許這就是你所說的純粹、靈魂安息。那確實是種救贖。</text:span></text:p>
      <text:p text:style-name="P3"><text:span text:style-name="T1">印地安人有種傳統，就是對於自己所做的、所擁有的事物，要學會丟出去。</text:span><text:span text:style-name="T3"><text:line-break/></text:span><text:span text:style-name="T1">如果一個作家對於自己完成的書會一直在意，那麼印地安人會告訴他，把書拿去路邊或是河邊，讓書順著水流走，或是讓路人檢走。藉由這樣的方式，一個印地安人必須學會理解，這些都是大地的訊息。來了，該感謝，但是不能一直佔據著這種事物，因為事物也將以同樣的方式佔據你。</text:span></text:p>
      <text:p text:style-name="P3"><text:span text:style-name="T1">對於文字，或許也是如此。那些只不過是訊息，而正如我們所知，真正重要的訊息往往不是用眼睛盯著字幕檢視出來的。</text:span></text:p>
      <text:p text:style-name="P3"><text:span text:style-name="T1">至於尼采，我只有一個疑問。德語如果是陽性，那麼西班牙語相對就會是陰性。如果當初尼采用西班牙語寫出「切拉圖特拉斯」，還會是這麼堅硬的尼采嗎？或者，那會是個更接近可能的完整（陰與陽）的尼采？</text:span></text:p>
      <text:p text:style-name="P3"><text:span text:style-name="T1">不好意思，這只是異想，睡眠時間已過，胡言亂語中。抱歉。</text:span></text:p>
      <text:p text:style-name="P1"><text:span text:style-name="T1">許岳弘 | 2006.08.31 17:58 | </text:span><text:span text:style-name="T2">#</text:span></text:p>
      <text:p text:style-name="P2"><text:span text:style-name="T1">手邊有本《核四公投．千里苦行》，對照施明德倒扁行動”與時俱進”的內容，不禁覺得時代變了嗎?!在乎的東西全然不同?!</text:span></text:p>
      <text:p text:style-name="P2"><text:span text:style-name="T1">《核四公投．千里苦行》是縮影記錄1994年7~10月間核四議題的小書，1995年出版，幾個時間值得記下：</text:span><text:span text:style-name="T3"><text:line-break/></text:span><text:span text:style-name="T1">7月12日，立法院強行表決通過核四預算。</text:span><text:span text:style-name="T3"><text:line-break/></text:span><text:span text:style-name="T1">7月12至17日，林義雄在義光教會(原信義路自宅)禁食抗議,獲得12萬人簽名支持核四公投，寫下禁食札記。</text:span><text:span text:style-name="T3"><text:line-break/></text:span><text:span text:style-name="T1">9月13日，成立了核四公投促進會。</text:span><text:span text:style-name="T3"><text:line-break/></text:span><text:span text:style-name="T1">9月21日起，千里苦行。</text:span></text:p>
      <text:p text:style-name="P2"><text:span text:style-name="T1">現代人可看看12年前參與的人:</text:span><text:span text:style-name="T3"><text:line-break/></text:span><text:span text:style-name="T1">「以斗笠代替旗幟，</text:span><text:span text:style-name="T3"><text:line-break/></text:span><text:span text:style-name="T1">以傳單代替廣播，</text:span><text:span text:style-name="T3"><text:line-break/></text:span><text:span text:style-name="T1">以腳力代替暴力，</text:span><text:span text:style-name="T3"><text:line-break/></text:span><text:span text:style-name="T1">苦行台灣千里路，</text:span><text:span text:style-name="T3"><text:line-break/></text:span><text:span text:style-name="T1">用行動證明改革臺灣的毅力，</text:span><text:span text:style-name="T3"><text:line-break/></text:span><text:span text:style-name="T1">用意志表明重建國家的決心，</text:span><text:span text:style-name="T3"><text:line-break/></text:span><text:span text:style-name="T1">堅持非武力抗爭，</text:span><text:span text:style-name="T3"><text:line-break/></text:span><text:span text:style-name="T1">人數少少很有力，</text:span><text:span text:style-name="T3"><text:line-break/></text:span><text:span text:style-name="T1">安安靜靜很大聲。」</text:span><text:span text:style-name="T3"><text:line-break/></text:span></text:p>
      <text:p text:style-name="P1"><text:span text:style-name="T1">陳真 | 2006.08.31 14:48 | </text:span><text:span text:style-name="T2">#</text:span></text:p>
      <text:p text:style-name="P3"><text:span text:style-name="T1">謝謝 asyura, 我還沒去看, 不過引用上會有什麼問題嗎? 應該不會.</text:span></text:p>
      <text:p text:style-name="P3"><text:span text:style-name="T1">我對於自己寫過什麼, 一般都不太敢回頭看, 就好像以前還有在 “演講” 或在花蓮電台當說書人的時候, 別人把過程錄影或錄音下來給我, 我也不敢聽不敢看, 這些影片或錄音帶我都給毀屍滅跡了. 講的時候ok, 寫的時也ok, 但這個 ok時效並不長, 過兩天再回頭看就覺得很難入耳不堪入目, 俗不可耐, 蠢得要命.</text:span></text:p>
      <text:p text:style-name="P3"><text:span text:style-name="T1">所以, 別人主動收集的一些所謂 “專欄”, 或是像湯本論壇 (不知道還在不在), 我別說看, 光想到它們的存在就覺得很痛苦. 包括巴勒網或親系譜也一樣, 寫了就寫了, 但過兩天就不敢再看. 不過沒辦法, 寫出去的東西就像流出的眼淚或放出的屁, 再也收不回來. 於是只好讓親系譜和巴勒網裏我自己寫的東西繼續留著, 好歹有個盡量不被扭曲的原始依據.</text:span></text:p>
      <text:p text:style-name="P3"><text:span text:style-name="T1">我不是說自己寫得差而別人好, 我其實常納悶為什麼菁英們總是那麼滿意於自己寫的東西或智能, 我若是他們, 大概會因為自己的蠢而掐LP自殺, 但他們自我滿意度卻超高, 真是很不可思議; 總是一副裝模作樣的做作口氣, 彷彿自己真的很懂或寫得很棒似的. 也許缺乏病識感是一種幸福吧.</text:span></text:p>
      <text:p text:style-name="P3"><text:span text:style-name="T1">不過, 我也不是真的那麼一無是處, 如果真的寫得那麼爛, 那我根本不該使用文字; 只能說, 用中文寫的這樣一些高度具體的東西, 實在不是我的專長.</text:span></text:p>
      <text:p text:style-name="P3"><text:span text:style-name="T1">阿莫多瓦在談到他拍的 “talk to her” 電影時說, “語言是一種對抗孤獨與瘋狂的武器, 就像一種治療.”</text:span></text:p>
      <text:p text:style-name="P3"><text:span text:style-name="T1">如果語言真是那樣一種東西, 那麼, 或許那些僅有音符沒有歌詞、只有邏輯不含經驗的東西, 才能真正安慰我的心. 十年來, 我不眠不休用英文寫了將近三千頁的哲學筆記, 平均一天一頁, 或許那樣一些與數學沒兩樣的東西, 才是我靈魂安息的處所, 安靜, 純粹, 不為之蒙羞. 只是我不知道除了做為某種學術市場用途, 有誰會真的喜歡這樣一些毫無現實意義的純粹音符? 人們就算使用英文毫無困難, 大概也沒有絲毫興趣閱讀. 如果哪天生命走到盡頭, 事實上我也不想保存它們. 語言如果是一種治療, 當它去除經驗, 當它不再對世界表態, 當它只剩純粹音符時, 它獲得了美麗寧靜, 但寧靜世界卻似乎依然孤獨.</text:span></text:p>
      <text:p text:style-name="P3"><text:span text:style-name="T1">阿莫多瓦說, talk to her 是一部 “男性的電影”, 是talk to him, 不是talk to her. 也許這就像尼采或維根斯坦都是一種 “男性的哲學” 一樣. 維根斯坦曾經說, 女人不需要哲學. 這話引起許多 “北七” (台語白癡之意) 的抗議, 說他男性沙文. 但這樣理解是錯的, 那就像把尼采理解成逞強鬥狠無所不克的什麼超人哲學一樣, 正好理解成相反的意思.</text:span></text:p>
      <text:p text:style-name="P3"><text:span text:style-name="T1">那些屬於 “男性” 的東西是一種病, 而變成 “女性” 才是它的目標; 超人的最佳狀態就是常人, 男性的最佳狀態就是女性, 最偉大的思想就是不思也不想. 而飛向太空的目的無非也只是為了有一天能回到泥土上. 男性就像歌詞, 女性便是音符; 可以有曲無詞, 但不能有詞無曲, 是音符使詞彙有了意義. 可當詞曲相襯, 樂音飄揚, 難道人就真的能不再孤獨?</text:span></text:p>
      <text:p text:style-name="P1"><text:a xlink:type="simple" xlink:href="http://palinfo.habago.org/mt-comments.cgi?__mode=red&amp;id=6334"><text:span text:style-name="T2">asyura</text:span></text:a><text:span text:style-name="T1"> | 2006.08.31 07:30 | </text:span><text:span text:style-name="T2">#</text:span></text:p>
      <text:p text:style-name="P2"><text:span text:style-name="T1">補充，若雪的相關影片和資料叫做「生命之歌」，共分四部。</text:span><text:span text:style-name="T3"><text:line-break/></text:span></text:p>
      <text:p text:style-name="P1"><text:a xlink:type="simple" xlink:href="http://palinfo.habago.org/mt-comments.cgi?__mode=red&amp;id=6333"><text:span text:style-name="T2">asyura</text:span></text:a><text:span text:style-name="T1"> | 2006.08.31 07:28 | </text:span><text:span text:style-name="T2">#</text:span></text:p>
      <text:p text:style-name="P3"><text:span text:style-name="T1">樓下那幾個留言是怎麼回事？</text:span></text:p>
      <text:p text:style-name="P3"><text:span text:style-name="T3"><text:line-break/></text:span><text:span text:style-name="T1">董事長好，已經把若雪的相關資料放到部落格了，其中引用的部分包含了若雪書信和「我所知道的人肉盾牌」等，希望您能去看一下引用是否有問題。若有請告知我，我會再修改，謝謝。</text:span></text:p>
      <text:p text:style-name="P3"><text:span text:style-name="T1">直接點我的名字就可到網站。</text:span><text:span text:style-name="T3"><text:line-break/></text:span></text:p>
      <text:p text:style-name="P1"><text:span text:style-name="T1">陳真 | 2006.08.30 12:38 | </text:span><text:span text:style-name="T2">#</text:span></text:p>
      <text:p text:style-name="P2"><text:span text:style-name="T1">謝謝asyura,不好意思,留言板擋不完垃圾信,卻先擋到自己.</text:span></text:p>
      <text:p text:style-name="P2"><text:span text:style-name="T1">至於你說的 youtube,我不知道那是什麼,也許本台有人知道怎麼弄吧? 我的電腦看不到網路影片,但我不太想學,因為當我學會,可能又會有新科技跑出來,永遠跟不上時代的腳步.</text:span></text:p>
      <text:p text:style-name="P2"><text:span text:style-name="T1">台灣都會人媒體人文化人,往往沒什麼文化,感覺好像什麼都能玩,連抗爭也能玩得不亦樂乎,就跟選舉沒兩樣,造勢,街頭劇,各種旨在吸引八卦媒體的花招,玩個不停.</text:span></text:p>
      <text:p text:style-name="P2"><text:span text:style-name="T1">我挺厭惡這些. 可是,八十年代末以來,也就是解嚴兩年之後,抗爭就跟表演沒兩樣,整天玩街頭劇,很讓人看不起. 我不相信這些花俏的東西會有力量,力量永遠只來自內在感情與熱情以及持久無私的耕耘,而不是來自外在形式的炫麗花俏或一時話題.</text:span></text:p>
      <text:p text:style-name="P2"><text:span text:style-name="T1">後者比較能吸引八卦媒體,但是,媒體報導實在沒什麼重要性,一心只想吸引媒體或製造話題,無非本末倒置.</text:span></text:p>
      <text:p text:style-name="P2"><text:span text:style-name="T1">我看倒扁總部天天喜孜孜地計算人數,感覺就像商人在數鈔票那樣一種興奮與盤算,挺病態,但這就是台灣,我們長久以來都很習慣這一套,習慣一種吹噓膨風以及滿天飛的各種庸俗市場邏輯所建構之偉大意義.</text:span></text:p>
      <text:p text:style-name="P2"><text:span text:style-name="T1">比方說寫篇不痛不癢的作文,彷彿就是什麼歷史宣言,撒嬌似地抗議兩下,就說什麼理想主義的化身,吊幾句低能書袋,就說是要以深厚思想來教育民眾,開創什麼進步主義有的沒的.</text:span></text:p>
      <text:p text:style-name="P2"><text:span text:style-name="T1">那些親綠學者(當然不是每一個),那些什麼野百合(絕對是每一個),就是這樣一種玩法. 很齷齪,很庸俗,很低能. 但這就是台灣,玩來玩去都是玩這一套,比賽看誰最無恥最下流最低俗.</text:span></text:p>
      <text:p text:style-name="P2"><text:span text:style-name="T1">還好菁英永遠只是少數人,要不然也不叫菁英了.</text:span></text:p>
      <text:p text:style-name="P2"><text:span text:style-name="T1">若雪如果沒死,我們大概也沒機會認識這樣一個人. 但就算大家都不認識又何妨? 天底下沒有哪個媽媽是為了成為模範母親才善待她的小孩. 但若有個母親,整天想方設法弄一些所謂很有創意的點子想吸引人,想讓大家注意到他的母愛之偉大,這樣的母愛是很怪異的,它不可能感動人. 這只意味著這個媽媽心裏並不是那麼愛她的小孩.</text:span></text:p>
      <text:p text:style-name="P2"><text:span text:style-name="T1">若雪感動我,並不是因為她的死,而是因為她的感情之真實.更重要的是,當我們讚賞若雪,並不意味著若雪只有一個,而是千千萬萬個,就好像偉大的母親無所不在一樣. 當她死了,透過死亡的力量,我們見識到她的容顏. 可是,那千千萬萬仍然活著或默默死去的 "若雪", 她們事實上就在我們四周,儘管不為人所知,但就像山裏的花朵,並不會因為無人看見而減少一分的燦爛.</text:span></text:p>
      <text:p text:style-name="P2"><text:span text:style-name="T1">這一切並不特別,它只是一種常態,但常態人事物最為動人.雖然我看不見所有的花,無法盡收眼底,但透過對常態的理解,彷彿所有花就綻放在我們的心中似的.</text:span></text:p>
      <text:p text:style-name="P2"><text:span text:style-name="T1">陳真</text:span><text:span text:style-name="T3"><text:line-break/></text:span><text:span text:style-name="T1">-------------</text:span><text:span text:style-name="T3"><text:line-break/></text:span><text:span text:style-name="T1">民視</text:span><text:span text:style-name="T3"><text:line-break/><text:line-break/></text:span><text:span text:style-name="T1">倒扁要登記？遭疑決心不足</text:span></text:p>
      <text:p text:style-name="P2"><text:span text:style-name="T1">2006/08/30 10:09</text:span></text:p>
      <text:p text:style-name="P2"><text:span text:style-name="T1">社運老將鄭村棋也認為,施明德一開始話說得很強烈，後來卻要以劇場的方式辦活動，如果不能說服民眾，就變成噱頭，會自食惡果</text:span><text:span text:style-name="T3"><text:line-break/></text:span></text:p>
      <text:p text:style-name="P1"><text:a xlink:type="simple" xlink:href="http://palinfo.habago.org/mt-comments.cgi?__mode=red&amp;id=6325"><text:span text:style-name="T2">asyura</text:span></text:a><text:span text:style-name="T1"> | 2006.08.30 01:06 | </text:span><text:span text:style-name="T2">#</text:span></text:p>
      <text:p text:style-name="P3"><text:span text:style-name="T1">LOL!</text:span><text:span text:style-name="T3"><text:line-break/></text:span><text:span text:style-name="T1">本來是來這想留下幾個若雪影片的資料，但是看到董事長這篇真的忍不住大笑！！！</text:span><text:span text:style-name="T3"><text:line-break/></text:span><text:span text:style-name="T1">由於我沒有在看台灣的新聞媒體，因此不知道原來台灣遊行、抗議是這樣的"玩法"。</text:span><text:span text:style-name="T3"><text:line-break/></text:span><text:span text:style-name="T1">其實可以建議他們順便增加遊樂場設施，讓大人小孩都可以在抗議期間去坐旋轉木馬、碰碰車、騎小馬等親子活動，一邊抗議一邊可以增進親子感情。現場還提供民眾學習插花、書法捏陶土等才藝課程，讓大家不會覺得白來一場。這樣畫面會更溫馨，同時可以舉辦「第一屆凱達大道小姐選拔大會」，這樣的畫面會更有料。</text:span></text:p>
      <text:p text:style-name="P3"><text:span text:style-name="T3"><text:line-break/></text:span><text:span text:style-name="T1">我找到了一些若雪的採訪影片，這兩天會放上部落格。我試著在留言版放上網址，但無法留言，如果想先看的話可上youtube.</text:span></text:p>
      <text:p text:style-name="P4"><text:span text:style-name="T1"><text:line-break/></text:span></text:p>
      <text:p text:style-name="P1"><text:span text:style-name="T1">陳真 | 2006.08.29 13:24 | </text:span><text:span text:style-name="T2">#</text:span></text:p>
      <text:p text:style-name="P2"><text:span text:style-name="T1">(續)</text:span></text:p>
      <text:p text:style-name="P2"><text:span text:style-name="T1">越講越誇張了, 本來只是 “台灣歷史上前所未見”, 現在變成 “要讓世界看到的劃時代新群眾運動”! 馬的, 台灣人是不是有著什麼強烈而無可救藥的自卑感? 否則為什麼菁英們總是這麼渴望偉大這麼渴望自己比別人強? 幾乎每句話總是流露著這樣一種莫名其妙的膨風與虛榮?</text:span></text:p>
      <text:p text:style-name="P2"><text:span text:style-name="T1">昨天吃西瓜, 所以小便小了很久, 飛瀑一般, 很壯觀, 估計應該有兩分鐘以上. 不禁一邊小一邊心裏吶喊著: “不得了! 我打破小便小最久的世界紀錄!”</text:span></text:p>
      <text:p text:style-name="P2"><text:span text:style-name="T1">這當然只是玩笑, 但我如果不是玩笑而是當真呢? 你是不是會覺得我心理有些什麼毛病, 否則為什麼連小便也要小比別人強? 有人在比賽這個嗎? 應該沒有吧?! 小便小很久應該掛泌尿科, 看是否前列腺肥大.</text:span></text:p>
      <text:p text:style-name="P2"><text:span text:style-name="T1">小便如此, 社運也一樣. 但我沒力氣反覆講同樣的話了, 請自行參見教科書吧! 比方說 “講點社運的風涼話” 那一章, 網路上應該都還找得到.</text:span></text:p>
      <text:p text:style-name="P2"><text:span text:style-name="T1">我得收回之前講的話, 我之前說若在台灣會去倒扁湊熱鬧, 但現在我不會了, 給我一百塊我也不會去. 為什麼? 因為沒出息. 那不叫社運, 更不叫非暴力, 那應該屬於一種救國團式的帶動唱吧, 感覺很像以前唸國高中時的大會操, 擇期演練, 動作設計周詳, 以求製造一個賞心悅目的漂亮畫面.</text:span></text:p>
      <text:p text:style-name="P2"><text:span text:style-name="T1">我不反對別人幹任何事, 但我反對掛羊頭賣狗肉, 反對自欺欺人, 反對打著道德紅旗反紅旗.</text:span></text:p>
      <text:p text:style-name="P2"><text:span text:style-name="T1">何必這樣吃 “道德” 的臭豆腐呢? 這只是在傷害人們的熱情, 傷害我們對是非正直這類東西與的敬意不是嗎? 當一個社會愛啦道德啦講得滿天飛時, 誰還會當它一回事? 把 “愛與非暴力” 整天掛在嘴邊, 但行為上卻背道而馳.</text:span></text:p>
      <text:p text:style-name="P2"><text:span text:style-name="T1">今天施明德甚至還公開批馬英九基於私心而行政阻撓, 批馬英九 “出賣台灣人的利益”, “怒斥” 馬英九「你試試看，看是你總統大夢重要，還是台灣的清廉重要。」甚至批辜寬敏是台奸…等等等等等. 這樣一連串莫名其妙的仇恨語言也叫做愛與非暴力?</text:span></text:p>
      <text:p text:style-name="P2"><text:span text:style-name="T1">最荒謬的是, 馬英九若依法驅離非法聚會的群眾就是 “出賣台灣人”? 這是什麼思維邏輯? 馬英九是個行政首長, 他若不依法行事, 那不就等於是在摧毀一切秩序與規則的基礎?</text:span></text:p>
      <text:p text:style-name="P2"><text:span text:style-name="T1">集遊法是民進黨過去在野時再三抗爭要求廢除的惡法, 但在它廢除之前, 惡法亦法. 所謂惡法亦法並不是說我們樂意遵守它, 而是說, 如果你要挑戰它, 那很好, 但挑戰它的方式不是威脅行政者不可執行法律或要求他以兩套標準執行. 挑戰惡法的方式就是故意不遵守, 並樂意接受違法的處罰.</text:span></text:p>
      <text:p text:style-name="P2"><text:span text:style-name="T1">英國對付甘地, 除了機槍大炮伺候, 不也弄了一堆惡法?! 但甘地怎麼可能要求行政者不要執行這些法律. 執法者若不職責執行法律, 那他就應離開那個職位.</text:span></text:p>
      <text:p text:style-name="P2"><text:span text:style-name="T1">甘地每次被捕, 都會要求法官依據法律判他最重的刑罰, 一些原本支持英國殖民政權的法官, 到後來都認同甘地的精神, 但他們依然執行法官所應執行的職責. 看過電影 “甘地” 的人應該記得, 有一次甘地被判刑, 在法庭上, 法官宣判之後站起來對甘地說: “當你出獄時, 我會比誰都高興.”</text:span></text:p>
      <text:p text:style-name="P2"><text:span text:style-name="T1">我們挑戰的是 “某個” 惡法或 “某件” 惡事, 而不是挑戰 “依法行事” 這個基本原則. 非暴力難道不就是主動尋求並承受打擊與處罰? 如果你很乖, 而且還跟行政者事先講好, 在法律上放水, 大家配合演一齣戲, 這樣的話, 那到底抗爭意義何在?</text:span></text:p>
      <text:p text:style-name="P2"><text:span text:style-name="T1">就好像我們去堵倫敦國會前大馬路, 使之交通癱瘓, 難道我們會責怪警察, 罵他們說怎麼可以執行法律, 充當帝國主義的走狗? 這樣罵不是很怪嗎? 堵馬路使交通癱瘓, 會有什麼樣的後果或處罰, 難道不是你所事先就能預料而且應該樂於接受的代價? 難道主動尋求懲罰或痛苦不就是你抗爭的力量所在?</text:span></text:p>
      <text:p text:style-name="P2"><text:span text:style-name="T1">負責策畫倒扁 “抗爭” 的人 (過去挺扁的范可欽) 甚至還說,</text:span></text:p>
      <text:p text:style-name="P2"><text:span text:style-name="T1">““9月9日起凱道將成為「民主聖殿」、「台灣劇場」，主題是非暴力、非武力、非抗爭。…「一場歷史性的活動即將在凱道展開」，現場不會有任何讓大家覺得暴力、混亂的場面，攝影記者可自由捕捉畫面…倒扁總部希望這是真正全民都可參加的運動，過去覺得參加群眾運動一定要年輕力壯，…這次不用擔心，活動設計會愉快、輕鬆、舒服，讓全民都能來此自由向陳總統提出沉默的抗議。</text:span></text:p>
      <text:p text:style-name="P2"><text:span text:style-name="T1">他表示，活動另一重點是讓國際媒體看見台灣人集結在一起反抗貪腐，讓世界看到劃時代、革命性的新群眾運動，人人都會互相邀約參加，因為活動是如此神聖，「此次運動會寫下紀錄，是台灣民主一個很好的作品」。””</text:span></text:p>
      <text:p text:style-name="P2"><text:span text:style-name="T1">我真不敢相信我的眼睛 ??@@??…聖殿? 革命性? 畫時代? 全世界都在看? 如此神聖? 它媽的真是受不了. 各位未滿16歲的小朋友聽著, 你們在台灣千萬不要給我參加什麼 “社運” 或 “抗爭”, 那只會對你的人品和智能產生極度不良的影響, 害人害己, 有百害無一利.</text:span></text:p>
      <text:p text:style-name="P2"><text:span text:style-name="T1">更怪的是, 倒扁總部竟然說這次活動的 “主題是: 非暴力, 非抗爭”. 非抗爭? 搞半天原來是要排練大會舞!</text:span></text:p>
      <text:p text:style-name="P2"><text:span text:style-name="T1">施明德還說, 特別設計出什麼 “靜坐區”, 說 “就像VIP一樣”, 必須先登記才能進場享受革命的快感, 而且一人只允許爽一小時, 不能加節加時間, 爽完之後還會獲頒一紙獎狀以便名垂千古. 施明德說, 這個靜坐區的設計, 就是要讓民眾覺得自己「好像ＶＩＰ一樣，大家一定會搶破頭」.</text:span></text:p>
      <text:p text:style-name="P2"><text:span text:style-name="T1">機會難得, 心動不如趕快行動, 有興趣的趕緊報名喔!</text:span></text:p>
      <text:p text:style-name="P2"><text:span text:style-name="T1">還有更經典的, 竟然還有什麼主題曲! 什麼芬蘭頌, 我覺得應該挑 “男兒當自強” 或沈文程的 “漂瞥e七桃郎” 好像更有氣氛一些. 現場應該再擺些電動玩具或臨時網咖, 以免大家無聊, 或安排一些像飛鏢射汽球或打地鼠之類的遊戲也行. “全世界都在看” 不是嗎? 這應該會很具畫時代的革命性才對, 因為從來沒有人想到這招. 最後還會請 “歷任諾貝爾和平獎得主” 現身壓軸, 一起合唱世界和平歌?</text:span></text:p>
      <text:p text:style-name="P2"><text:span text:style-name="T1">這事我轉述起來不夠傳神, 請直接看底下報導. 老實說, 我真懷疑他們到底知不知道自己在做什麼, 實在太低級了, 我的天啊. 他們是周星馳電影看太多嗎?</text:span></text:p>
      <text:p text:style-name="P2"><text:span text:style-name="T1">施明德他們還說, 這是 “台灣最新型的政治與社會運動，成為一個人民自覺的運動，並展示行動的美學。” 並說這是 “結合街頭運動與藝術活動的綜合體，還包括宗教、心靈層面的力量注入。” 說他們將 “創造出一種「偉大的視覺」”, 說 “這次要讓類似赴麥加朝聖的「儀式性」行為足以震懾人心”, 說要 “讓老百姓看到一個足以感動人心的畫面。”</text:span></text:p>
      <text:p text:style-name="P2"><text:span text:style-name="T1">我倒覺得, 除非 “頭殼壞去” 才會覺得感動.</text:span></text:p>
      <text:p text:style-name="P2"><text:span text:style-name="T1">別說我cynical, 我就是一點也不cynical, 才會抱病在繁雜私務中抽空反覆寫這樣一些眼前不會有什麼用的話. 也別說你做了多少而我只會講風涼話, 我是沒做過啥, 但我也不相信你曾做了多少; 更別說這樣一些想法很瑣碎, 無關大局, 它一點也不瑣碎, 我倒認為沒有比這更重要的事了. 我這人不媚外, 甚至還有點排外, 但我得承認西方社會在某些根本層面上深深感動我.</text:span></text:p>
      <text:p text:style-name="P2"><text:span text:style-name="T1">世上有什麼東西能感動人? 是龐大嗎? 是風光嗎? 是漂亮言詞嗎? 是翩翩風采嗎? 是一粒田螺煮九碗公湯嗎? 是青史留名嗎? 是呼風喚雨眾人膜拜, 鎂光燈照耀嗎?</text:span></text:p>
      <text:p text:style-name="P2"><text:span text:style-name="T1">維根斯坦說, “所有學科都是道德科目.” 我看所有動人的故事也都是愛情故事, 山愛水,水愛雲, 這人愛那人, 媽媽愛小孩, 小孩愛小狗, 一切存在不過反覆述說同一個愛情故事.</text:span></text:p>
      <text:p text:style-name="P2"><text:span text:style-name="T1">陳真 2006 8 29</text:span></text:p>
      <text:p text:style-name="P2"><text:span text:style-name="T1">-----------------------------</text:span><text:span text:style-name="T3"><text:line-break/></text:span><text:span text:style-name="T1">2006.08.29 中國時報</text:span></text:p>
      <text:p text:style-name="P2"><text:span text:style-name="T1">許博允建議 主題曲─命運交響曲、芬蘭頌</text:span><text:span text:style-name="T3"><text:line-break/></text:span><text:span text:style-name="T1">范姜泰基/台北報導</text:span></text:p>
      <text:p text:style-name="P2"><text:span text:style-name="T3"><text:line-break/></text:span><text:span text:style-name="T1">曾任總統府國策顧問的新象藝術中心董事長許博允，在此次百萬人倒扁活動中擔任顧問。他建議活動現場播放貝多芬的「命運交響曲」與西比留斯的「芬蘭頌」，希望陳水扁與各黨領袖都出面參與靜坐，他願意請纓擔任使者出面邀請。</text:span></text:p>
      <text:p text:style-name="P2"><text:span text:style-name="T1">許博允表示，在長達幾十天的靜坐活動中，必須營造優質的環境，而「聲音」就是生命中一個極其重要的因素，不僅會塑造精緻與高格調的氛圍，也會同時顧及常民文化。</text:span></text:p>
      <text:p text:style-name="P2"><text:span text:style-name="T1">他舉例說明，貝多芬一生反對集權的特質，與台灣的情勢相當類似，因此可以選擇貝多芬的命運交響曲。其次芬蘭曾經全力抵抗蘇聯，最終獲得光榮勝利，「芬蘭頌」這首曲子具有激發芬蘭人民愛國情操的力量，所以也選中作為播放的曲目之一。</text:span></text:p>
      <text:p text:style-name="P2"><text:span text:style-name="T1">此外許博允也具體建議，由於陳水扁已經不看媒體、不聽外界的聲音，形同自己被抽象的牢籠所囚禁。他希望邀請陳水扁走出總統府參與靜坐，藉由百萬人靜坐來保護他、為他驅逐心裡的壓力，鼓勵他勇敢與貪腐切斷關連。</text:span></text:p>
      <text:p text:style-name="P2"><text:span text:style-name="T1">除此之外，許博允表示，各黨領袖、行政院長蘇貞昌都是他願意邀請的靜坐對象，如果決策小組授權，他願意擔任信差出面邀請。</text:span></text:p>
      <text:p text:style-name="P2"><text:span text:style-name="T1">對於現場的表演活動，許博允呼籲，國內外有志於族群和解的表演團體，都可以與總部聯絡安排現場表演，他更希望能夠邀請歷任諾貝爾和平獎得主來台，對百萬靜坐民眾傳遞和平的理念。</text:span><text:span text:style-name="T3"><text:line-break/></text:span></text:p>
      <text:p text:style-name="P1"><text:span text:style-name="T1">陳真 | 2006.08.28 18:45 | </text:span><text:span text:style-name="T2">#</text:span></text:p>
      <text:p text:style-name="P3"><text:span text:style-name="T1">請看 @@--&gt; 這麼一段話:</text:span></text:p>
      <text:p text:style-name="P3"><text:span text:style-name="T1">“””””倒扁總部發言人賀德芬教授表示，這次倒扁活動將是台灣歷史上前所未見，以「愛、和平、非暴力」為主要訴求，不以人數取勝，希望用群眾的力量，做一次全新的嘗試：「我相信群眾這樣大的壓力，他臉皮再厚，也沒有柏林圍牆來得厚吧？民眾要有信心，只要你的力量強大，才能打破他的厚臉皮！」””””””””</text:span></text:p>
      <text:p text:style-name="P3"><text:span text:style-name="T1">很荒謬吧?! 但這樣的事在台灣卻是常態, 一邊想方設法努力羞辱人, 一邊往自己臉上貼金, 這是哪門子非暴力呢?</text:span></text:p>
      <text:p text:style-name="P3"><text:span text:style-name="T1">非暴力的核心想法很簡單, 就是無害或善意二字, 也就是說, 不管什麼訴求, 不管遭受什麼樣的攻擊, 絕不用暴力傷害對手.</text:span></text:p>
      <text:p text:style-name="P3"><text:span text:style-name="T1">你是要剝奪對手的力量, 但不是要傷害他, 更不是把他當成敵人那樣攻擊. 暴力攻擊不單指肢體暴力, 也包括言語羞辱和抹黑等等.</text:span></text:p>
      <text:p text:style-name="P3"><text:span text:style-name="T1">當然, 像林義雄常罵政客 “無恥”, 但我還是相信他的非暴力; 我相信甘地也一樣, 私下或平常免不了開口幹譙兩句, 說英國人很混蛋, 但是當他們從事一種非暴力抗爭時, 絕不口出惡言.</text:span></text:p>
      <text:p text:style-name="P3"><text:span text:style-name="T1">非暴力抗爭不做言語羞辱或抹黑, 這並不是說非暴力就是要推廣不講髒話運動, 不是這個意思.</text:span></text:p>
      <text:p text:style-name="P3"><text:span text:style-name="T1">髒話往往不帶髒字, 就好像暴力往往以溫馨形式出現一樣. 叫人不要講髒話那是偽善者的特徵. 許多侵犯人權或自主權的暴力, 總是以愛之名(標準句型是 “我是要你好”), 這似乎也是台灣的一個常態. 我總覺得, 凡是嘴巴上常講愛的, 似乎沒有幾個好人. 這就好像美國整天說要拯救別人一樣, 或說什麼 “民主輸出”, 可是, 既然都硬要給人家 “輸出” 了 (否則就發射飛彈), 這還叫民主嗎? 殺一萬人來 “拯救” 十人, 這也能叫做拯救嗎?</text:span></text:p>
      <text:p text:style-name="P3"><text:span text:style-name="T1">平常不罵人是不可能的, 那很違反人性, 但非暴力並不是要你追求一種違反人性的壓抑. 平常或私下隨口罵罵無妨, 但公開抗爭卻又是另一回事. 非暴力抗爭不做言語羞辱或抹黑是因為那就是一種暴力, 而且往往比肢體暴力更惡質.</text:span></text:p>
      <text:p text:style-name="P3"><text:span text:style-name="T1">我看賀德芬說, 不歡迎毆打金恆煒的林正杰加入靜坐. 這有點說不過去, 林打人是一種私人衝突, 跟非暴力有啥關係? 難道打過架或罵過人的人就不能再從事非暴力抗爭?</text:span></text:p>
      <text:p text:style-name="P3"><text:span text:style-name="T1">真正違反非暴力精神的是賀德芬他們自己. 我看他們言語並無分寸, 想罵就罵,想羞辱就羞辱. 如果連克制一下這種什麼 “不要臉” 或 “臉皮厚” 的言詞羞辱都那麼困難, 那麼, 你還能克制什麼傷害人的衝動呢? 而非暴力不就是要克制這樣一種衝動嗎?</text:span></text:p>
      <text:p text:style-name="P3"><text:span text:style-name="T1">另外還有一種論調就是把非暴力等同於不衝突不流血. 這也是自欺欺人. 套句甘地的話, “非暴力不是懦弱者的遮羞布.” 甘地還說, 非暴力如果只是一種懦弱的藉口, 那他寧願人們使用暴力還更正直一些.</text:span></text:p>
      <text:p text:style-name="P3"><text:span text:style-name="T1">非暴力抗爭擺明就是要衝突, 不衝突的話你來幹啥呢? 衝突並不是叫你使用暴力, 而是說你要做的就是你願意承受痛苦, 以挑戰對方的權威或權力, 這就是衝突.</text:span></text:p>
      <text:p text:style-name="P3"><text:span text:style-name="T1">非暴力往往非法進行, 我很少看過什麼非暴力抗爭還乖乖提出申請. 英國各地軍事基地常有人圍堵大門或運輸道路而被捕, 前仆後繼. 但被捕者或被毆打者不但不傷人, 他們反倒樂意承受傷害, 也就是說, 故意以身試法, 前仆後繼進黑牢, 但他們樂意接受這樣的懲罰或暴力.</text:span></text:p>
      <text:p text:style-name="P3"><text:span text:style-name="T1">非暴力的精神就是: 我若願意上刀山, 刀山便摧折; 我若願意下油鍋, 油鍋必乾枯. 就好像老子說的: 民不畏死, 奈何以死懼之. 非暴力之所以能感動人是因為參與者主動承受痛苦或傷害, 但他們並不傷害對手.</text:span></text:p>
      <text:p text:style-name="P3"><text:span text:style-name="T1">我不是反對合法抗爭, 我只是反對一種冒牌的什麼非暴力, 不應該老是打著紅旗反紅旗, 這只是在傷害我們對那些美好事物的敬意, 讓人們對這些東西根本不當一回事.</text:span></text:p>
      <text:p text:style-name="P3"><text:span text:style-name="T1">哪有非暴力抗爭卻避免衝突的道理? 如果守法是第一要務, 那我不知道你還能跟當權者抗爭什麼? 如果守法那麼重要, 如果不願起衝突, 那你只是來逛街嗎? 非暴力常常就是要故意違反法律來做為一種抗爭手段不是嗎? 而抗爭就是衝突的同義詞, 天底下沒有不衝突的抗爭.</text:span></text:p>
      <text:p text:style-name="P3"><text:span text:style-name="T1">六七年前, 因為反對美國之伊拉克禁運, 我跟學姐參加一個抗爭活動,十幾個人 在倫敦國會前大馬路上躺著堵車, 讓交通癱瘓. 警察來抓人, 抓人前對每個參與者先唸上一段法律條文, 大聲問說: “你知道這樣做是非法的嗎?” 當然知道, 要不然你以為我躺在馬路上做日光浴嗎? 故意去做違法的事, 主動使自己受到各種傷害, 但仍不罵人不打人不羞辱人, 這只是非暴力的基本功課不是嗎?</text:span></text:p>
      <text:p text:style-name="P3"><text:span text:style-name="T1">有些靜坐或遊行是一種宣示或廣告, 但那不是抗爭, 它並沒有個抗爭對象或訴求. 既然施明德他們口口聲聲說是非暴力抗爭, 那就是要衝突, 這根本沒有任何疑義. 衝突不一定非法, 比方說禁食靜坐就是一種衝突, 它以傷害自己的健康促使人們反省或改變某種惡劣行為 (比如戰爭或刑求).</text:span></text:p>
      <text:p text:style-name="P3"><text:span text:style-name="T1">更多時候, 衝突不但非法, 而且是故意要以非法來做為一種抗爭手段. 但不管合法非法, 就是要衝突. 衝突當然不一定流血, 但若流血肯定是流自己的血, 而不是流軍警的血, 也不是流那些反對你的人的血.</text:span></text:p>
      <text:p text:style-name="P3"><text:span text:style-name="T1">而且, 挨打就要心甘情願, 不能邊挨打邊罵人, 罵什麼 “警察打人” 有的沒的, 實在很沒出息. 今天你要來抗爭, 不就是願意讓警察打你? 為什麼還要叫罵? 萬一被捕, 那不是更好嗎? 那不就是非暴力抗爭所樂意承受的痛苦嗎? 豈有被捕之後還撒嬌似地 “聲援” 或 “抗議” 個不停的道理? 抗議聲援什麼呢? 那難道不就是你樂意接受的後果?</text:span></text:p>
      <text:p text:style-name="P3"><text:span text:style-name="T1">至於台灣挺流行的什麼 “絕食”, 那就更噁心了. 絕食應該是連水也不能喝. 所謂絕食, 其實只是禁食. 但就算只是禁食, 也只能喝白開水, 不能喝什麼雞精或西瓜牛奶或喝有著什麼添加物的飲料. 如果雞精能喝, 當歸鴨湯應該也能喝吧, 那還叫什麼禁食呢? 那只是瘦身美容吧?!</text:span></text:p>
      <text:p text:style-name="P3"><text:span text:style-name="T1">而且, 禁食就是為了傷害自己的健康, 藉著自己的痛苦來改變一種不道德的現狀,這時候, 哪有人還讓醫生護士量血壓量脈搏的道理? 甚至還吊點滴呢. 要不要乾脆把X光機和超音波及全套生化檢查都搬來? 真是很荒唐. 你既然願意傷害自己的健康, 那你還一直量血壓幹啥? 如果你這麼愛惜健康, 那就根本不應該做什麼禁食. 何況一般也都只是兩三天沒吃, 有那麼嚴重嗎? 我最高記錄是連續五天沒得吃 (身無分文, 而且剛好都借不到錢), 感覺也沒那麼嚴重.</text:span></text:p>
      <text:p text:style-name="P3"><text:span text:style-name="T1">而且, 禁食也不該一副彷彿不久於人世的模樣, 就好像禱告, 我記得聖經上有一段話說: 不要故意禱告給人看, 不要禱告得彷彿你很虔誠似的. 禁食也一樣, 不要讓人家感覺你好像禁食禁得多麼可憐多麼衰弱似的. 或許聖經也講到其它類似的想法. 你要禁食就神清氣爽地禁食, 打起精神來, 不要一副好像很辛苦的模樣,不要讓人感覺好像我們都欠你一個人情似的.</text:span></text:p>
      <text:p text:style-name="P3"><text:span text:style-name="T1">不要嘴巴上猛喊非暴力, 但所做所為卻看不出多少非暴力的影子; 花那麼多精神進行諜對諜式的策略盤算是違反非暴力精神的, 非暴力不該有那麼多的謀略. 既然口口聲聲 “愛與非暴力”, 就應該對非暴力嚴肅看待, 而不是把它當成一種策略或甚至一種迴避衝突的藉口. 既要抗爭又不願衝突, 這不是很矛盾嗎? 天底下有不衝突的抗爭嗎? 天底下有整天想方設法羞辱對手的非暴力嗎?</text:span></text:p>
      <text:p text:style-name="P3"><text:span text:style-name="T1">至於賀德芬說:</text:span></text:p>
      <text:p text:style-name="P3"><text:span text:style-name="T1">“這次倒扁活動將是台灣歷史上前所未見，以「愛、和平、非暴力」為主要訴求”.</text:span></text:p>
      <text:p text:style-name="P3"><text:span text:style-name="T1">這就更讓人感冒了. 哪有非暴力抗爭這麼喜歡自我吹噓的? 真是受不了台灣菁英, 講話不老實, 很膨漲, 很虛榮, 很不可信任. 媽的什麼 “愛、和平、非暴力”,什麼 “歷史上前所未見”, 實在受不了~~(起雞母皮).</text:span></text:p>
      <text:p text:style-name="P3"><text:span text:style-name="T1">陳真 2006 8 28</text:span><text:span text:style-name="T3"><text:line-break/></text:span><text:span text:style-name="T1">----------------------</text:span><text:span text:style-name="T3"><text:line-break/></text:span><text:span text:style-name="T1">中廣新聞網</text:span></text:p>
      <text:p text:style-name="P3"><text:span text:style-name="T1">施明德14:00凱道誓師倒扁</text:span><text:span text:style-name="T3"><text:line-break/></text:span><text:span text:style-name="T1">更新日期:2006/08/28 12:00</text:span></text:p>
      <text:p text:style-name="P3"><text:span text:style-name="T1">施明德發動倒扁，短時間蓄積百萬人支持，但是究竟何時上街靜坐？活動發起人施明德則是將在今天下午二點鐘，親自站上凱達格蘭大道召開記者會，向民眾宣布進場時間和回動方式。如果沒有意外的話，一般預料，活動將等到陳總統出訪返國之後的週六，也就是九月九日正式登場，當天同時也是律師節，諷刺阿扁的意味十分明顯。</text:span></text:p>
      <text:p text:style-name="P3"><text:span text:style-name="T1">（藍孝威報導）</text:span></text:p>
      <text:p text:style-name="P3"><text:span text:style-name="T1">經過連日來的集思廣益，施明德終於將在今天下午二點，親自對外明何時率領群眾進駐凱達格蘭大道，目前預定在九月九日展開靜坐活動。</text:span></text:p>
      <text:p text:style-name="P3"><text:span text:style-name="T1">倒扁總部發言人賀德芬教授表示，這次倒扁活動將是台灣歷史上前所未見，以「愛、和平、非暴力」為主要訴求，不以人數取勝，希望用群眾的力量，做一次全新的嘗試：「我相信群眾這樣大的壓力，他臉皮再厚，也沒有柏林圍牆來得厚吧？民眾要有信心，只要你的力量強大，才能打破他的厚臉皮！」</text:span><text:span text:style-name="T3"><text:line-break/></text:span></text:p>
      <text:p text:style-name="P1"><text:span text:style-name="T1">陳真 | 2006.08.27 19:36 | </text:span><text:span text:style-name="T2">#</text:span></text:p>
      <text:p text:style-name="P2"><text:span text:style-name="T1">之前提到William James 那段話原文是:</text:span></text:p>
      <text:p text:style-name="P2"><text:span text:style-name="T1">"These are my last words to you: Be not afraid of life. Believe that life is worth living, and your belief will help create the fact." (這是我最後要跟你們說的話: 別害怕生命,相信生命值得活,你的信心將創造這個事實.")</text:span></text:p>
      <text:p text:style-name="P1"><text:span text:style-name="T1">陳真 | 2006.08.26 19:04 | </text:span><text:span text:style-name="T2">#</text:span></text:p>
      <text:p text:style-name="P3"><text:span text:style-name="T1">(又續)</text:span></text:p>
      <text:p text:style-name="P3"><text:span text:style-name="T1">前言: 不該在這類基本是非上放水. 這不需要什麼崇高的道德素養,這只是為了我們自己.</text:span></text:p>
      <text:p text:style-name="P3"><text:span text:style-name="T1">為什麼基本原則那麼重要? 為什麼它不需要什麼道德素養? 因為它對初來乍到這世上或還沒出生的或已消失的生命都是有利的,或者說,都很公平.</text:span></text:p>
      <text:p text:style-name="P3"><text:span text:style-name="T1">基本是非就像數學一樣,它之正確與否不需要訴諸任何道德素養,任何人都得無條件認同,除非存心胡說八道.</text:span></text:p>
      <text:p text:style-name="P3"><text:span text:style-name="T1">比方說 100 減 6 等於 94,為什麼它很重要? 為什麼它對所有人都是公平的? 因為我不知道我何時會是個買家何時會是個老闆. 如果我硬要說100 減 6 等於 90, 少找了四塊錢,若我是老闆,那我就賺到了,但我若是顧客,那我就損失了.可是,天底下會有人永遠都是個老闆而根本不需要成為一個顧客嗎? 有可能嗎?</text:span></text:p>
      <text:p text:style-name="P3"><text:span text:style-name="T1">同樣地,你今天不反對打壓異己,那你就得保證你永遠都能站在多數一方,或是你得確信自己有本事像那些名嘴與御用文人那樣,不管怎麼改朝換代,永遠吃香喝辣.</text:span></text:p>
      <text:p text:style-name="P3"><text:span text:style-name="T1">但即便你能如此,你仍是受害者,因為你將失去許多更為珍貴的東西,比方說失去尊嚴,失去內心的愉悅與寧靜,失去許多自由,你得瞻前顧後猥猥瑣瑣,以確保你隨時可能被掠奪的主流位置,我不相信這會是一種愉快的生活--即便你表面上吃香喝辣.</text:span></text:p>
      <text:p text:style-name="P3"><text:span text:style-name="T1">john rawls 有本書挺有名叫 A Theory of Justice. 裏頭有個觀念叫 veil of ignorance (無知之幕),多多少少就是這個意思.</text:span></text:p>
      <text:p text:style-name="P3"><text:span text:style-name="T1">簡單說,在你來到這世上之前,你無從得知你將處於一個什麼樣的階級與身份或社會,你也不可能知道你的生命往後將會有什麼遭遇? 在這樣一種 "無知" 的簾幕遮掩下,你不可能事先偏袒某一種遊戲規則,於是,那些基本是非邏輯與儘可能公平的遊戲規則便是對所有人最友善最有利的一種規則.</text:span></text:p>
      <text:p text:style-name="P3"><text:span text:style-name="T1">既然我無法保證我能永遠是個 "老闆",那麼,leaving the world as it is, 讓100 減 6 等於94 便是最有利的一種規則,保護這樣一種基本是非,我們都能從中得到最大利益,這根本不需要訴諸什麼唯心的聖人素養,我不知道一些自以為是聖人的人整天講那些自己根本沒做到的所謂聖賢之道有何意義可言.</text:span></text:p>
      <text:p text:style-name="P3"><text:span text:style-name="T1">就跟下棋一樣,我遵守下棋規則並不需要道德素養,我之所以遵守它是因為我若不遵守,棋根本下不起來,這對我將一點好處也沒有.</text:span></text:p>
      <text:p text:style-name="P3"><text:span text:style-name="T1">棋局規則就是這樣一種在 "無知之幕" 的簾幕背後所確立的東西,它並不企圖偏袒哪一類型的下棋者,它對所有下棋者都是公平的. 否定了這樣一種東西,棋局將不存在,就好像一個社會的瓦解一樣.</text:span></text:p>
      <text:p text:style-name="P3"><text:span text:style-name="T1">我看台灣差不多就是這樣一種社會,它表面上是個社會或國家,但它實際上就像散落的一堆棋子,而沒有構成一盤棋,因為它的各種基本是非與規則蕩然無存.</text:span></text:p>
      <text:p text:style-name="P3"><text:span text:style-name="T1">你頂多只能說這是一種叢林,遵循一套弱肉強食勝者為王的生物法則,但它有生物性而無社會性,它缺乏足以構成一個社會的基本規則;活在裏頭,你只能講究實力或力量,力求壯大自己,才能保護自己,否則馬上會被人吃了.</text:span></text:p>
      <text:p text:style-name="P3"><text:span text:style-name="T1">除此之外,你真的不知道究竟該怎麼活,沒有可供依循的規則,一切似乎只能訴諸運氣與力量,而不是訴諸規則. 運氣好就沒事,運氣不好就有事,力量強,凡事ok,力量不夠,到處是機關.</text:span></text:p>
      <text:p text:style-name="P3"><text:span text:style-name="T1">打起仗來,搶起地盤,不擇手段,無所不用其極,一切規則就像紅綠燈一樣,僅供參考,不能當真.犯法有沒有罪那不一定,得看你有多少實力.法律不是對付罪犯,而是對付那些比較好對付的人.</text:span></text:p>
      <text:p text:style-name="P3"><text:span text:style-name="T1">比方說汽車展珠寶展,總會拿女人肉體來促銷,怎麼露都沒關係,而且一副很 "高級" 的模樣,警察絕不會來抓,但如果是賣檳榔,那就不行了,警察整天拿望遠鏡盯著妳瞧,用高倍數攝影鏡頭蒐證,看妳有無露點或露毛,稍有裸露,便移送法辦,小罪大辦,或甚至刻意引誘你犯罪,以便製造警方業績.</text:span></text:p>
      <text:p text:style-name="P3"><text:span text:style-name="T1">這些真正重要的事,反倒被人們視為無關緊要的小事,反倒賦予一些無關緊要的小事(比如扁下台與否)如此重大的意義,甚至為之瘋狂.</text:span></text:p>
      <text:p text:style-name="P3"><text:span text:style-name="T1">陳真 2006 8 26</text:span><text:span text:style-name="T3"><text:line-break/></text:span></text:p>
      <text:p text:style-name="P1"><text:span text:style-name="T1">SASA | 2006.08.26 13:08 | </text:span><text:span text:style-name="T2">#</text:span></text:p>
      <text:p text:style-name="P2"><text:span text:style-name="T1">近來最煩人的話題大概是:「你捐一百元了沒?」.被問者若回答:「沒,我不覺得需要,因為……」「哦!你是綠色的,阿扁的支持者.」好吧!換個回答:「有,我捐了一百元.」「厚!你是”泛藍”的對不對?」這樣的簡易解題法讓人不禁懷疑台灣的基本數學教育是否出了問題???這情形就像是某日某甲跟你閒聊:「陳先生,要不要買一張林志玲的海報貼房間啊?很搶手哦!她可是台灣男人票選的夢中情人第一名!」「不想買,謝謝!」「不買?嘿!你是同性戀吧?要不然怎會不喜歡林志玲?」咦!陳先生就不能只是喜歡文英阿姨遠勝於林志玲嗎?就像瞧不起阿扁人格不代表我就必須是馬迷俱樂部一員或者得跟著厭惡所有民進黨立委吧?台灣社會上普遍存在的簡易二分法讓人厭惡到極點!!!先是民進黨及台聯玩了那麼久還不厭倦的”台灣人/外省人”,現在則是”非綠則藍”,所有區分界線完全無關是非,只憑個’爽”字!</text:span></text:p>
      <text:p text:style-name="P1"><text:span text:style-name="T1">陳真 | 2006.08.26 11:36 | </text:span><text:span text:style-name="T2">#</text:span></text:p>
      <text:p text:style-name="P3"><text:span text:style-name="T1">(續)</text:span></text:p>
      <text:p text:style-name="P3"><text:span text:style-name="T1">老兄,我能理解你為什麼罵蘇進強,但罵該罵他幹了啥混蛋事,而不是問候人家爹娘;許多倒扁者也是這樣,把扁這個 "人" 給妖魔化,而不是只侷限於他所做的惡 "事".</text:span></text:p>
      <text:p text:style-name="P3"><text:span text:style-name="T1">人是人,事是事,我覺得堅持這樣的區別很重要,就像甘地說的,他說他只想制止惡 "事",但評價 "人" 卻是上帝權柄,不該是他所能褻瀆.</text:span></text:p>
      <text:p text:style-name="P3"><text:span text:style-name="T1">我認識一些台聯的政治人物,他們做了許多混蛋事,比如以一種極右姿態支持日本軍國勢力與思維,甚至為慰安婦及侵略屠殺中國人這樣的醜事狡言辯飾. 這些行為很混蛋,但幹這些混蛋事的 "人" 卻不在我們的評價範圍. 我們罵他,是罵他所幹的 "事",而不是罵他這個 "人".</text:span></text:p>
      <text:p text:style-name="P3"><text:span text:style-name="T1">敵對雙方為了動員及鞏固壯大我方勢力,往往刻意簡化是非或刻意消除人與事之區分,於是製造了許多敵 "人". 可是,與我們敵對的理應是 "事",而非 "人".</text:span></text:p>
      <text:p text:style-name="P3"><text:span text:style-name="T1">我知道一個人如果總是幹壞事,你很難不去評價這個 "人" 而只專注在他所做的事情上; 問題是,大部份時候什麼才叫壞事卻很難說.</text:span></text:p>
      <text:p text:style-name="P3"><text:span text:style-name="T1">18年前,在台獨仍會被抓的年代,我毫無掩飾公開表明我的台獨思想,並為此付出沉重代價,但我不後悔. 雖然這幾年我早已變成一個統派(何時統一我沒意見),但這並不意味著我能認同那種妖魔化台獨人士的說法與中共官方洗腦. 即便你不認同台獨,你也很難說台獨就是錯的,或甚至把台獨人士一概抹黑成什麼民族敗類(就好像民進黨之抹黑統派人士是什麼中國走狗一樣).</text:span></text:p>
      <text:p text:style-name="P3"><text:span text:style-name="T1">許多敵對與衝突,比方說以巴問題,往往來自一種刻意簡化與混淆,簡化是非,使彩色變黑白,簡化事物內在微妙與複雜,混淆人與事的差別,把擁有不一樣想法的人給妖魔化,以方便消滅之.</text:span></text:p>
      <text:p text:style-name="P3"><text:span text:style-name="T1">國民黨過去就是這樣幹的,民進黨只是上台繼承了同樣一套幹法,並且進一步把它發揚光大. 政治人物除了撈錢之外,每天就是忙著妖魔化異己,彷彿只要把對手給抹黑了鬥臭了,他所支持的想法也就會跟著臭掉似的.</text:span></text:p>
      <text:p text:style-name="P3"><text:span text:style-name="T1">你只要看民進黨最近之鬥臭施明德的種種荒謬行徑,就能明白這套思維多麼根深蒂固. 甚至把施明德抹黑成膽小如鼠的窩囊廢,王幸男甚至還說施明德政治上的犧牲與貢獻全是騙局.</text:span></text:p>
      <text:p text:style-name="P3"><text:span text:style-name="T1">很荒謬吧?! 施明德如果窩囊膽小,台灣還能有幾個比他更勇敢的人物呢? 如果全是騙局, 那幹嘛還每年紀念什麼美麗島事件? 甚至神化之.</text:span></text:p>
      <text:p text:style-name="P3"><text:span text:style-name="T1">一個人要支持什麼想法或立場都行,但不該便宜行事,不該在這類基本是非上放水. 這不需要什麼崇高的道德素養,這只是為了我們自己,因為除了軍火商和政客之外,很少有人能因此獲利,絕大部份人都會是這類極度反智的敵我鬥爭思維的受害者.</text:span></text:p>
      <text:p text:style-name="P3"><text:span text:style-name="T1">陳真 2006 8 26</text:span></text:p>
      <text:p text:style-name="P1"><text:span text:style-name="T1">陳真 | 2006.08.26 08:04 | </text:span><text:span text:style-name="T2">#</text:span></text:p>
      <text:p text:style-name="P2"><text:span text:style-name="T1">老兄,這裏可以罵人,但罵人是要罵出個道理來,不能那樣罵法.不好意思,所以我把那些留言刪了.</text:span></text:p>
      <text:p text:style-name="P2"><text:span text:style-name="T1">你講得很對,又沒有人要馬上強迫你統一,但就像那位 A 君的論調,當權者總是喜歡操弄所謂國家安全的訴求,製造一種外敵入侵或有壞人要來傷害我們的假象,藉此一操弄謀取政治利益.</text:span></text:p>
      <text:p text:style-name="P2"><text:span text:style-name="T1">過去在台灣,國民黨整天說 "共匪謀我日亟" (共匪一天比一天想要侵略奴役我們),所以我們不該有這樣那樣的一些民主法治,以免被共匪利用; 而且,我們應該大量購買這樣那樣的武器,否則我們就會被壞人侵略,國破家亡,淪為海上難民;並藉此扣反對者帽子,說他們 "與匪隔海唱和",說他們通匪搞陰謀,說我們的國家面臨一種很大的威脅,你們要感謝政府的用心良苦,不要只會批評.</text:span></text:p>
      <text:p text:style-name="P2"><text:span text:style-name="T1">現在這一套完全被民進黨接收,而且操弄得更加爐火純青."共匪" 就像個超級助選員,藉著塑造這樣一種所謂敵人的威脅,謀取各種個人或政黨的龐大政治經濟利益.</text:span></text:p>
      <text:p text:style-name="P2"><text:span text:style-name="T1">也許你會說,笨蛋才會信這些鬼話不是嗎? 沒錯! 但笨蛋卻似乎總是佔了大多數,不管是藍或綠.</text:span></text:p>
      <text:p text:style-name="P2"><text:span text:style-name="T1">過去喊著 "反攻大陸,解救同胞"(每個小學生寫作文最後若能來上這麼一句,一般都會得高分),現在不喊反攻大陸,改喊獨立建國,但所有這一切全是假的.</text:span></text:p>
      <text:p text:style-name="P2"><text:span text:style-name="T1">根據我二十多年來對他們的認識與了解,我敢說,民進黨檯面上這些人,沒有一個真的是什麼台獨份子,那只是一種選舉語言,一種謀取各種利益的手段,就跟金光黨根本沒兩樣. 至於那些搖旗吶喊喊打喊殺的御用文人或尾巴團體,更是騙子,牆頭草,兩邊倒,不管怎麼改朝換代,他們似乎永遠都站在既安全而且又有利潤的一方.</text:span></text:p>
      <text:p text:style-name="P2"><text:span text:style-name="T1">比方說那個喊打喊殺的汪笨湖,當我仍是大學生,因台獨而叛亂時,他還在寫書歌頌 "祖國山河" 之偉大呢! 最近那位被打的金恆煒也是,他該猛時一點也不猛,不該猛時卻猛得很,為當權者衝鋒陷陣,當權者自然也會回報他各式各樣的名位.</text:span></text:p>
      <text:p text:style-name="P2"><text:span text:style-name="T1">台灣的政治,基本上就是一個騙字. 但我看美國也是如此.</text:span></text:p>
      <text:p text:style-name="P2"><text:span text:style-name="T1">或許我們不能怪騙子,因為如果連那麼低能的謊言你都會被騙,那能怪誰呢? 只能怪你自己不是嗎?</text:span></text:p>
      <text:p text:style-name="P2"><text:span text:style-name="T1">我們沒辦法堵住騙子的口,但我們能增加一點智能與基本的道德感,或許就不會那麼容易被金光黨所騙.</text:span></text:p>
      <text:p text:style-name="P2"><text:span text:style-name="T1">陳真 2006 8 26</text:span></text:p>
      <text:p text:style-name="P1"><text:span text:style-name="T1">彦博 | 2006.08.25 17:39 | </text:span><text:span text:style-name="T2">#</text:span></text:p>
      <text:p text:style-name="P3"><text:span text:style-name="T1">何必非要一定要现在落实统独呢!共产党用独裁创造了经济奇迹,却也带来了人权状况遭非议.然而,共产党并没有说你台湾现在一定要马上回来呀!大家专业点好吗!你做好你的政府管理,你做好你的经济发展,你做好你的科学研究,你做好你的国民教育,做什么不好,非要现在说独立就是爱台湾,统一就是卖台湾!什么居心,难道你现在独立了你就能把人均GDP马上"又"超过韩国么!笑话</text:span><text:span text:style-name="T3"><text:line-break/></text:span><text:span text:style-name="T1">我在深圳这边卖电脑,好多来自台湾的小公司,比如我遇到的一个叫"汉杰服装"的小老板,把一张写有"中华民国全图"的台湾地图挂在办公室里自己的书桌对面!:-)这样很好呀,你在大陆遵纪守法做好你的生意,你随便表达你的统独观,管"我"屁事!难道你台湾现在独立了,你还有机会这样随便在我大汉世界里一边享受语言相通的管理优势,一边挂个台湾地图做你的黄粱梦?</text:span><text:span text:style-name="T3"><text:line-break/></text:span><text:span text:style-name="T1">我们谁都不想都说汉语的互相打</text:span><text:span text:style-name="T4">杀</text:span><text:span text:style-name="T1">,</text:span><text:span text:style-name="T4">杀</text:span><text:span text:style-name="T1">了几千年,有意思么!清以前中国的GDP占世界的三分之二,所以,大家养成一毛病,外国人都是蛮夷,根本不配做我们的对手,要打要</text:span><text:span text:style-name="T4">杀</text:span><text:span text:style-name="T1">自己人才有能耐!不是吗!</text:span><text:span text:style-name="T3"><text:line-break/></text:span><text:span text:style-name="T1">普通人,外人,看台湾这样都觉得晕,真不知道大家到底怎么想!玩民主难道就是这样玩的么!大陆这边的人也不希望你们受到共产党的独裁,(当然,也不希望你现在宣布独立).能不能现在先按下不表,"把生产搞上去"!呵呵</text:span><text:span text:style-name="T3"><text:line-break/></text:span></text:p>
      <text:p text:style-name="P1"><text:span text:style-name="T1">陳真 | 2006.08.25 10:42 | </text:span><text:span text:style-name="T2">#</text:span></text:p>
      <text:p text:style-name="P2"><text:span text:style-name="T1">(續)</text:span></text:p>
      <text:p text:style-name="P2"><text:span text:style-name="T1">台獨組織長老 "教會",又跑出來挺扁了! 任何人要挺誰都行,但號稱宗教團體就沒有挺誰或挺統或獨的自由,因為上帝絕對不會是一個支持台獨或支持統一的上帝. 打著上帝旗號反上帝,非常可恥.</text:span></text:p>
      <text:p text:style-name="P2"><text:span text:style-name="T1">宗教可以入世,但它之入世只能出於維護人性基本價值,而不該是入世挺扁挺綠或挺什麼台獨,那真的很齷齪,天底下沒有這種宗教團體,掛羊頭賣狗肉,那只是在糟蹋我們對宗教的敬意.</text:span></text:p>
      <text:p text:style-name="P2"><text:span text:style-name="T1">撇開這個根本問題不談,就算長老 "教會" 只是一個一般世俗民間組織而不是教會,它依然是個落後反動的爛組織,缺乏文明觀念.</text:span></text:p>
      <text:p text:style-name="P2"><text:span text:style-name="T1">比方說,它跑出來反 "倒扁",理由呢? 說什麼倒扁對岸的敵人就 "有機可趁",說什麼 "台灣將會變成中國的一省". 可是,對你是"敵人",對我是家人啊,一家人團聚有啥不好? 變成中國的一省才好啊!值得放鞭炮慶祝! 為什麼那就是 "不愛台灣" 呢? 為什麼倒扁就是 "危害國家安全" 呢? 簡直低能反動得有點莫名其妙不是嗎?</text:span></text:p>
      <text:p text:style-name="P2"><text:span text:style-name="T1">你有你的政治信念,我有我的,但我不會笨到以為我的統派立場就等於什麼 "愛台灣" 或等於什麼 "真理",根本不存在這樣的一個等號關係.</text:span></text:p>
      <text:p text:style-name="P2"><text:span text:style-name="T1">統一如此,台獨也是.它們都只是一種世俗的政治見解,沒有對錯,只是個人看法不同. 但這些頭殼壞去的人卻十分自以為是,簡直到了一種很病態的地步,總是認為只有支持台獨才是真理,只要支持台獨,管你做過什麼狗皮倒灶的事都沒關係(比如李登輝),你就是好人,反之就是壞人.</text:span></text:p>
      <text:p text:style-name="P2"><text:span text:style-name="T1">今天施明德如果也大力支持台獨,我敢保證長老 "教會" 就不會跳出來抹黑施明德了.(牧師可以公開說某個人 "已經失去抗拒誘惑的能力" 嗎? 牧師可以講這麼褻瀆神明的話嗎?)</text:span></text:p>
      <text:p text:style-name="P2"><text:span text:style-name="T1">所謂民主,難道不是多元併陳? 一切觀點本質上是平等的. 難道過去只能有一種選擇--統一--才叫做真理,而現在卻只能有一種選擇--台獨--才叫做真理? 這叫做民主? 主張統一就是不愛台灣的敵人? 主張台獨就是愛台灣?</text:span></text:p>
      <text:p text:style-name="P2"><text:span text:style-name="T1">這些問題講了那麼多年,實在覺得很累很低能. 這鬼島根本不把什麼民主當一回事. 任何一方只要掌握權力,馬上就要開始洗腦打壓,抹黑異己,妖魔化不同意見. 真的很反動很可恥很不要臉.</text:span></text:p>
      <text:p text:style-name="P2"><text:span text:style-name="T1">長老 "教會" 昨天跳出來挺扁時還說,他們相信有些倒扁者是 "出於愛台灣的動機"? 馬的,講得彷彿什麼 "愛台灣" 是一種真理似的,甚至是由他們來定義的一種真理.</text:span></text:p>
      <text:p text:style-name="P2"><text:span text:style-name="T1">"自以為是" 是宗教最大的罪,我真不知道這些口裏喊上帝的人,到底怎麼看待宗教這回事.</text:span></text:p>
      <text:p text:style-name="P2"><text:span text:style-name="T1">宗教教人要愛爸爸愛媽媽愛各種生命,這是真理,但宗教絕不會也不該教人愛什麼台灣.</text:span></text:p>
      <text:p text:style-name="P2"><text:span text:style-name="T1">在過去,人們被迫 "我愛中華",老是講什麼炎黃子孫龍的傳人,統一祖國大業什麼的. 現在仍然一樣,整天講什麼愛台灣. 它媽的你要愛自己去愛,但它怎麼會是一種大家都必須遵循的真理呢?</text:span></text:p>
      <text:p text:style-name="P2"><text:span text:style-name="T1">我又沒有戀物癖,愛什麼台灣? 我愛各種生命,但是我幹嘛去愛一種人為組織? 比方說愛國愛黨愛校愛公司愛醫院,馬的,我愛這些不是生命的東西幹啥呢? 我愛黨要怎麼愛? 我愛劍橋大學要怎麼愛? 我幹嘛愛它們? 它們只是一種人為組織不是嗎?</text:span></text:p>
      <text:p text:style-name="P2"><text:span text:style-name="T1">國家也是.你要愛國是你家的事,但我沒必要去愛它. 它儘可分裂,儘可重組,儘可解散,儘可倒閉,儘可大一統,這裏頭沒有任何道德上 "必然不可" 的成份,它只是一種現實上各有見解的東西,只有智能不足的人才會去愛這樣一種立場及人為組織,甚至把它們視為真理.</text:span></text:p>
      <text:p text:style-name="P2"><text:span text:style-name="T1">中國搞這一套低能把戲,台灣也是,半斤八兩,難兄難弟,不如統一算了,因為不管是貪污或特權橫行或政治意識掛帥,我看兩岸在各方面根本沒啥差別.</text:span></text:p>
      <text:p text:style-name="P2"><text:span text:style-name="T1">不管怎麼樣,統獨等等只是一方見解,各有思索,而不是什麼真理.北七才會把它當真理,硬要強加他人身上. 如此思維,即便是一般世俗社團都嫌荒唐,更何況是打著宗教旗號的教會.</text:span></text:p>
      <text:p text:style-name="P2"><text:span text:style-name="T1">教會不去關心各種生命的痛苦,反倒畫定疆界,視異己為敵,它媽的我真不知道這是哪門子上帝,我對此真是毫無敬意.</text:span></text:p>
      <text:p text:style-name="P2"><text:span text:style-name="T1">我一直很尊敬高俊明牧師,但該 "教會" 這類言行與思維是錯的可恥的褻瀆神明的完全脫離宗教的,那只是在製造更多仇恨與原本不必要的對立與衝突.</text:span></text:p>
      <text:p text:style-name="P2"><text:span text:style-name="T1">陳真 2006 8 25</text:span></text:p>
      <text:p text:style-name="P1"><text:span text:style-name="T1">陳真 | 2006.08.25 07:43 | </text:span><text:span text:style-name="T2">#</text:span></text:p>
      <text:p text:style-name="P3"><text:span text:style-name="T1">網上一切資料都可以用啊.多謝使用.OTZ.</text:span></text:p>
      <text:p text:style-name="P3"><text:span text:style-name="T1">九層塔不是得肝炎,是致癌!! 但真相如何,仍在查證中. 生吃青蔥才是容易得肝炎.</text:span></text:p>
      <text:p text:style-name="P3"><text:span text:style-name="T1">至於本周日天上說什麼將有一大一小兩個月亮(小的是火星),證實是謠言,請大家當天不必仰頭望明月了.</text:span></text:p>
      <text:p text:style-name="P1"><text:a xlink:type="simple" xlink:href="http://palinfo.habago.org/mt-comments.cgi?__mode=red&amp;id=6279"><text:span text:style-name="T2">Asyura</text:span></text:a><text:span text:style-name="T1"> | 2006.08.25 04:09 | </text:span><text:span text:style-name="T2">#</text:span></text:p>
      <text:p text:style-name="P2"><text:span text:style-name="T1">請問若雪書信中的圖片和文字可以用嗎？我想在部落格中介紹。</text:span></text:p>
      <text:p text:style-name="P1"><text:span text:style-name="T1">陳真 | 2006.08.25 01:11 | </text:span><text:span text:style-name="T2">#</text:span></text:p>
      <text:p text:style-name="P3"><text:span text:style-name="T1">(補充)</text:span></text:p>
      <text:p text:style-name="P3"><text:span text:style-name="T1">信心不一定能創造形而下的事實,但能創造 "所有事實的總和",也就是說,它能創造一整個世界,表面上什麼也沒變,但實際上一切都已更新.</text:span></text:p>
      <text:p text:style-name="P3"><text:span text:style-name="T1">有一次從彰基下班騎摩托車去員林找劉峰松和翁金珠老師玩,在路邊稻田水溝裏,你猜我救了誰? 我救了一個土地公!! 頭斷了,依傷勢看,顯然是被人拿武士刀砍的,估計可能是簽六合彩沒有庇佑成功,槓龜,於是招來行凶.</text:span></text:p>
      <text:p text:style-name="P3"><text:span text:style-name="T1">這起凶殺案的基本心態就是妄想改變特定現實,但即便是神明也無法如你所願,因為你也求,他也求,豈有可能個個都如願中頭獎?神明改變的不是特定事實,而是改變 "所有事實的總和",也就是改變整個世界. 當你對世界的態度改變,世界其實就已更新.</text:span></text:p>
      <text:p text:style-name="P3"><text:span text:style-name="T1">社運跟拜拜一樣,如果它只是要改變特定事實,那我們根本不該從事社運,而應該想辦法當大官奪得某種權力才對,如此才有可能改變特定現實. 但世界上有無限的事實,你想改變哪一個事實呢? 你改變得完嗎?</text:span></text:p>
      <text:p text:style-name="P3"><text:span text:style-name="T1">再說,難道你願意為了某個特定事實而投注你的一生去追求某種權力? 這不會太矮化你的生命價值嗎? 而且,要是你死了之後呢? 你所以為已經被你改變的特定事實還能保證維持多久不變?</text:span></text:p>
      <text:p text:style-name="P3"><text:span text:style-name="T1">就跟拜拜或任何宗教一樣,難道土地公的存在價值只是為了讓你中頭獎,不中的話就砍頭示眾? 宗教或藝術或社運或愛情或親情或一切有所價值的東西,都不是為了改變某個特定事實,這並不是說我們很抽象很虛無很不食人間煙火,而是說,當價值與態度改變,所有事實便會整個改變.</text:span></text:p>
      <text:p text:style-name="P3"><text:span text:style-name="T1">當我們說某甲是個戀人,說他沉醉在愛裏,這並不是說他的生活的哪一部份有著一種愛情的表現,而是說他 "整個人" "整個生命" 活在愛裏頭.</text:span></text:p>
      <text:p text:style-name="P3"><text:span text:style-name="T1">這有啥特別? 沒有! 你開槍打他,他照樣一槍斃命,但我若說他因為愛而無堅不摧,這依然是一種事實,而且是一種極為穩固的事實.</text:span></text:p>
      <text:p text:style-name="P3"><text:span text:style-name="T1">再長壽也有死的一天,再強的東西也都能找到一個更強的力量來打敗它,可是一個東西如果無形無狀不受時空管轄,那它就是永恆. 維根斯坦說,永恆不是一段無限的時空,而是在時空之外;他還學叔本華說,生命問題的解答不在時空內,而在時空之外.</text:span></text:p>
      <text:p text:style-name="P3"><text:span text:style-name="T1">有人說,與其說歷史是由一堆事實組成,不如說歷史是一連串的比喻. 社運人士不也跟詩人或歷史學家一樣? 他難道只是要談論或改變一段乾枯的事實或告訴人們某個資訊? 如果是這樣,那他應該改行從政或改當記者才對,或許還更直接更有力量一些.</text:span></text:p>
      <text:p text:style-name="P3"><text:span text:style-name="T1">就好像信仰宗教難道只是為了改變某個事實(比方說保平安)? 萬一出門被車給撞了,難道你的宗教信念就因此而證明無效? 一個畫家嘔心瀝血作畫,難道他只是為了讓你看見某個風景人物的長相? 那豈不是用手機拍還更快更真實? 幹嘛畫老半天? 你若笑他,你是畫爽的嗎? 他將啞口無言,並不是因為你駁倒了他,而是因為你並不知道自己在說什麼.</text:span></text:p>
      <text:p text:style-name="P1"><text:span text:style-name="T1">陳真 | 2006.08.25 00:13 | </text:span><text:span text:style-name="T2">#</text:span></text:p>
      <text:p text:style-name="P2"><text:span text:style-name="T1">當然不是,你那個應該按LP自殺的朋友不是犯了任何邏輯謬誤,而是根本不知所云.就好像我若寫著:</text:span></text:p>
      <text:p text:style-name="P2"><text:span text:style-name="T1">@@~~$$$$@@~~$$</text:span></text:p>
      <text:p text:style-name="P2"><text:span text:style-name="T1">這是什麼謬誤? 這什麼謬誤也不是,這只是一個沒有病識感的北七不知道自己究竟在說啥.</text:span></text:p>
      <text:p text:style-name="P2"><text:span text:style-name="T1">或者可以說,這是一種混沌如醬糊般的思維.</text:span></text:p>
      <text:p text:style-name="P2"><text:span text:style-name="T1">一個人能犯下謬誤其實還算蠻厲害的,但他不是. 一個不懂三角函數的人,面對一堆他絲毫不感興趣而且一無所知的 SIN, COS,他不可能演算 "錯誤",而是連演算都無從算起,他只能在一旁像鸚鵡覆述主流聲音那樣發出一些怪聲而已.</text:span></text:p>
      <text:p text:style-name="P2"><text:span text:style-name="T1">一個人如果說一加一等於八,那他就是算錯了,算錯無妨,那至少表示他還懂得什麼叫 "加法". 但他如果說 "一加一等於多少只是喊爽的啦","一加一等於多少沒有經過深思熟慮啦,呵呵呵","許多事比一加一等於多少更重要,思考要周密,互相要求得圓滿啦",類似像這樣,那我不知道他到底想說什麼,他啥也沒說,他只是表達了一種北七般的智能加上一種不屑的姿態. 這種人不叫他自己按LP自殺,世界能和平嗎?(握拳,憤怒狀)</text:span></text:p>
      <text:p text:style-name="P2"><text:span text:style-name="T1">臨床上病識感使用英文 insight 這個字,但insight 不一定指的負面意涵,基本上是中性字眼,也就是洞察,比方說對什麼事有一種深入的了解: have an insight into...</text:span></text:p>
      <text:p text:style-name="P2"><text:span text:style-name="T1">維根斯坦書架上據說只有他的偶像 William James 寫的一些書.William James 有句話我很喜歡,他說:</text:span></text:p>
      <text:p text:style-name="P2"><text:span text:style-name="T1">"這是我要對你們說的最後一句話: 信心可以創造事實!"</text:span></text:p>
      <text:p text:style-name="P2"><text:span text:style-name="T1">信心當然不一定能創造或改變一種形而下的事實,但它能創造一種 "世界",就好像母愛可以創造一種世界那樣; 母親的愛不一定能在現實上帶給子女溫飽,但她的愛能讓子女獲得真正的溫暖與滿足.</text:span></text:p>
      <text:p text:style-name="P2"><text:span text:style-name="T1">我要說的是,一個東西有多少價值,就看當事人對它有多少信仰;就跟藝術一樣,你對它有多少愛,它就有多少力量. 如果你當它只是喊爽,那它就會如你所願只是喊爽.</text:span></text:p>
      <text:p text:style-name="P2"><text:span text:style-name="T1">自我懷疑總是免不了,但信念就如一種磐石,它不耗損並非因為它堅固,而是因為它根本不存在時空中,就好像你不能給母愛提供一種時空的座標那樣;它並不是由這樣的X 軸加Y 軸所架構而成的時空產物. 它或許無助於現實,但它能改變整個 "世界". 就好像大概沒有一個母親會懷疑自己的愛只是喊爽的一樣,這並不是說她以為她能改變多少現實,但她不會因為一時的無力而懈怠對不對?</text:span></text:p>
      <text:p text:style-name="P2"><text:span text:style-name="T1">甘地的獨立運動表面成功,實際上失敗,現實上甚至帶來更大的衝突. 但在失敗中,他卻又似乎成功了. 他的不合作精神,他的非暴力, 幾乎可以說,人們對現實所有一切的努力,無非都只是在這樣一條道路上前進.</text:span></text:p>
      <text:p text:style-name="P2"><text:span text:style-name="T1">道路就像一種土壤,它或許無助於當下某種枝節現實,但在這片土壤上,可以結出各種果實; 道路無語,因為它就是語言本身,只要沿著它前進,就如甘地所說,"我們遲早會到達目的地".</text:span></text:p>
      <text:p text:style-name="P2"><text:span text:style-name="T1">道路兩旁或許風風雨雨,但經無數挫折與徬徨,彷彿已能無視風雨的存在; 風雨只是影響了速度,但不會影響道路所將通往的目的地,而速度只是一種時空下的概念,快一步,慢兩步,都無損於那真正重要的東西.</text:span></text:p>
      <text:p text:style-name="P1"><text:span text:style-name="T1">學姊 | 2006.08.24 23:28 | </text:span><text:span text:style-name="T2">#</text:span></text:p>
      <text:p text:style-name="P3"><text:span text:style-name="T1">我覺得A君顯然是在攻擊自己豎立的稻草人沒錯。他所說的”以色列不得不做利害考量”，完全沒有現實基礎。做為中東最大軍事強國，卻說面臨生存危機；威脅他人生存，卻說自己是受害者。他能不侵略擴張，佔領他人合法土地，剝奪他人生存權利就不錯了，卻還四處喊冤以受害者姿態出現，非常的荒謬。可惜阿拉伯世界，尤其是巴勒斯坦，弱勢到連國家領袖、內閣成員、國會議員、一般平民都可以任意被抓去以色列大牢 (任何國家再強，可以任意去鄰國抓人嗎?)，連開口自辯的能力都沒有，處境與形象只能任人扭曲。</text:span></text:p>
      <text:p text:style-name="P3"><text:span text:style-name="T1">若非Asyura解釋，我還不知道知識和歷史是可以這麼被創造出來的，真是開了眼界，難怪常有人正義凜然地要來給我們踢館。董事長愛看網路偏方，什麼看微波爐轉眼球會爆炸，吃九層塔會得肝炎，吃什麼什麼又會得癌症兼禿頭之類的網路消息，我看恐怕也是眾人創造出來的事實﹗好在我聽歸聽從來沒信過﹗</text:span><text:span text:style-name="T3"><text:line-break/></text:span></text:p>
      <text:p text:style-name="P1"><text:span text:style-name="T1">大學四年生 | 2006.08.24 21:17 | </text:span><text:span text:style-name="T2">#</text:span></text:p>
      <text:p text:style-name="P2"><text:span text:style-name="T1">抱歉，網頁顯示有點問題，不小心多按了一次．</text:span><text:span text:style-name="T3"><text:line-break/></text:span><text:span text:style-name="T1">加問一題，A君是否犯了邏輯上所謂”攻擊稻草人的謬誤”呢？</text:span></text:p>
      <text:p text:style-name="P1"><text:span text:style-name="T1">大學四年生 | 2006.08.24 21:13 | </text:span><text:span text:style-name="T2">#</text:span></text:p>
      <text:p text:style-name="P3"><text:span text:style-name="T1">謝謝陳前輩，不過我總不好直接叫A揪LP自殺吧，旁人看到還會以為我沒辯品咧，呵呵呵．．．．．．</text:span></text:p>
      <text:p text:style-name="P3"><text:span text:style-name="T1">順便請教一個簡單的英文問題（陳前輩的專業用語），”病識感”的英文是什麼啊？小弟英文爛，煩請幫忙．</text:span></text:p>
      <text:p text:style-name="P1"><text:span text:style-name="T1">大學四年生 | 2006.08.24 21:13 | </text:span><text:span text:style-name="T2">#</text:span></text:p>
      <text:p text:style-name="P2"><text:span text:style-name="T1">謝謝陳前輩，不過我總不好直接叫A揪LP自殺吧，旁人看到還會以為我沒辯品咧，呵呵呵．．．．．．</text:span></text:p>
      <text:p text:style-name="P2"><text:span text:style-name="T1">順便請教一個簡單的英文問題（陳前輩的專業用語），”病識感”的英文是什麼啊？小弟英文爛，煩請幫忙．</text:span></text:p>
      <text:p text:style-name="P1"><text:span text:style-name="T1">陳真 | 2006.08.24 14:25 | </text:span><text:span text:style-name="T2">#</text:span></text:p>
      <text:p text:style-name="P3"><text:span text:style-name="T1">討論雙方需要兩個對等,知識和誠意,合起來簡單說就是態度. 如果連一加一等於多少都不知道,那就不太可能跟人討論三角函數;如果連一加一等於多少都沒有誠意了解,那似乎也不可能對什麼三角函數感興趣.</text:span></text:p>
      <text:p text:style-name="P3"><text:span text:style-name="T1">知識和誠意支撐起一種議論的基礎,在這基礎上,你可以大聲,也可以小聲,可以高調,也能低調,這一切都ok. 就像一種病識感,簡單說就是我不敢保證我所說的都對,但我至少能保證我知道自己在說什麼,我不該笨到連自己在說什麼都不知道,或甚至連自己懂不懂比方說三角函數也不知道.</text:span></text:p>
      <text:p text:style-name="P3"><text:span text:style-name="T1">三角函數不是三角褲的數目,如果連這個都不知道,而你卻擺出數學家的高姿態教訓人,這樣別人就很難跟你討論了.</text:span></text:p>
      <text:p text:style-name="P3"><text:span text:style-name="T1">也許你會問: 會有這麼北七的人嗎? 我覺得倒不如問說: 有幾個不是這樣的人呢? 就像一種瘟疫,瀰漫台灣菁英圈.人們講出來的,往往遠高於他所知道的,而且姿態奇高無比,就像這位大學四年生的那位 A 朋友一樣.</text:span></text:p>
      <text:p text:style-name="P1"><text:a xlink:type="simple" xlink:href="http://palinfo.habago.org/mt-comments.cgi?__mode=red&amp;id=6270"><text:span text:style-name="T2">asyura</text:span></text:a><text:span text:style-name="T1"> | 2006.08.24 11:56 | </text:span><text:span text:style-name="T2">#</text:span></text:p>
      <text:p text:style-name="P2"><text:span text:style-name="T1">看了陳董事長這篇文，只能說真是佩服你們。</text:span></text:p>
      <text:p text:style-name="P2"><text:span text:style-name="T1">不過，小小的回一下，當年那個回你說"美國殺人?? 美國怎麼會殺人?! 美國什麼時候故意殺死一個人? " 的人，在台灣並沒有消失。他的徒子徒孫在奇摩的"知識+"上可以看到，知識+是一個提供網友在上面尋找各種答案的地方。但是恐怖的是提供答案的人也是網友。因此你很容易看見網友提出「為什麼以色列要打黎巴嫩？」之後就有網友回應： 因為黎巴嫩人是恐怖份子，以色列人被欺負，每天被恐怖份子炸到氣了，真主黨活該要當恐怖份子就要有被打的準備！</text:span><text:span text:style-name="T3"><text:line-break/></text:span><text:span text:style-name="T1">諸如此類「知識」。只要進去搜尋關於中東、戰爭、美國之類的相關「知識研究」，就會聽到一堆這種聲音。</text:span><text:span text:style-name="T3"><text:line-break/></text:span><text:span text:style-name="T1">恐怖的是這些"知識"最後由網友投票決定哪一個回答是正確的，一旦定案後，每次只要有人搜尋相類似答案，那個白癡的答案就會以「最佳解答」的方式出現。</text:span></text:p>
      <text:p text:style-name="P2"><text:span text:style-name="T1">這些人豪不覺查他們正在創造歷史，完全是一種錯誤的記憶方式，和一種扭曲的紀錄、誤謬。過去扭曲歷史的都是政府，如今是由人民帶頭用"集體無意識"的意識去扭曲。</text:span><text:span text:style-name="T3"><text:line-break/></text:span><text:span text:style-name="T1">你可以繼續想下去，N年後這些網友都只會記得：</text:span><text:span text:style-name="T3"><text:line-break/></text:span><text:span text:style-name="T1">以色列從來不殺人的。美國也從來不殺人。FBI是正義使者，布希是打擊萬惡恐怖份子。巴勒斯坦人是恐怖的萬惡之源。黎巴嫩人都是回教徒，他們是恐怖份子。</text:span></text:p>
      <text:p text:style-name="P2"><text:span text:style-name="T1">這些人一直都存在，而且或許會繼續存在直到世界完全掛掉的那一天。</text:span></text:p>
      <text:p text:style-name="P1"><text:span text:style-name="T1">陳真 | 2006.08.24 06:46 | </text:span><text:span text:style-name="T2">#</text:span></text:p>
      <text:p text:style-name="P3"><text:span text:style-name="T1">過去國民黨任意殺人關人不說,言論稍有不敬就黑牢伺候或前途報銷,比方說十多年前,內政部規定,社團不得冠以台灣為名,一定要冠上中華民國,否則就是違法組織. 二十年前,寫文章或考試,若填上西元幾年,而不是以中華民國紀年標準,那就是有台獨思想,教官會來約談,警總會來請你喝咖啡.</text:span></text:p>
      <text:p text:style-name="P3"><text:span text:style-name="T1">至於黨禁報禁舞禁髮禁,無所不禁,理由呢? 當然有理由,為了國家安全嘛! 難道你想成為海上難民? 難道你想讓共匪趁虛而入? 主流媒體整天不都是這麼說的嗎? 現在這些整天以民主法治批扁反扁的中時聯合等爛報,過去不就是整天講這些什麼大敵當前共體國難的蠢話嗎? 現在這一套低能的愚民言論被民進黨及其同路人學了過去.(聽說明天那個冒牌的宗教組織長老 "教會" 不是就準備講這一套傻話嗎?)</text:span></text:p>
      <text:p text:style-name="P3"><text:span text:style-name="T1">遇有批評,就說別人只會批評,提不出建設性意見; 言論對當權者稍有不敬,一些搖尾巴型的所謂讀書人就會跳出來罵別人只會說風涼話只會罵爽的,不懂執政者之勞苦艱辛與用心良苦之難處等等.</text:span></text:p>
      <text:p text:style-name="P3"><text:span text:style-name="T1">一個人在這智能不足良心給狗吃了的鬼島上,聽這類低能敗德言論聽了二三十年,還能一直保有耐心反覆教導,實在很難.</text:span></text:p>
      <text:p text:style-name="P3"><text:span text:style-name="T1">至於各種批評有沒有效,那更不用說了.舉個例子好了,這事可能只有黨外圈內人才記得:</text:span></text:p>
      <text:p text:style-name="P3"><text:span text:style-name="T1">大約1986-1987年吧?(確定年代我不打包票,反正大約就在解嚴前後),總部設在高雄的台灣時報出現一篇社論,言論之大膽,引起眾人驚駭,於是事後許多人努力想取得那份報紙.</text:span></text:p>
      <text:p text:style-name="P3"><text:span text:style-name="T1">我手邊有那天的剪報,的確很 "激進" 很 "可怕" 的一篇文章,記得當時看了,真是爽得不得了,大快人心! 那社論簡直是不要命了,但它說些什麼呢? 那社論拐彎抹角說了一句話: 苛政猛於虎.</text:span></text:p>
      <text:p text:style-name="P3"><text:span text:style-name="T1">那社論主要是在批評當時的執政黨某個措施之荒唐. 但就這麼一句成語: "苛政猛於虎",引起眾人驚駭,太大膽了. 這不是侮辱元首是什麼? 應該槍斃才對.</text:span></text:p>
      <text:p text:style-name="P3"><text:span text:style-name="T1">可是,我們現在看這句批評是不是不痛不癢,一點也沒什麼? 那麼,你說,批評有用嗎? 有沒有用,你只要回頭看看幾年前的狀況不就知道了?</text:span></text:p>
      <text:p text:style-name="P3"><text:span text:style-name="T1">1988年,我寫了台灣第一篇兒童人權報告,學姐當時唸高二,以校刊社長身份把它轉載在校刊上,馬上被退學,可是,那篇文章很平淡,充滿各種統計數字,而且還得了北美台灣人醫師協會(NAMA)的 "醫學生最佳著作獎",總之不是什麼喊革命的文章,而且還挺溫馨呢,許多人看了流眼淚.</text:span></text:p>
      <text:p text:style-name="P3"><text:span text:style-name="T1">在那樣一種戒嚴年代,"人權" 二字是不能講的,這篇兒童人權報告成為我和學姐的罪狀不希奇,但若以現在的眼光看,簡直不可思議不是嗎? 比方說高醫當時一直要求我把裏面的一段話拿掉,我不肯,那段話說:</text:span></text:p>
      <text:p text:style-name="P3"><text:span text:style-name="T1">"台灣原本是個美麗島,可是在國民黨統治下,文字成獄,偶語棄市."</text:span></text:p>
      <text:p text:style-name="P3"><text:span text:style-name="T1">情治單位對 "美麗島" 三個字視為毒蛇猛獸. 可是,現在呢? 你說台灣是個美麗島,會被以叛亂罪論處嗎? 會被退學嗎? 會被識時務的眾人給唾棄嗎?</text:span></text:p>
      <text:p text:style-name="P3"><text:span text:style-name="T1">那是1988,1989年左右,或許太早,那就說距離近一點的吧,1993年我在台北馬偕當醫師,有一次,總部在美國的PHR(醫師人權協會)寫了封邀請函來,說哈佛大學有個 "醫學與人權" 的學術研討會,想邀我出席,預計將有幾十個國家的醫療與人權工作者與會.</text:span></text:p>
      <text:p text:style-name="P3"><text:span text:style-name="T1">我接受了邀請,生平第一次出國,回國後我寫了篇報告叫 "哈佛去來",描述這三天會議的內容,比方說有人講到南韓鎮壓示威群眾時,一年竟發射了十萬發催淚彈,於是有人研究如此大量的催淚彈對健康的影響,對基因的潛在威脅,對精神及智能的影響.</text:span></text:p>
      <text:p text:style-name="P3"><text:span text:style-name="T1">另外還有人講到海珊以(美國協助發展的)生化毒氣殺害庫德族人,一些哈佛的精神科醫生,講到他們在當地做了些公衛調查.</text:span></text:p>
      <text:p text:style-name="P3"><text:span text:style-name="T1">我回來不但寫了幾篇文章,而且還利用院內醫師輪流上台報告的機會,在馬偕醫院講了一些有關刑求對精神及心理的傷害,我更講了長期政治高壓或戰爭對兒童身心智能人格的可能影響,並介紹他們治療前後在一些言語或繪畫上的表達方式之改變.</text:span></text:p>
      <text:p text:style-name="P3"><text:span text:style-name="T1">可是,講完不久,我就被院方約談了,院方告訴我---聽清楚喔---他們反覆告訴我:</text:span></text:p>
      <text:p text:style-name="P3"><text:span text:style-name="T1">"醫療工作與人權無關,不要把民進黨那一套什麼人權搬進醫院,污染醫院."</text:span></text:p>
      <text:p text:style-name="P3"><text:span text:style-name="T1">那是馬偕醫院喔,馬偕不是號稱最挺扁最挺民進黨的嗎?可是,那是指安全時期,不是指剛剛民進黨才稍微取得一點立足點的時候.</text:span></text:p>
      <text:p text:style-name="P3"><text:span text:style-name="T1">我要說的是,所有那些裝模作樣的所謂客觀中立言詞,它之低能與荒謬,實在讓人不知道這鬼島究竟是受了什麼詛咒. 太空梭都已經登陸火星了不是嗎? 為什麼還老講沖天炮的威力呢?</text:span></text:p>
      <text:p text:style-name="P3"><text:span text:style-name="T1">再舉個例,六七年前,美國發動科索沃戰爭,我和學姐跑到劍橋市中心菜市場舉牌抗議,回到家,我開始用中文寫起一些反戰文章,文章招來台灣人的懲罰那不用講了,令我訝異的是,有很多讀者回應所說的,不外就是你講的這些什麼你們不懂啦,沒有建設性的分析啦,執政者有其難處啦.</text:span></text:p>
      <text:p text:style-name="P3"><text:span text:style-name="T1">更不可思議的是,記得當時有位菁英,以一種很傲慢很不屑的姿態回應說: 美國殺人?? 美國怎麼會殺人?! 美國什麼時候故意殺死一個人? 為了救難,為了打擊歹徒,美國人連自己的生命都願意義無反顧地犧牲,難免也會誤傷路人,而你陳真卻騙大家說美國殺了幾百萬人,請告訴我,美國何時故意殺過一個平民? 一個,只要你能講出一個就夠了!</text:span></text:p>
      <text:p text:style-name="P3"><text:span text:style-name="T1">這夠蠢了吧? 我相信蠢到這種地步的,目前在台灣大概已經沒有了,也許這就是進步. 但表面認知或表面資訊的攝取或許 "進步" 了,思考能力卻似乎一點進步也沒有,仍是反覆在幾十年前那類 "不要成為共匪奴隸海上難民" 或 "統治者如何用心良苦" 等等這類低能辯論層次上打轉. 我實在很沒有耐心再講這些.</text:span></text:p>
      <text:p text:style-name="P3"><text:span text:style-name="T1">如果真的有心,稍微花點時間了解一下不就得了? 就好像那個公開嘲笑我說什麼美國不曾殺過一個人的混蛋一樣,他不光是笨,問題在於他卻自以為很聰明,更大的問題是人品.</text:span></text:p>
      <text:p text:style-name="P3"><text:span text:style-name="T1">同樣地,如果真的在乎什麼以巴問題或各種戰爭或侵略或衝突,稍微花一點時間,大約把注意林志玲的新聞之時間的萬分之一,拿來關注這些問題,應該就不會講那些蠢話了.</text:span></text:p>
      <text:p text:style-name="P3"><text:span text:style-name="T1">如果一個人對此毫無興趣了解,如果他只是想講一些低能蠢話,只是想講一些 "相對論就是人生善惡相對無常" 的蠢話,難道我們能一個字一個字塞入他的眼廉,替他讀報? 替他讀書?</text:span></text:p>
      <text:p text:style-name="P3"><text:span text:style-name="T1">這不只是低能,這更是人品和人格出了問題. 當太空梭登陸火星,而台灣人卻似乎仍停留在沖天炮的威力的層次上打轉,很沒出息.</text:span></text:p>
      <text:p text:style-name="P3"><text:span text:style-name="T1">任憑你有多好的學識才智也沒用,你沒辦法總是在那麼低能的層次上打轉,人的耐心不是無限的. 我只能借梭羅的話說: "我沒辦法改變你,但我或許能改變你的孫子."</text:span></text:p>
      <text:p text:style-name="P3"><text:span text:style-name="T1">至於這一代和那一代,我覺得似乎都可直接跳過,沒救了.</text:span></text:p>
      <text:p text:style-name="P3"><text:span text:style-name="T1">陳真2006 8 23</text:span></text:p>
      <text:p text:style-name="P1"><text:span text:style-name="T1">陳真 | 2006.08.24 03:55 | </text:span><text:span text:style-name="T2">#</text:span></text:p>
      <text:p text:style-name="P2"><text:span text:style-name="T1">以下文字含有暴力色情,請各位家長迅速把未滿十六歲小朋友眼睛矇上.</text:span></text:p>
      <text:p text:style-name="P2"><text:span text:style-name="T1">最簡單的方法就是叫 A 那樣的人一律自己掐 LP 自殺算了. 不過也有比較溫和的路線,那就是接受治療.</text:span></text:p>
      <text:p text:style-name="P2"><text:span text:style-name="T1">可是,一個人要蠢要壞挺容易,治療就不容易,特別是傻到這種地步的,更難治療. 我估計大約需要寫上十萬字才能治療這麼蠢這麼爛的一團醬糊. 但同樣的話寫過無數遍,不想再從頭寫一遍,請自行查閱吧. 蠢比較好治療,但心眼壞一般是沒得醫了. 婚姻交友找對象的,應遠離這樣的一些人.</text:span></text:p>
      <text:p text:style-name="P2"><text:span text:style-name="T1">以上就當做我沒寫吧.</text:span></text:p>
      <text:p text:style-name="P2"><text:span text:style-name="T1">當太空梭都已登陸火星,而我們卻一直停留在議論沖天炮的威力的層次,老實說,我對同胞的的耐心已經用罄.</text:span></text:p>
      <text:p text:style-name="P2"><text:span text:style-name="T1">這應該不只是智能的問題,而是人品人格有問題. 台灣這鬼島從小到大,從學校到家長,從家長一直到整個媒體,給了我們一波波不良教育,讓我們的相關器官及心靈,如大腦或人格,都萎縮扭曲得幾乎變成一種你很難在鬼島外遇到的特殊人種,反覆在一種很低能很猥瑣窩囊沒出息的層次上打轉.</text:span></text:p>
      <text:p text:style-name="P2"><text:span text:style-name="T1">同事們都說我有超人的不可思議的耐心,但我覺得我對同胞的的耐心似乎早已消磨殆盡. 這群人應該乾脆給他們安樂死算了,否則只是浪費糧食我覺得--這應該是個不錯的符合 "政治利害關係" 的意見,希特勒及德國人民就曾經普遍有著這樣一種意見不是嗎? 西方帝國主義至今不也都是持著類似的意見: 文明人應取代低能敗德的野蠻人.</text:span><text:span text:style-name="T3"><text:line-break/></text:span></text:p>
      <text:p text:style-name="P1"><text:span text:style-name="T1">大學四年生 | 2006.08.24 01:47 | </text:span><text:span text:style-name="T2">#</text:span></text:p>
      <text:p text:style-name="P3"><text:span text:style-name="T1">昨天在補習班，發生了一件事．</text:span><text:span text:style-name="T3"><text:line-break/></text:span><text:span text:style-name="T1">話說我踏進班上，看見某A和某B在聊某些事（我來得晚，只聽見”精英”云云），而我和某A曾因以巴問題有些爭執．打過招呼後，A向B道：</text:span><text:span text:style-name="T3"><text:line-break/></text:span><text:span text:style-name="T1">”這位就是反以色列的”</text:span><text:span text:style-name="T3"><text:line-break/></text:span><text:span text:style-name="T1">”我不是反以色列，只是看不爽以色列政府對巴勒斯坦人做的那些事，請別亂戴帽子．”</text:span><text:span text:style-name="T3"><text:line-break/></text:span><text:span text:style-name="T1">”那麼你有沒有想過為什麼以色列要做那些事？”</text:span><text:span text:style-name="T3"><text:line-break/></text:span><text:span text:style-name="T1">”我可以理解以色列動機，但那和我們批評這事無關，這是一個道德問題．．．”</text:span><text:span text:style-name="T3"><text:line-break/></text:span><text:span text:style-name="T1">”當然有關！因為他們沒安全感！”</text:span><text:span text:style-name="T3"><text:line-break/></text:span><text:span text:style-name="T1">”但那不應該是成為一種理由或辯護．．．”</text:span><text:span text:style-name="T3"><text:line-break/></text:span><text:span text:style-name="T1">”很多決策是上位者是不得不做的，因為上位者要考量的事和下面的人不同，我舉陳水扁為例，你有聽過陳水扁當總統時喊台獨嗎？”</text:span><text:span text:style-name="T3"><text:line-break/></text:span><text:span text:style-name="T1">”沒有，但．．．”</text:span><text:span text:style-name="T3"><text:line-break/></text:span><text:span text:style-name="T1">”因為他在上面，他知道不能喊，所以才二邊不是人，二邊都得罪．政治沒有道德，只有利害關係，當你不能提出一個能讓上位者在利害關係上取得平衡的方案，而只是在那叫反對以色列如何如何，只是在滿足你自己的道德感，喊爽的而已．”</text:span><text:span text:style-name="T3"><text:line-break/></text:span><text:span text:style-name="T1">”我不能同意這種說法．．．”</text:span></text:p>
      <text:p text:style-name="P3"><text:span text:style-name="T1">現在回想，覺得又羞又怒，怒的是當時竟然語塞，羞的是自己的想法在那一刻竟有所搖動．</text:span><text:span text:style-name="T3"><text:line-break/></text:span><text:span text:style-name="T1">我肯定資料讀得沒站上各位前輩多，學識也沒A或是各位前輩高，也大概提不出什麼能滿足政治上利害關係的見解，那是不是就是一種”喊爽而已”？除了多看相關資料，寫些抗議信給以色列駐台辦事處的碎紙機外，在這兒發發牢騷，有沒有什麼其它的方法可以讓我不只是”喊爽而已”？</text:span></text:p>
      <text:p text:style-name="P1"><text:span text:style-name="T1">陳真 | 2006.08.23 17:48 | </text:span><text:span text:style-name="T2">#</text:span></text:p>
      <text:p text:style-name="P2"><text:span text:style-name="T1">腥風血雨, 董事長又要罵人了, 各位家長請趕緊把十六歲以下小朋友帶離現場.</text:span></text:p>
      <text:p text:style-name="P2"><text:span text:style-name="T1">民盟有個內部 email聯繫, 之前我也被放在裏頭, 每天收到許多救國救民的文章, 不知道該說是五四再現或文革再現, 總之充滿同仇敵慨的激情就是. 後來, 不知道是不是因為我常直接回信批評, 久了之後似乎就不再被視為同夥而沒再收到信.</text:span></text:p>
      <text:p text:style-name="P2"><text:span text:style-name="T1">他們最近出來開罵李家同與龍應台, 但把這兩人擺一起就好像把一顆苦瓜和一株塑膠花擺一起. 苦瓜再怎麼難吃, 仍然可以吃, 塑膠花卻只是庸俗者所欣賞的一種毫無價值的東西.</text:span></text:p>
      <text:p text:style-name="P2"><text:span text:style-name="T1">李家同是令人尊敬的, 雖然我也常批評他的想法, 但想到龍應台, 除了俗不可耐, 我沒有其它更好的感想了.</text:span></text:p>
      <text:p text:style-name="P2"><text:span text:style-name="T1">李家同把群眾運動看得太可怕, 這就像葉公好龍, 表面上說喜歡龍 (民主), 但龍真的出現時卻感到恐慌. 李說要和諧, 但民主或多元的內涵恰恰不是和諧而是衝突.</text:span></text:p>
      <text:p text:style-name="P2"><text:span text:style-name="T1">但他說正義別太自以為是倒是對的, 況且打扁哪叫什麼正義? 最近冒出許多倒扁名人, 那種正義凜然的打扁言行, 除了讓人想吐, 別無其它意義.</text:span></text:p>
      <text:p text:style-name="P2"><text:span text:style-name="T1">比方說曾志朗及洪蘭夫婦 (前教育部長夫婦, 現任中研院副院長), 比方說一些過去挺扁挺得很沒骨氣的藝文界人士, 另外還有一些我根本不敢點名的小人 (這部份才是重點, 但我沒那個勇氣開罵, 畢竟你可得罪君子, 但千萬別得罪那些比方說 "學運份子" 或那些喜歡講什麼 "醫學人文" 或 "進步理念" 或一堆 "人生真善美" 的小人, 萬一不小心得罪了, 他們會來陰的.)</text:span></text:p>
      <text:p text:style-name="P2"><text:span text:style-name="T1">所以, 我們還是只罵君子比較安全. 例如曾志朗說，他支持施明德「倒扁」，他說,</text:span></text:p>
      <text:p text:style-name="P2"><text:span text:style-name="T1">"這是教育問題而非政治問題。他指出，目前的當政者已不能成為「人民的表率」，在以「純樸」為立國精神的國家，怎麼會標榜「虛華世界」穿金戴銀的珠光寶氣，甚至有超乎他想像的名錶、名筆、名鑽。"</text:span></text:p>
      <text:p text:style-name="P2"><text:span text:style-name="T1">不過, 奇怪的是, 曾先生過去是扁的什麼 "國政顧問團" 之一, 後來被扁提拔為教育部長, 現在更是中研院副院長, 中研院直接隸屬總統府, 曾教授與扁難道是昨天才剛認識? 曾院長難道是昨天才剛知道扁及扁家的 "虛華" 及 "珠光寶氣" 以及扁的各種言行不一?</text:span></text:p>
      <text:p text:style-name="P2"><text:span text:style-name="T1">再說, 珠光寶氣或買名牌, 有啥道德問題? 政治人物憑什麼要成為我們的什麼 "純樸" 的 "道德表率"? 這是不折不扣的聖君賢相的封建思維不是嗎?</text:span></text:p>
      <text:p text:style-name="P2"><text:span text:style-name="T1">曾院長如果要把政治人物的標準抬得這麼高, 那他難道是昨天才剛知道扁嫂及其家人生活就如一般富豪一樣奢華? 否則為什麼過去不但從沒聽他反扁, 而且還接受各種官位? 既然這是教育問題道德問題, 那他自己怎麼從沒展現一番道德風骨?</text:span></text:p>
      <text:p text:style-name="P2"><text:span text:style-name="T1">人家問他, 那你這回上不上街頭倒扁? 他說不, 說靜坐方法不好 (那麼什麼方法好呢?), 而且, 因有公職在身, 是中研院副院長, 身份上或有不便. 可是怎麼會不便? 不便就辭職啊, "這是教育問題" 不是嗎? 辭職做為大家的 "道德表率" 啊! 讓我們見識見識有點骨氣的官員.</text:span></text:p>
      <text:p text:style-name="P2"><text:span text:style-name="T1">這還不夠荒唐, 最荒唐的是曾夫人洪蘭女士, 她說她挺老公之倒扁言論, 她還說這是 "知識份子" 應該做的事 (聽到知識份子這詞我就想吐), 她說, 「該做的事情，砍了頭還是要去做」. 砍頭都不怕? 有這麼偉大?</text:span></text:p>
      <text:p text:style-name="P2"><text:span text:style-name="T1">台灣這樣一些喜歡講四維八德的名人雅士, 常讓我覺得很惡心, 很不正直, 他們講的跟做的, 兩者落差太大太大, 他們只是在糟蹋那些美好的東西.</text:span></text:p>
      <text:p text:style-name="P2"><text:span text:style-name="T1">陳真2006 8 23</text:span><text:span text:style-name="T3"><text:line-break/></text:span><text:span text:style-name="T1">P.S.: 學姐的 RLC 抗議現場是四五十人,不是十幾人.</text:span></text:p>
      <text:p text:style-name="P1"><text:span text:style-name="T1">陳真 | 2006.08.23 05:03 | </text:span><text:span text:style-name="T2">#</text:span></text:p>
      <text:p text:style-name="P3"><text:span text:style-name="T1">學姐在一家國際人權組織叫RLC(難民法律中心)吃頭路,這人權機構聽說去年還得了人權獎,沒想到...(淚噴),沒想到居然不顧員工人權(甩鼻涕),任意裁員,所以工會決定發起罷工示威.</text:span></text:p>
      <text:p text:style-name="P3"><text:span text:style-name="T1">今天幾家電視台都有報導,十幾個人在難民拘留所外搖旗吶喊,聽學姐說 BBC 記者還兼導演,指導無精打采的群眾演戲,拍出精采示威畫面,甚至還動用特效及剪接,把兩個畫面重疊一起,就跟拍電影一樣. 現在記者這工作越來越像導演了,新聞系應該併入戲劇系或導演系才對.(我有看到學姐對著鏡頭傻笑.)</text:span></text:p>
      <text:p text:style-name="P3"><text:span text:style-name="T1">BTW, 學姐是妳的學姐, 學姐也是我的學姐, 所以我們在學姐面前是同輩, 我若不是妳的學長, 難道...(側臉仰頭四十五度角, 鼻子發出低八度亨亨亨的聲音)難道...妳也想當我的學姐嗎?</text:span></text:p>
      <text:p text:style-name="P3"><text:span text:style-name="T1">學長</text:span><text:span text:style-name="T3"><text:line-break/></text:span></text:p>
      <text:p text:style-name="P1"><text:span text:style-name="T1">祁月澈 | 2006.08.23 01:02 | </text:span><text:span text:style-name="T2">#</text:span></text:p>
      <text:p text:style-name="P2"><text:span text:style-name="T1">了解～所以你們回去了嗎？@@</text:span><text:span text:style-name="T3"><text:line-break/></text:span><text:span text:style-name="T1">早上七點啊……那時候我還在睡大頭覺哩……（目遠）</text:span></text:p>
      <text:p text:style-name="P2"><text:span text:style-name="T1">嗯，關於管理誰這個問題，把自己管理好也是很重要的！（閃眼）</text:span><text:span text:style-name="T3"><text:line-break/></text:span><text:span text:style-name="T1">很好，密切觀察密切監視！有空的時候也不要忘記轉到電影台看一下有沒有星爺的電影歐～</text:span><text:span text:style-name="T3"><text:line-break/></text:span><text:span text:style-name="T1">（謎：……你這簡直比傳教的還恐怖，我告訴你！）</text:span></text:p>
      <text:p text:style-name="P2"><text:span text:style-name="T1">叔叔……你真的學得很好……入木三分啊！（目遠）</text:span><text:span text:style-name="T3"><text:line-break/></text:span><text:span text:style-name="T1">沒錯，碎念是碎碎念的簡稱……還有叔叔你的答案，我已經知道了～（淚奔）</text:span></text:p>
      <text:p text:style-name="P2"><text:span text:style-name="T1">叔叔……你在說繞口令嗎？（茶）</text:span></text:p>
      <text:p text:style-name="P1"><text:span text:style-name="T1">陳真 | 2006.08.22 17:43 | </text:span><text:span text:style-name="T2">#</text:span></text:p>
      <text:p text:style-name="P3"><text:span text:style-name="T1">學姐為了世界和平,早上七點就出門去抗爭舉白布條,BBC 昨天就有提前報導這件事說.</text:span></text:p>
      <text:p text:style-name="P3"><text:span text:style-name="T1">叔叔是家管,所以必須留守家中管理(家中只有我,管理誰啊?),先戴上\\@@// (眼鏡),密切監視@@電視畫面,看有無進一步消息.</text:span></text:p>
      <text:p text:style-name="P3"><text:span text:style-name="T1">碎念是碎碎念的簡稱嗎? 妳不會啊~~(遲疑的眼神,不實的顫抖聲調~~)</text:span></text:p>
      <text:p text:style-name="P3"><text:span text:style-name="T1">勉強很重要,即使很勉強還是要勉強,但勉強勉強的時候,當然也不能太勉強,勉強雖然重要,但為了世界和平...唉...</text:span><text:span text:style-name="T3"><text:line-break/></text:span></text:p>
      <text:p text:style-name="P1"><text:span text:style-name="T1">祁月澈 | 2006.08.22 16:49 | </text:span><text:span text:style-name="T2">#</text:span></text:p>
      <text:p text:style-name="P2"><text:span text:style-name="T1">話說，我娘看完我上一篇留言之後，就叫我爹趕快來看。</text:span><text:span text:style-name="T3"><text:line-break/></text:span><text:span text:style-name="T1">「欸～這是你小孩哦。」娘對著剛看完留言的爹說。</text:span><text:span text:style-name="T3"><text:line-break/></text:span><text:span text:style-name="T1">「好碎唸……」爹口氣雖無奈，眼中一閃一閃的興奮光芒我可沒漏看。</text:span><text:span text:style-name="T3"><text:line-break/></text:span><text:span text:style-name="T1">「沒錯！十五歲有五十歲的碎唸！」兩個人好興奮啊……</text:span></text:p>
      <text:p text:style-name="P2"><text:span text:style-name="T1">叔叔我真的很碎唸嗎？（哭抖）</text:span></text:p>
      <text:p text:style-name="P2"><text:span text:style-name="T1">---</text:span></text:p>
      <text:p text:style-name="P2"><text:span text:style-name="T1">叔叔早上好，雖然現在已經下午了。XD</text:span><text:span text:style-name="T3"><text:line-break/></text:span><text:span text:style-name="T1">關於後台的問題，叔叔我來都來了還能怎樣！（其實我算是青少年了，不過我比較喜歡當小朋友……）</text:span><text:span text:style-name="T3"><text:line-break/></text:span><text:span text:style-name="T1">對了～叔叔被我教育得很成功，開始使用動態表情符號了。（意思是什麼目遠啊、目光亂飄都跑出來了。XD）</text:span></text:p>
      <text:p text:style-name="P2"><text:span text:style-name="T1">是、是，我會好好用功的。（勉強嘛～）</text:span><text:span text:style-name="T3"><text:line-break/></text:span><text:span text:style-name="T1">叔叔幫我向學姐問好～</text:span></text:p>
      <text:p text:style-name="P2"><text:span text:style-name="T1">--</text:span></text:p>
      <text:p text:style-name="P2"><text:span text:style-name="T1">剛剛發現我上一篇留言的「祁」打錯了……（目遠）</text:span></text:p>
      <text:p text:style-name="P1"><text:span text:style-name="T1">陳真 | 2006.08.22 10:32 | </text:span><text:span text:style-name="T2">#</text:span></text:p>
      <text:p text:style-name="P3"><text:span text:style-name="T1">本台史上最年輕翻譯家,歐亥唷!</text:span></text:p>
      <text:p text:style-name="P3"><text:span text:style-name="T1">後台是不良場所,一些大人為了世界和平打打殺殺(嘆氣,目遠),小朋友能來嗎? (目光@@~~飄向...)</text:span></text:p>
      <text:p text:style-name="P3"><text:span text:style-name="T1">謝謝妳為本台拔鼠相助. 妳的學姐(也是叔叔的),若有適當文章,會再請妳出馬. 期待後起之秀! 要好好 "勉強" 喔(懂吧,日語).</text:span></text:p>
      <text:p text:style-name="P1"><text:span text:style-name="T1">陳真 | 2006.08.22 10:05 | </text:span><text:span text:style-name="T2">#</text:span></text:p>
      <text:p text:style-name="P2"><text:span text:style-name="T1">asyura, 不謝不謝.</text:span></text:p>
      <text:p text:style-name="P2"><text:span text:style-name="T1">我不是站長,我只有三個長,家長,董事長,還有小學當過班長.</text:span></text:p>
      <text:p text:style-name="P1"><text:span text:style-name="T1">祈月澈 | 2006.08.22 01:52 | </text:span><text:span text:style-name="T2">#</text:span></text:p>
      <text:p text:style-name="P3"><text:span text:style-name="T1">我是木真……叔叔說得這麼明白我好害羞吶……（低頭）</text:span></text:p>
      <text:p text:style-name="P3"><text:span text:style-name="T1">話說我喜歡的名字很多……最近喜歡「遲墨」的意境。如果繁體字廢掉，我一定會少了很多樂趣……</text:span><text:span text:style-name="T3"><text:line-break/></text:span><text:span text:style-name="T1">祁這個姓我很喜歡，BTW，我最喜歡的複姓是宇文……魏晉的宇文啊……（目遠）</text:span></text:p>
      <text:p text:style-name="P3"><text:span text:style-name="T1">話說，關於奶雞……我今天在信箱收到轉寄信看到了！</text:span><text:span text:style-name="T3"><text:line-break/></text:span><text:span text:style-name="T1">「荔枝沒創意，玉荷包沒吸引力，所以－－奶雞出現了！」</text:span><text:span text:style-name="T3"><text:line-break/></text:span><text:span text:style-name="T1">奶雞的那篇我還沒回……我欠的東西果然很多……（目遠）</text:span><text:span text:style-name="T3"><text:line-break/></text:span><text:span text:style-name="T1">不要鼓勵我寫作了鑑慧阿姨了，我是一個生性懶惰好逸惡勞的小鬼呀……（哭抖）</text:span></text:p>
      <text:p text:style-name="P3"><text:span text:style-name="T1">閒扯了一堆，對不起，我這個人就是這麼碎唸！</text:span></text:p>
      <text:p text:style-name="P1"><text:a xlink:type="simple" xlink:href="http://palinfo.habago.org/mt-comments.cgi?__mode=red&amp;id=6252"><text:span text:style-name="T2">asyura</text:span></text:a><text:span text:style-name="T1"> | 2006.08.22 01:40 | </text:span><text:span text:style-name="T2">#</text:span></text:p>
      <text:p text:style-name="P2"><text:span text:style-name="T1">感謝站長！如果我的部落格中所列資料有錯，也歡迎通知我更正！謝謝。</text:span><text:span text:style-name="T3"><text:line-break/></text:span></text:p>
      <text:p text:style-name="P1"><text:span text:style-name="T1">陳真 | 2006.08.21 23:54 | </text:span><text:span text:style-name="T2">#</text:span></text:p>
      <text:p text:style-name="P3"><text:span text:style-name="T1">當然可以引用,謝謝asyura.</text:span></text:p>
      <text:p text:style-name="P3"><text:span text:style-name="T1">或許吧,以後或許會考慮翻譯影片,量力而為; 更期待新秀(渴望的目光 @@~~ 飄向本台史上最年輕的翻譯家).</text:span></text:p>
      <text:p text:style-name="P1"><text:span text:style-name="T1">asyura | 2006.08.21 14:17 | </text:span><text:span text:style-name="T2">#</text:span></text:p>
      <text:p text:style-name="P2"><text:span text:style-name="T1">補充：或許你們有興趣翻譯影片？我想那些影片如果有人翻成中文會更容易被大多數人理解。</text:span></text:p>
      <text:p text:style-name="P1"><text:a xlink:type="simple" xlink:href="http://palinfo.habago.org/mt-comments.cgi?__mode=red&amp;id=6247"><text:span text:style-name="T2">asyura</text:span></text:a><text:span text:style-name="T1"> | 2006.08.21 13:52 | </text:span><text:span text:style-name="T2">#</text:span></text:p>
      <text:p text:style-name="P3"><text:span text:style-name="T1">你好，我在搜尋資料的過程中看見了這個網站，資料很詳細，也很真實。和我在國外的資訊觀點差不多。有個問題想請教，這裡的文字可以引用嗎？例如Sabra and Shatila massacre 那篇的簡介。我的部落格剛好有那次屠殺的影片。</text:span><text:span text:style-name="T3"><text:line-break/></text:span><text:span text:style-name="T1">可以先連到我的部落格看看再回答我，謝謝。</text:span><text:span text:style-name="T3"><text:line-break/></text:span><text:span text:style-name="T1">影片在此：</text:span><text:span text:style-name="T3"><text:line-break/></text:span><text:span text:style-name="T1">http://www.wretch.cc/blog/asyurawar&amp;article_id=8251699</text:span></text:p>
      <text:p text:style-name="P1"><text:span text:style-name="T1">陳真 | 2006.08.21 06:55 | </text:span><text:span text:style-name="T2">#</text:span></text:p>
      <text:p text:style-name="P2"><text:span text:style-name="T1">謝謝 Jackson, 這裏最近被機關槍掃到, 很亂, 你是新客, 希望別嚇到. 這裏的人除了我之外其實都很溫和.</text:span></text:p>
      <text:p text:style-name="P2"><text:span text:style-name="T1">謝謝你讓我有機會自己拍片自己寫影評.</text:span></text:p>
      <text:p text:style-name="P2"><text:span text:style-name="T1">關於第一點, 你說, “親綠” 倒扁者比 (那些) 現在還 ‘不顧一切’ 挺他們 (包括扁及民進黨!!) 的人更有勇氣及先見之明, 不是嗎?”</text:span></text:p>
      <text:p text:style-name="P2"><text:span text:style-name="T1">當然不是. 不但不是, 而且很敗德, 而這也是我那文章所要講的. 打落水狗哪需要什麼 “勇氣及先見之明”? 這道理很明顯不是嗎? 假設你有些朋友, 平時大哥大哥喊不停, 有福同享, 甚至還嫌好康分太少, 吵著要, 如今東窗事發, 突然變成正義使者, “倒” 起你來, 你做何感想?</text:span></text:p>
      <text:p text:style-name="P2"><text:span text:style-name="T1">有個詞很重要, 但不知中文該如何適當表達, 英文叫 “morally speaking”, 中文意思大約是說 “就道德上來講”. 也就是說, 我們現在不是在談某個幫派所做所為是對或錯那樣一種是非或法律問題, 而是談幫派徒眾窩裏反的嘴臉那樣一種道德道德道德…問題.</text:span></text:p>
      <text:p text:style-name="P2"><text:span text:style-name="T1">別忘了道德二字, 不要把它和法律混淆, 更不要把它矮化成一種行為面的東西.同時也不要誤解我所談的 “對象”, 對象不是議論扁有無貪污或貪污是對或錯或如何逼迫下台的方式, 對象是講一群平時與之哥倆好一對寶的這麼一大票人, 他們長年以來看該黨那麼多比這更齷齪胡搞不知道幾百倍的醜事, 甚至自己就是分贓者或受益人, 怎麼以前都不生氣? 現在這麼一點雞毛蒜皮大的什麼發票、關說或禮券, 他們卻說快氣死了, 豈不是騙小孩?</text:span></text:p>
      <text:p text:style-name="P2"><text:span text:style-name="T1">他們一直是一夥的, 長年一起在綠旗底下有福同享不是嗎? 如今不但假裝生氣, 而且還以白雪公主般的清純與崇高道德姿態痛斥落難走投無路的 “大哥”, 這樣叫做道德嗎? 所謂盜亦有道, 我看白道比黑道更黑, 更不把道德當一回事.</text:span></text:p>
      <text:p text:style-name="P2"><text:span text:style-name="T1">一些過去擁扁的律師這兩天 “勇敢” 站出來 (這也需要勇敢嗎? 現在是挺扁才需要一點勇氣吧!), 他們說扁使法律界 “蒙羞”, 因此計劃修改法律, 對那些破壞 “律師形象” 的人除名.</text:span></text:p>
      <text:p text:style-name="P2"><text:span text:style-name="T1">依我看, morally speaking, 若真有這樣的法律通過, 第一個應該吊銷律師資格的就是這些毫不害臊居然還公開連署開記者會一副正義凜然倒扁的 “勇敢” 律師們, 是他們破壞了律師形象才對, 因為那樣的行為是可恥的. 倒扁可以, 自首也行, 但 morally speaking, 你沒有資格以那樣的道德姿態倒扁, 那是在戕害我們對道德的敬意.</text:span></text:p>
      <text:p text:style-name="P2"><text:span text:style-name="T1">不管怎麼說, 以高姿態打落水狗都是可恥的. 當 “大哥” 還很猛, 你跟他拼命, 道德上我們是尊敬的, 但是當大哥都已經變成落水狗, 哀哀求憐, 這時你打他可以, 但別以道德之姿勇猛地打, 這樣很噁心, 我會吐.</text:span></text:p>
      <text:p text:style-name="P2"><text:span text:style-name="T1">就好像時下一大堆 “愛台灣” 的御用文人, 當國民黨很猛, 當喊台獨會死人時, 他們窩囊得跟什麼一樣, 連個屁都不敢放, 坐椅子屁股只敢坐三分之一, 甚至喊萬歲, 以接近權貴為榮; 可當民氣可用, 當國民黨變成喪家之犬, 當台獨變成一種時髦的政治正確時, x他爸的他們居然開始 “勇敢” 地喊打喊殺, 變成綠衛兵, 那叫勇敢嗎? 那叫道德嗎? 如果你說那是道德, 那只是在傷害我們對道德這東西的敬意.</text:span></text:p>
      <text:p text:style-name="P2"><text:span text:style-name="T1">簡單說, 你可以窩裏反, 你甚至可以蒙著臉偷偷出賣同志, 但morally speaking, 你絕不能以道德姿態打落水狗或窩裏反; 那樣的嘴臉太難看.</text:span></text:p>
      <text:p text:style-name="P2"><text:span text:style-name="T1">至於第三點, 你說我的想法 “大概和李家同教授的觀點差不多,就是希望讓 ‘阿扁下台’ 這件事透過 ‘法治’ 或 ‘體制內’ 的程序來解決.”</text:span></text:p>
      <text:p text:style-name="P2"><text:span text:style-name="T1">但我從沒這麼說啊, 我有那麼阿西嗎? 我怎麼會說那樣的傻話呢? 我是說, 法院不抓壞人, 警察不敢得罪歹徒, 反倒搖尾巴做可愛狀, 這時我們卻熱情澎湃像吃了搖頭丸似地, 自己準備機關槍手榴彈, 很興奮地說要給 “某個” 已經解除武裝的歹徒好看! 鼓吹這樣一種群眾內分泌, 鼓吹這樣一種公審式、文革式的愚昧病態激情, 是一件很美妙的事嗎?</text:span></text:p>
      <text:p text:style-name="P2"><text:span text:style-name="T1">好吧, 就算你對付了 “某個” 歹徒, 但就我所知, 這樣的歹徒恐怕佔衙門裏的八成 (王建 (火宣) 說佔九成), 難道我們天天就忙著對付這些手握權柄的所謂公僕或民代? 有可能這樣做嗎?</text:span></text:p>
      <text:p text:style-name="P2"><text:span text:style-name="T1">如果法院及警方永遠這麼欺善怕惡, 如果我們能接受這一點, 那乾脆廢除司法, 回復文革時期, 就讓一切是非由群眾像起乩一樣, 憑著某種極其簡單的邏輯與好惡來定奪.</text:span></text:p>
      <text:p text:style-name="P2"><text:span text:style-name="T1">大陸文革結束後, 各方累積了許多資料, 當我升國中, 學校派我參加 “愛國思想比賽” (我記得好像得了第三名, 是台南市第三愛國的國中生), 所以開放檔案室,讓我看了許多文革與 “匪情” 資料. 挺刺激的, 四人幫把反革命的 “壞人” 一個個鬥倒或幹掉, 比三國演義還刺激. 可是, 這樣一種激情是愚昧的.</text:span></text:p>
      <text:p text:style-name="P2"><text:span text:style-name="T1">但別誤會, 我一點都不反對群眾運動, 我是老鳥了, 而且一直到現在都還在運動, 我怎麼會反對群眾抗爭呢?</text:span></text:p>
      <text:p text:style-name="P2"><text:span text:style-name="T1">再說, 群眾運動怎麼會是體制外? 一切不都是 “合法” 進行嗎? 就算不合法也不一定就是體制外; 比方說捷運上隨地小便應該不合法吧? 於是我收下罰單, 但我不能說我進行了一場體制外小便不是嗎?</text:span></text:p>
      <text:p text:style-name="P2"><text:span text:style-name="T1">群眾運動本來就是人民權力的一部份, 它企圖施壓改變一些事, 但那些事之改變與否如果終究仍是訴諸舊有體制或舊有精神, 哪來體制外? 當人們為了反戰, 故意違反交通規則, 躺在馬路上阻礙交通, 警察來抓人, 一陣混亂後, 人們被捕, 接受起訴, 判刑服刑, 這一切全是在體制內不是嗎? 李家同教授講的那些想法, 很反動, 很封建. 跟我講的怎麼會一樣?</text:span></text:p>
      <text:p text:style-name="P2"><text:span text:style-name="T1">人們嘴巴一直講道德道德道德, 但我卻發現很難讓人們的注意力集中到他們朗朗上口的道德上, 反倒一直只注意著那些一點都不重要的什麼扁該不該下台或如何讓他下台這類我完全不關心而且覺得morally speaking 一點都不重要的無聊小事.</text:span></text:p>
      <text:p text:style-name="P2"><text:span text:style-name="T1">這樣一些事有何意義可言? 我真的想不出來這些小事有何重要? 這個人下台, 換另一個名字上台, 這樣的上台下台動作, 真的對你有那麼重要嗎? 現實上或許重要, 但在道德上卻毫無重要性.</text:span></text:p>
      <text:p text:style-name="P2"><text:span text:style-name="T1">現實上我也倒扁, 我若在台灣, 八成也會響應上街倒扁湊熱鬧, 但我不會說這是道德之舉; 我反倒覺得如此戲一場很可悲; 往後可預見的一場衝突, 搞不好要鬧出人命來, 歷史如月經, 故事繞著一個周期循環, 箇中荒謬實在挺無奈.</text:span></text:p>
      <text:p text:style-name="P2"><text:span text:style-name="T1">而我所談的, 並不是現實上的是非. 比方說, 同樣那些什麼發票禮券的事, 不就天天發生在我們四周或我們自己身上? 當扁或綠政權呼風喚雨時, 同樣的事絕不會引起憤怒, 不但不憤怒, 有幸能沾上一點邊者恐怕都還覺得挺光榮呢! 要不然怎麼會連殯儀館每個靈堂都曾經到處掛著扁署名的輓聯?</text:span></text:p>
      <text:p text:style-name="P2"><text:span text:style-name="T1">可是現在當權者失勢了, 人們卻 “憤怒” 起來, 但這只是自欺欺人. 我們如果真的對那樣一些貪污或特權的事感到不屑, 那樣一些事就不會如此普遍發生在這個社會每個角落. 特權走天下, 法條千條不如人脈一條或金條一條, 把這樣一種普遍現象歸諸一人一家是很荒唐的.</text:span><text:span text:style-name="T3"><text:line-break/><text:line-break/></text:span><text:span text:style-name="T1">再說, 親綠者是 “倒扁”, 不是 “倒綠”, 他們說倒扁是為了什麼 “延續本土勢力”, 或是為了 “拯救民進黨”. 換句話說, 他們不是為了那些貪污行為 “本身”, 而是以之為手段為策略來拯救某一種勢力或某一政黨. 而這不但不是道德, 而且是敗德的極致. 以道德為手段是可恥的.</text:span></text:p>
      <text:p text:style-name="P2"><text:span text:style-name="T1">人類所能想得出來的所有道德事務和道德詞彙, 早已被民進黨給當成手段使用過無數遍, 一旦目的達成取得權力, 馬上變臉, 根本就忘了什麼道德. 這樣一種打著道德反道德的作風, 不是民進黨專利, 而是幾乎已經是一種嵌入台灣人基因裏頭的東西. 就跟民進黨一樣, 台灣人哪在乎什麼道德或痛恨什麼特權? 我倒很少很少很少很少遇到真的厭惡特權的台灣人, 台灣人只是厭惡 “別人” 有特權, 但很喜歡 “自己” 有特權, 並以擁有特權為榮.</text:span></text:p>
      <text:p text:style-name="P2"><text:span text:style-name="T1">簡單說, 任何人可以做任何事, 但必須用合乎道德與美感與人性的方式去做, 更必須知道自己在幹什麼, 不要蠢血沸騰. 我不反對窩裏反, 也不反對把誰拉下台, 而是反對人們以違反邏輯、傷害道德與美感或傷害人性的方式去做那些表面上似乎是對的事.</text:span></text:p>
      <text:p text:style-name="P2"><text:span text:style-name="T1">還有很多, 講不完. 比方說, 你可以倒扁, 但你不能連人家的小孩或夫妻感情也要拿來羞辱一番 (比方說南方朔經常這樣), 或甚至連一個剛出生的小baby 都要用醜化的方式幫他取名, 藉以羞辱, 我沒辦法忍受這樣的事 (做這些事的人, 其中很多是我的朋友), 如果這個社會普遍能忍受, 那它就是有病, 蠢血沸騰, 八卦激情興奮過度, 大概根本不知道自己在幹什麼.</text:span></text:p>
      <text:p text:style-name="P2"><text:span text:style-name="T1">我曾寫過一篇文章, 罵那些為了選舉竟然侮辱別人什麼豬仔家族的進步界社運人士 (做這事的人, 其中很多是我的朋友), 它媽的這叫做進步? 進步在哪? 一個人賄選, 竟然一家老小全部被你用漫畫畫成一窩豬, 說是豬仔家族, 然後叫大家投票給你, 說你要進入議會幫弱勢者發言, 可是, 這不是騙小孩嗎? 你都還沒取得權力都已經這麼恐怖了, 要是讓你進入議會那還得了.</text:span></text:p>
      <text:p text:style-name="P2"><text:span text:style-name="T1">這時, 你若把我的反彈解釋為我在支持賄選者, 或解釋為我說賄選沒關係, 或解釋為我說賄選只能交由司法裁判, 不得以其它方式抗議, 或解釋為我跟誰有過節,那我真的不知道該怎麼說才能說得更清楚, 才能把你的注意力拉到我要你注意的層面上.</text:span></text:p>
      <text:p text:style-name="P2"><text:span text:style-name="T1">這其實只說明了一件事, 那些真正重要的東西, 只是朗朗上口而已, 事實上根本不曾被人們所重視. 人們只重視輸贏重視立場重視方便行事重視一種極其粗暴敗德的表面是非.</text:span></text:p>
      <text:p text:style-name="P2"><text:span text:style-name="T1">或許轉移注意力之困難在於我們混淆了兩個本質上不同的東西, 一是做 “什麼”, 二是 “怎麼” 做. 前者是what, 後者是how. 對科學或記者或法官來講, what或許很重要, 但是, 世上之所以有感情有藝術有道德有宗教等等這些東西, 卻不在於 what, 而在於 how. 人人都說我愛你, 但並不是寫出 “愛” 這個字就是完成了一封情書不是嗎?</text:span></text:p>
      <text:p text:style-name="P2"><text:span text:style-name="T1">一封情書是否動人, 不是看字眼本身, 不是看它有沒有寫出哪個字, 而是看它寫成的態度, 也就是說, 看它 “怎麼” 寫, 而不是寫 “什麼”. 如果我們的注意力只能集中在 “what” 這個層面上, 那意味著我們事實上並沒有能力欣賞什麼藝術或談論什麼道德.</text:span></text:p>
      <text:p text:style-name="P2"><text:span text:style-name="T1">阿莫多瓦有部片叫talk to her, 男護士不是 “強姦” 了失去意識的女植物人嗎? 這種行為對嗎? 法律上當然不對, 但是, 為什麼許多人看完之後卻為那個男護士痛哭流涕呢? 難道他們支持強姦病人的行為? 當然不是, 那是因為我們並不以 “行為”、不以 “what” 來理解美麗或道德這類東西.</text:span></text:p>
      <text:p text:style-name="P2"><text:span text:style-name="T1">混淆how 與 what, 或甚至以what取代how, 是很醜陋很敗德的, 因為它傷害了美感與道德感.</text:span></text:p>
      <text:p text:style-name="P2"><text:span text:style-name="T1">同樣地, 我所談的, 毫無現實意義, 它不是一種行為指南, 不是教大家要上街頭或不上街頭, 不是談什麼反扁挺扁, 不是講任何現實主張; 任何人要幹 “啥” (what) 都行, 我都沒意見, 但是你們不是一直講道德道德道德嗎? 如果真的要講道德, 那我們就應拋開一切與道德根本不相干的 “what”, 拋開一切瑣碎空洞的現實議論, 而把注意力集中在飄乎一切表面現象上那個美麗的、大寫的東西.</text:span></text:p>
      <text:p text:style-name="P2"><text:span text:style-name="T1">希望我有說明得更清楚一些, 而不是越說誤解越深.</text:span></text:p>
      <text:p text:style-name="P2"><text:span text:style-name="T1">也許那些著迷於現實的人會說這很無聊, 但我不覺無聊, 反倒覺得這是最重要的事. 套句蘇格拉底的話, “我們不是在談小事, 我們是在談如何活下去的問題.”</text:span></text:p>
      <text:p text:style-name="P2"><text:span text:style-name="T3"><text:line-break/></text:span><text:span text:style-name="T1">陳真2006 8 20.</text:span><text:span text:style-name="T3"><text:line-break/></text:span></text:p>
      <text:p text:style-name="P1"><text:span text:style-name="T1">哈巴必读 | 2006.08.21 01:09 | </text:span><text:span text:style-name="T2">#</text:span></text:p>
      <text:p text:style-name="P3"><text:span text:style-name="T1">各位恐怖分子好！许久不见，又从恐怖组织那里领了多少银子啊？</text:span></text:p>
      <text:p text:style-name="P3"><text:span text:style-name="T1">阿扁不好，陈真就该绑上炸弹跟他同归于尽，怎么光鼓励别人上阵，自己只在旁边拍手？</text:span></text:p>
      <text:p text:style-name="P3"><text:span text:style-name="T1">上边两句是开玩笑，现在说两句真的。</text:span></text:p>
      <text:p text:style-name="P3"><text:span text:style-name="T1">陈真因为当年被国民党迫害了几天，所以一肚子仇恨，大概又因为那时候国民党跟美国有关系，所以连带仇恨美国，仇恨以色列。敢于反抗专制还是有勇气的，但事情已经过去那么多年，还生活在仇恨里就不可取了。这样生活在仇恨里的人自然是戴变色眼镜看世界，无时无刻不把自己边缘化，斤斤计较什么是“主流”，什么不是“主流”，忙着贴标签，而看不见事实。</text:span></text:p>
      <text:p text:style-name="P1"><text:span text:style-name="T1">jackson.kao | 2006.08.20 12:34 | </text:span><text:span text:style-name="T2">#</text:span></text:p>
      <text:p text:style-name="P2"><text:span text:style-name="T1">陳真 您好,</text:span></text:p>
      <text:p text:style-name="P2"><text:span text:style-name="T1">小弟對於您轉載這篇"獵扁如獵巫"乙文,有幾點看法,希望能與您</text:span><text:span text:style-name="T3"><text:line-break/></text:span><text:span text:style-name="T1">進一步討論.</text:span></text:p>
      <text:p text:style-name="P2"><text:span text:style-name="T1">1.我贊同一點,就是這群人(不論是文中所述"親緣人士"或倒扁學者")</text:span><text:span text:style-name="T3"><text:line-break/></text:span><text:span text:style-name="T1">站出來太慢了,他們不應該等到執政六年多才來倒扁!!</text:span><text:span text:style-name="T3"><text:line-break/></text:span><text:span text:style-name="T1">不過比較現在還在"不顧一切"挺他們(包括扁及民進黨!!)的人</text:span><text:span text:style-name="T3"><text:line-break/></text:span><text:span text:style-name="T1">而這,這些人算是有勇氣及先見之明,不是嗎?</text:span></text:p>
      <text:p text:style-name="P2"><text:span text:style-name="T1">2.針對"箭頭指向一人一家，並不公道"這句話,我個人也十分贊同,</text:span><text:span text:style-name="T3"><text:line-break/></text:span><text:span text:style-name="T1">所謂[冰凍三尺非一日之寒],從他當上市長到執政六年,這段時間</text:span><text:span text:style-name="T3"><text:line-break/></text:span><text:span text:style-name="T1">發生這麼多事,支持的民眾也好(包含當年挺扁的我)所有四大天王</text:span><text:span text:style-name="T3"><text:line-break/></text:span><text:span text:style-name="T1">及同黨的立委諸公們,他們之中有多少人願意站出來指責,民進黨</text:span><text:span text:style-name="T3"><text:line-break/></text:span><text:span text:style-name="T1">早已變成"一言堂".(想想沈富雄最後是如此被同志們打壓!!)</text:span></text:p>
      <text:p text:style-name="P2"><text:span text:style-name="T1">3.最後一點,大概和李家同教授的觀點差不多,就是希望讓"阿扁下台"</text:span><text:span text:style-name="T3"><text:line-break/></text:span><text:span text:style-name="T1">這件事透過"法治"或"體制內"的程序來解決.</text:span><text:span text:style-name="T3"><text:line-break/></text:span><text:span text:style-name="T1">原則上,個人十分贊同;但我們回頭想想,台灣還有法治嗎??</text:span><text:span text:style-name="T3"><text:line-break/></text:span><text:span text:style-name="T1">這麼多弊案,哪一件能查個水落石出,至少能取信於民呢??</text:span></text:p>
      <text:p text:style-name="P2"><text:span text:style-name="T1">再看319真調會,成立真調會不就是要循著法治的方式,結果人民</text:span><text:span text:style-name="T3"><text:line-break/></text:span><text:span text:style-name="T1">得到什麼,答案是"nothing".</text:span><text:span text:style-name="T3"><text:line-break/></text:span><text:span text:style-name="T1">民進黨挾著國家機器,全力反撲代表民意的"立法院","法律"早就</text:span><text:span text:style-name="T3"><text:line-break/></text:span><text:span text:style-name="T1">不存在執政當局的心中!!</text:span></text:p>
      <text:p text:style-name="P2"><text:span text:style-name="T1">民進黨立委不敢在立院表決中支持訴諸人民的投票表決,今天我們</text:span><text:span text:style-name="T3"><text:line-break/></text:span><text:span text:style-name="T1">自動自發的站出來,向貪腐及無能的政府表達心中的不滿,無法認同</text:span><text:span text:style-name="T3"><text:line-break/></text:span><text:span text:style-name="T1">或是反對的人民,我只想對您們說:我們選擇站出來,不是因為吃飽撐著,</text:span><text:span text:style-name="T3"><text:line-break/></text:span><text:span text:style-name="T1">我們像您們一樣,有工作小孩及沈重的經濟壓力</text:span></text:p>
      <text:p text:style-name="P2"><text:span text:style-name="T1">十八世紀英國思想家柏克（Edmund Burke)所說的:</text:span><text:span text:style-name="T3"><text:line-break/></text:span><text:span text:style-name="T1">"The only thing necessary for the triumph of evil is for good men</text:span><text:span text:style-name="T3"><text:line-break/></text:span><text:span text:style-name="T1">to do nothing." (惡人得勝的唯一條件，就是好人袖手旁觀)</text:span><text:span text:style-name="T3"><text:line-break/></text:span></text:p>
      <text:p text:style-name="P1"><text:span text:style-name="T1">陳真 | 2006.08.18 06:51 | </text:span><text:span text:style-name="T2">#</text:span></text:p>
      <text:p text:style-name="P3"><text:span text:style-name="T1">這是之前貼的,後來因為想把它濃縮改寫一下投報紙,所以刪掉,今天蘋果登了(見本台首頁),所以我還是把原文重新貼上好了.</text:span></text:p>
      <text:p text:style-name="P3"><text:span text:style-name="T1">底下彥博的留言是針對江春男那篇文章.</text:span></text:p>
      <text:p text:style-name="P3"><text:span text:style-name="T1">===========</text:span><text:span text:style-name="T3"><text:line-break/></text:span><text:span text:style-name="T1">過去我常說，扁做為一名政治人物，天下第一壞，但做為一個普通人，言語木訥老實，近乎呆滯，是個好人。我還說，扁政治上一無是處，但他有個優點，他不貪財。現在不貪財這唯一政治優點似乎成為一種笑話，但真的是這樣嗎？絕對不是。</text:span></text:p>
      <text:p text:style-name="P3"><text:span text:style-name="T1">扁及一幫徒眾應繩之以法，但這僅僅是指的法律，而不是道德。若論道德，檯面上這些親綠倒扁者恐怕才是更為敗德的一方，因為他們非常不誠實；他們利用道德訴求進行政治鬥爭。他們見過比這些什麼假發票真報帳更為惡劣千百倍的各種狗皮倒灶，但他們平常不但不吭一聲（頂多小聲罵大聲捧），反而選擇依偎綠旗底下，享受各種有形無形的好處，往往不講是非，只講策略立場與顏色，如今順勢翻桌，反倒誇大他們原本根本不在乎的所謂貪污「小節」。這樣的翻桌行徑，絕非正義，絕非正直的人所應為。</text:span></text:p>
      <text:p text:style-name="P3"><text:span text:style-name="T1">這股綠色倒扁勢力，表面行為上或許是對的，但道德上不乾淨。他們並不是真的在乎什麼假發票或SOGO禮券。他們個個有頭有臉，能言善道，有著各種「宏觀視野」與「論述」，平常會在乎什麼大官拿人家禮券這種「小事」嗎？台灣政壇僅僅是這麼「清純」的貪污嗎？政壇之污濁惡臭豈是什麼發票這些小CASE所能形容？連我這樣一個離開這圈子十多年、離開台灣近十年的人都能略知一二，檯面人物會比我更外行嗎？</text:span></text:p>
      <text:p text:style-name="P3"><text:span text:style-name="T1">再說，政壇之惡有甚於貪污者，難道他們對其它一切惡行都覺得無所謂？或只會打落水狗，放馬後炮？寫出一篇什麼宣言，往自己臉上貼金了事。</text:span><text:span text:style-name="T3"><text:line-break/><text:line-break/></text:span><text:span text:style-name="T1">扁及民進黨過去多年來所做所為，無所不用其極，罄竹難書，不但傷害人性基本價值，而且國家就像私人囊中物，國庫當做提款機，至於公眾資源分配，大至數百億，小至數萬研究經費或獎金或補助或各式各樣的名堂或名位，與分贓何異？但有沒有聽過哪個泛綠或親綠人士表達過一絲憤怒？沒有。但他們現在竟然又憤怒又流淚，又論述又展望，清純得像什麼白雪公主似的，囊括美名於己身，反倒努力妖魔化特定對象（扁珍或趙健銘等），若非極度無知，便是無恥。老實說，我還真難體會這樣一種「憤怒」如何可能產生？</text:span><text:span text:style-name="T3"><text:line-break/><text:line-break/></text:span><text:span text:style-name="T1">簡單說，他們並不是真的在乎什麼是非，他們並沒有把道德或基本原則當一回事；他們只是為了莫名其妙的什麼「延續本土勢力」，或基於各種政治考量才翻桌，但所有這一切，都絕非出於什麼民主法治理念，更不用說出於什麼深刻的道德感。檯面人物講道德，就好像美國講人權時給人的感覺，缺乏道德一致性，那只是一種工具，一種策略，而不是一種如空氣般長相左右的基本生活原則。</text:span></text:p>
      <text:p text:style-name="P3"><text:span text:style-name="T1">扁許多政治行徑很壞，但光是一個人壞得起來嗎？難道這一大票所謂親綠的什麼東西兩手乾淨、一點責任都沒有？可是平常有好康的，大家一起分享時，為什麼不也採同樣的乾淨標準？可當扁呼風喚雨時，綠色政權比這污濁千百倍的諸多惡行，為什麼他們一點也不憤怒？不但不憤怒，甚至為當權美言狡飾不是嗎？</text:span></text:p>
      <text:p text:style-name="P3"><text:span text:style-name="T1">扁許多政治行徑很壞，但在錢的事情上把他妖魔化是不道德的。有句名言說「權力使人腐化」，但我沒見過誰被權力給腐化了，我只見過權力使人現出原形。我還是相信阿扁的原形是木訥不貪財，但他向來好勝心強，不擇手段。</text:span></text:p>
      <text:p text:style-name="P3"><text:span text:style-name="T1">總之，用這種惡名集一身的方式打落水狗不但不光采，而且違反事實。扁不是貪財之人，把一切的惡歸諸一人或一家身上，變成一種廉價且扭曲的道德譴責，這是很不道德的。法律的應歸法律，道德歸道德；是非歸還給是非，人性終究還是應該回到人性面上來理解。以粗糙的表面是非來理解幽微人性，是很不道德的。</text:span></text:p>
      <text:p text:style-name="P3"><text:span text:style-name="T1">江春男底下文章最後一句話說：「了解阿扁的人，很少人相信他會胡亂A錢。」這話講得很對。扁珍或許觸法，但如果要把他們給妖魔化成為一種個人本質之惡，這完全不是事實。就算是一般人（更不用說是檯面上這些在政治上打滾的人）也該想清楚道德這東西是怎麼一回事，想清楚所謂惡從何而來；一個人或一家幾口人豈有可能做得了什麼惡？</text:span></text:p>
      <text:p text:style-name="P3"><text:span text:style-name="T1">施明德說政治應重視道德。這話沒錯，但他（們）恰恰不是站在道德的一方；他（們）在單一事件的表面是非上或法律上或許是正確的，但道不道德並不是看表面行為是非，更不是看法律，而是看很多深刻細膩而且有關人性的東西。</text:span></text:p>
      <text:p text:style-name="P3"><text:span text:style-name="T1">向來反扁反綠者也一樣，即便是打擊敵人也應該給敵人一種公平的對待。把箭頭全指向一人一家，若非愚昧，就是居心不良。我知道政治鬥爭很難不講權謀不講策略，但是把道德拿來當祭品，當成一種打擊工具，那只是傷害了人們對道德這東西的敬意，就好像美國要幹啥我們都拿它沒辦法，但我們至少能譴責它不該以人權為工具。所有道德原則本身就是一種目的，它不該是任何立場或鬥爭的工具或武器或說詞。</text:span></text:p>
      <text:p text:style-name="P3"><text:span text:style-name="T1">民進黨靠這套東西上台，奪權後它媽的什麼人權平等或清廉道德全丟棄一旁，但這套把戲難道只是該黨專利？難道它不就是一種「台灣文化」，一直陰魂不散？每當有機會，大家就拿這些東西來整人，但這些東西恰恰不該是整人用的，它不該是一種工具，而是一種目的。就跟人與人的感情一樣，一切美好的價值當它變成一種手段或工具時，它就會瞬間變成醜陋之物。</text:span></text:p>
      <text:p text:style-name="P3"><text:span text:style-name="T1">至於法律和道德，兩者應分清楚，它們不但不是一體兩面，甚至是兩條平行線，兩套互為獨立的概念。可是，八卦社會應該講法治時不講，偏以道德出師，甚至我看那些民盟的朋友竟然還跑到台南關帝廟祭拜，說什麼要借助神力與九九大凶之日「替天行道」；自欺欺人，莫此為甚。</text:span></text:p>
      <text:p text:style-name="P3"><text:span text:style-name="T1">扁若有罪變無罪，那是法治不彰，而不是某人的道德出了特殊問題；不去罵法官罵檢察官，反倒一味對嫌犯動私刑，說什麼「替天行道」。不知道究竟是哪個「天」，賦予你行什麼「道」？人行道？還是平交道？我常納悶，台灣人真的在乎什麼法治嗎？在這意義上，游錫（方方土）似乎是對的，這樣一種道德掛帥只是封建產物。</text:span></text:p>
      <text:p text:style-name="P3"><text:span text:style-name="T1">不講法治講道德倒也罷了，但講起道德就更不堪了，這只是在利用道德，以選擇性道德訴求進行特定對象的政治鬥爭。我知道一個現象裏頭有千萬種狀況，而我也僅僅是講述其中一種最為顯著者。</text:span></text:p>
      <text:p text:style-name="P3"><text:span text:style-name="T1">扁現在幾成妖魔，一切過錯全推他頭上，彷彿只要他下台，台灣才有救，四處是這類愚民論調。我一直有個十分異樣的感覺，不知道為什麼，在台灣，似乎只要是人數多的一方，肯定就是錯的一方。特別是當那種什麼「全民如何如何」的一窩蜂獵巫狀況出現時，感覺更是可怕；就好像六年前挺扁時那種瘋狂。怎麼會有人如此狂熱去「擁戴」一個政治品行極為敗壞的政治人物？甚至視為救星。</text:span></text:p>
      <text:p text:style-name="P3"><text:span text:style-name="T1">不管挺或反，前後內在思維邏輯並無二致。這種躁動、愚昧與瘋狂，事實上對誰都沒有好處，這只意味著我們的血壓永遠高過智商，我們並不是真的想解決問題，而這同時也意味著，同樣的戲碼將一再循環演出。或許八卦社會就是喜歡這一套，那就沒什麼話好說了。</text:span></text:p>
      <text:p text:style-name="P3"><text:span text:style-name="T1">陳真 2006 8 15</text:span><text:span text:style-name="T3"><text:line-break/></text:span><text:span text:style-name="T1">-----------------------</text:span><text:span text:style-name="T3"><text:line-break/></text:span><text:span text:style-name="T1">阿扁的弟妹</text:span><text:span text:style-name="T3"><text:line-break/><text:line-break/></text:span><text:span text:style-name="T1">江春男 2006 8 15</text:span><text:span text:style-name="T3"><text:line-break/></text:span><text:span text:style-name="T1">蘋果日報</text:span></text:p>
      <text:p text:style-name="P3"><text:span text:style-name="T1">第一家庭捲入許多弊案和醜聞，對阿扁的形象造成致命的打擊，許多人早就把阿扁與貪腐集團劃上等號，以為阿扁一家榮華富貴，雞犬升天。其實，阿扁的媽媽和兩個妹妹、一個弟弟，都過著樸實普通的生活。</text:span><text:span text:style-name="T3"><text:line-break/><text:line-break/></text:span><text:span text:style-name="T1">遺傳樸實家風</text:span></text:p>
      <text:p text:style-name="P3"><text:span text:style-name="T1">阿扁的弟妹從未享受到任何的特權，他們刻意保持低調，不願意與第一家庭扯上關係。住在高雄的兩位妹妹都是小學老師，從未接受訪問。阿扁的親弟弟，一直找不到像樣的工作，以前都作些臨時工，直到前幾年，才在南科找到總務工作，天天騎摩托車上班。他與母親住在官田老家，阿扁每次回家，總有大批媒體跟隨，但他的老弟卻從未曝光。</text:span></text:p>
      <text:p text:style-name="P3"><text:span text:style-name="T1">阿扁的弟妹個個都樸實、內向、木訥、古意，這是陳家的遺傳，阿扁的父親當佃農，出外作長工，積勞成疾。母親一輩子勤苦耐勞，從未過舒適生活。現在他們應該很慶幸，沒有被捲入第一家庭的醜聞中。</text:span></text:p>
      <text:p text:style-name="P3"><text:span text:style-name="T1">家家都有本難念的經，阿扁的弟妹，一定很不習慣吳淑珍的個性和作風，他們連哥哥兒女的婚禮都沒有參加。阿扁年輕的時候用獎學金幫他的弟妹補習、繳學費，但從政之後，阿扁並沒有照顧弟妹的工作，弟妹卻很守本分，刻意保持距離，從不想沾光，更不想傷害哥哥的形象。</text:span><text:span text:style-name="T3"><text:line-break/><text:line-break/></text:span><text:span text:style-name="T1">成敗皆因阿珍</text:span></text:p>
      <text:p text:style-name="P3"><text:span text:style-name="T1">阿扁的個性木訥，不善交際應酬，和他的弟妹一樣，如非吳淑珍的鼓勵與鞭策，他也不會搞政治。但是政治改變了命運，也改變他的性情。成也阿珍，敗也阿珍。</text:span><text:span text:style-name="T3"><text:line-break/></text:span><text:span text:style-name="T1">阿扁身為總統，要想幫弟妹找一份較好的工作，一點也不困難，但他並沒有這樣做。他的弟妹如此顧全他的形象，連馬英九的姊妹也做不到，否則馬以南不會當上國民黨的中央委員。</text:span></text:p>
      <text:p text:style-name="P3"><text:span text:style-name="T1">各界抨擊第一家庭的時候，不應該把陳家人罵在裏面，阿扁和吳淑珍的關係切不開，但是陳家人的家風與吳家大大不同，了解阿扁的人，很少人相信他會胡亂A錢的。</text:span><text:span text:style-name="T3"><text:line-break/></text:span></text:p>
      <text:p text:style-name="P1"><text:span text:style-name="T1">閑人 | 2006.08.18 01:47 | </text:span><text:span text:style-name="T2">#</text:span></text:p>
      <text:p text:style-name="P2"><text:span text:style-name="T1">先向陳真先生致意：</text:span></text:p>
      <text:p text:style-name="P2"><text:span text:style-name="T1">您的很多論點, 我都非常同意（除了本人真的不是荷索迷）</text:span><text:span text:style-name="T3"><text:line-break/></text:span><text:span text:style-name="T1">最近說到的「良心」, 雖說是再基本不過的東西, 但是很複雜呢, 人在一些特殊情況下會如何反應真的很難講啊</text:span><text:span text:style-name="T3"><text:line-break/></text:span><text:span text:style-name="T1">我聯想到的是二戰時那些告發猶太人的人, 跟那些只認為自己是做了「該做的事」, 救了猶太人的人; 古人說, 時窮節乃現, 老實說, 我自己都沒有把握在情形危急時真能堅持說（只能祈禱上天不要這樣考驗我吧）</text:span></text:p>
      <text:p text:style-name="P2"><text:span text:style-name="T1">以阿問題實在太複雜, 牽扯龐大, 無論看到什麼分析報導, 到最後總是會嘆一口大氣, 感覺很無望...</text:span><text:span text:style-name="T3"><text:line-break/></text:span><text:span text:style-name="T1">很高興看到有這麼一個認真的中文網站</text:span><text:span text:style-name="T3"><text:line-break/></text:span><text:span text:style-name="T1">以本人這種等級的頭腦, 無法跟站中高手討論, 不過, 討教是一定要的</text:span><text:span text:style-name="T3"><text:line-break/></text:span><text:span text:style-name="T1">今天剛巧看到兩篇顏敏如小姐的文章</text:span><text:span text:style-name="T3"><text:line-break/></text:span><text:span text:style-name="T1">想請教一下有識之士的看法：</text:span><text:span text:style-name="T3"><text:line-break/></text:span><text:span text:style-name="T1">http://www.esouth.org/modules/wordpress/?p=27</text:span><text:span text:style-name="T3"><text:line-break/></text:span><text:span text:style-name="T1">http://www.esouth.org/modules/wordpress/?p=28</text:span></text:p>
      <text:p text:style-name="P1"><text:span text:style-name="T1">陳真 | 2006.08.17 23:04 | </text:span><text:span text:style-name="T2">#</text:span></text:p>
      <text:p text:style-name="P3"><text:span text:style-name="T1">這事可以分成三部份來說:</text:span></text:p>
      <text:p text:style-name="P3"><text:span text:style-name="T1">1. 禁運淨水物資十多年的影響.</text:span><text:span text:style-name="T3"><text:line-break/></text:span><text:span text:style-name="T1">2. 百萬發貧鈾彈之污染水源.</text:span><text:span text:style-name="T3"><text:line-break/></text:span><text:span text:style-name="T1">3. 蓄意以污水處理廠為攻擊目標.聯合國及國際人權組織幾次批評美國此一作為違法國際法,屬反人道戰爭罪行.</text:span></text:p>
      <text:p text:style-name="P3"><text:span text:style-name="T1">這方面大概都是英文資料,我不知道中文有誰談過這問題,但是,從底下鄭啟承所翻譯的 Thomas Nagy 文章應該能找到一部份資訊來源.</text:span></text:p>
      <text:p text:style-name="P3"><text:span text:style-name="T1">大約從 1991 到 1998 年間,因為美國禁運,導致 50萬名伊拉克兒童死亡. 美國國務卿回答記者說,美國認為這樣是值得的. 我對這事寫了些文章,比方說 "反輻射混蛋及伊拉克禁運",手邊沒有這些文章,但網路上應該都還能找得到.</text:span></text:p>
      <text:p text:style-name="P3"><text:span text:style-name="T1">值得注意的有三方面:</text:span></text:p>
      <text:p text:style-name="P3"><text:span text:style-name="T1">一,死亡兒童有一主要症狀:腹瀉.</text:span></text:p>
      <text:p text:style-name="P3"><text:span text:style-name="T1">在藥品禁運下,無從治療,沒有抗生素,連個止痛藥普拿疼都說可以拿來研發生化武器而被禁運.</text:span></text:p>
      <text:p text:style-name="P3"><text:span text:style-name="T1">問題是,腹瀉起因自無法取得乾淨水源,為什麼無法取得呢? 因為美國刻意禁運不該在禁運範圍內的淨水物資,說詞仍是說怕恐怖份子拿來研發生化武器. 但這是胡說八道. 這純粹是蓄意造成污染,詳情可見鄭啟承翻譯的一篇文章 "戰犯行為－美國之蓄意造成伊拉克水源危機:</text:span></text:p>
      <text:p text:style-name="P3"><text:span text:style-name="T1">登於蜂報, 網址是:... (巴勒網設定竟然不許我貼)</text:span></text:p>
      <text:p text:style-name="P3"><text:span text:style-name="T1">二,兒童癌症發生率於數年內急遽飆高,有些貧鈾彈污染特別嚴重地區,某些癌症類型甚至高達以往發生率之十數倍.</text:span></text:p>
      <text:p text:style-name="P3"><text:span text:style-name="T1">連文山翻譯過一篇文章,叫做 "一手遮天",登於 "當代" 雜誌,談到這個問題. 這文章應該網路上仍找得到,你只要打"連文山" 加”一手遮天”應該就能查到.　</text:span></text:p>
      <text:p text:style-name="P3"><text:span text:style-name="T1">我記得許岳弘和王怡靜好像也幫忙翻譯過兩篇有關貧鈾彈,但我後來都沒把文章公開,主要是因為不想多談,談了只是徒然血壓高,等我心理素質強一點再來談.</text:span></text:p>
      <text:p text:style-name="P3"><text:span text:style-name="T1">我自己也翻譯過兩三篇有關貧鈾彈,但都因為網站沒有持續經營而可能消失了,或許網路仍找得到也說不定.</text:span></text:p>
      <text:p text:style-name="P3"><text:span text:style-name="T1">其中最主要是一位國際反貧鈾彈組織的負責人 (名字我忘了),他做了很多相關學術研究,促進他從事這研究主要是因為美國偷偷在他的家鄉山頂試爆,產生小型蕈狀雲,讓他很訝異這是什麼炸彈.</text:span></text:p>
      <text:p text:style-name="P3"><text:span text:style-name="T1">偷偷試爆,居民得癌症是你家的事,美國連自己國民的健康都不顧,哪會管別人死活?</text:span></text:p>
      <text:p text:style-name="P3"><text:span text:style-name="T1">三,新生兒畸形發生率同樣於幾年內及貧鈾彈污染區域內急遽飆高,而且畸形類型相當多樣化且怪異,比如生出一團 "肉塊",醫學上看來十分不尋常,與過去日本原爆的畸形新生兒一樣,不管是發生規模頻率或畸形類型繁多及嚴重度,均無法以常態變異來解釋.</text:span></text:p>
      <text:p text:style-name="P3"><text:span text:style-name="T1">我有幾十張圖片,是從一位外國老醫生長期的貧鈾彈研究報告中取出,我曾公開過這些照片,但後來同樣因雅虎網站取消而消失,但不看也罷,太殘酷. 大家也別寫信跟我要,若真的很想了解,只要自己做點搜尋工作就能辦到,當然,我講的全是英文資料.</text:span></text:p>
      <text:p text:style-name="P3"><text:span text:style-name="T1">有人可能會故作科學狀說貧鈾彈與高度畸形兒發生率之間無必然因果關係,這是裝模作樣,不值一駁. 你懂科學,難道我們就不懂? 難道我們不知道如何判斷數據? 難道我們不知道提出一種因果關係的宣稱應該基於什麼樣的科學基礎與限制? 我不是說 "絕對" 就是這樣,就好像我也不敢說太陽明天絕對會升起一樣,搞不好今天之後太陽就熄滅了.</text:span></text:p>
      <text:p text:style-name="P3"><text:span text:style-name="T1">這位醫學專家(名字我也刻意遺忘了),年紀很大,老年貧病纏身,西方社運幾年前還曾發起捐款救助,並曾提名諾貝爾和平獎,但他為人倒很低調.</text:span></text:p>
      <text:p text:style-name="P3"><text:span text:style-name="T1">以上所有這些,僅是冰山一角,而且我只談水源污染的部份,並不包括其它直接或間接死於戰亂饑餓者.</text:span></text:p>
      <text:p text:style-name="P3"><text:span text:style-name="T1">可怕之處在於: 所有這一切,並非美國無心造成,而是蓄意. 懂嗎? 可怕不在於數量 (累計上百萬兒童的生命與痛苦),而在於蓄意,他就是故意要實驗一下這樣一種隱而不宣慢慢消磨的作戰模式,先把你的國力和公衛從阿拉伯世界數一數二,搞得退步數十年,然後再一舉入侵殲滅.</text:span></text:p>
      <text:p text:style-name="P3"><text:span text:style-name="T1">很多人以為侵略伊拉克是三年前的事,這當然不對,過去十五六年,在所謂禁飛區(只有美國飛機能飛)就已經不知道轟炸幾萬次了,當你幾乎毫無反抗能力時,他才編個什麼大規模毀滅武器的理由,揮軍進入巴格達,佔領至今.</text:span></text:p>
      <text:p text:style-name="P3"><text:span text:style-name="T1">好了,別問我了,談這些總不是什麼愉快的事,而且,我也不是什麼專家,我所理解的許多東西,網路上垂手可得,有興趣者自己做點功課,研究一下吧. 很多人害怕看英文或其它外文,但至少英文應該沒那麼難才對,若老是只依賴中文資料,那根本就是一片空白,但英文資料卻很多,多得難以想像.</text:span></text:p>
      <text:p text:style-name="P3"><text:span text:style-name="T1">我常覺得台灣人花太多時間看一些沒營養的資訊,比如台灣政治人物之無聊吵嘴或一些真的很沒有意義的新聞或八卦資料,如果把這樣的時間和熱情撥百分之一到那些與你真正切膚相關的正經事上,</text:span><text:span text:style-name="T3"><text:line-break/></text:span><text:span text:style-name="T1">很多困境將改觀.</text:span></text:p>
      <text:p text:style-name="P3"><text:span text:style-name="T1">很多台灣流行人事物我一無所知,比方說什麼 SHE,我一開始還以為怎麼有人取名叫 "她" (SHE),比如我至今還不明白誰是小 S或什麼大 S,這些究竟是指某個人或指著什麼含義. 其實我若有心要接收或理解這類資訊,不需花多少時間馬上能跟得上時代,同樣地,這些貧鈾彈啦禁飛區啦轟炸水廠啦等等,任何人只要有心了解,只要他稍微有著大約國三英文的能力,不需花多少時間,馬上能跟我了解得一樣多或更多.</text:span></text:p>
      <text:p text:style-name="P3"><text:span text:style-name="T1">人們只要稍稍轉移一下注意力,這世界將會變得很不一樣,但我們如果永遠只是在那些麻木大腦和心靈的垃圾資訊裏打轉,權勢者將能為所欲為.</text:span></text:p>
      <text:p text:style-name="P3"><text:span text:style-name="T1">陳真 2006 8 17</text:span></text:p>
      <text:p text:style-name="P3"><text:span text:style-name="T1">P.S.:另外插播一下,我常對於在網路上寫東西感到很不安甚至很厭惡,主要原因之一就是剽竊.</text:span></text:p>
      <text:p text:style-name="P3"><text:span text:style-name="T1">網路雖不是學術期刊,但我希望大家不要撿現成的,不要把我的心得變成你的心得,不要把我的觀察變成你的觀察,更不要直接整個拿去用或甚至拿去出版,刪掉我的名字,變成是你寫的.</text:span></text:p>
      <text:p text:style-name="P3"><text:span text:style-name="T1">就連 "梅豔芳與維根斯坦" 那樣一種純粹的私人心得竟然也會被人剽竊變成是他寫的,甚至還出版成書. 想到這些我就想殺人.</text:span></text:p>
      <text:p text:style-name="P3"><text:span text:style-name="T1">即便不是那麼惡劣的作為,凡事也該憑良心,想法或資料來源應交待清楚.就好像當我從別人那裡受益或獲得啟發與靈感或獲得資料或得知某一觀點與想法時,我不會忘記別人的辛苦,不會把某個東西據為己有,彷彿那是我想出來的或我研究所得.</text:span></text:p>
      <text:p text:style-name="P3"><text:span text:style-name="T1">我知道在這種道德不值錢的年代講這些等於白講,但這常讓我覺得很挫折,許多明明是我的研究所得,甚至我敢保證天底下只有我這麼講過,卻被人撿現成,吃我豆腐,欺負我這個不出書不投期刊卻寫了一千萬字的傻瓜.</text:span></text:p>
      <text:p text:style-name="P1"><text:span text:style-name="T1">大學四年生 | 2006.08.17 16:43 | </text:span><text:span text:style-name="T2">#</text:span></text:p>
      <text:p text:style-name="P2"><text:span text:style-name="T1">抱歉...打錯字</text:span><text:span text:style-name="T3"><text:line-break/></text:span><text:span text:style-name="T1">是 貧"鈾"彈.......</text:span></text:p>
      <text:p text:style-name="P1"><text:span text:style-name="T1">大學四年生 | 2006.08.17 16:41 | </text:span><text:span text:style-name="T2">#</text:span></text:p>
      <text:p text:style-name="P3"><text:span text:style-name="T1">美國汙染伊拉克水源十多年!!!???為什麼沒有人告訴我!!為什麼我會不知道!!!!(是貧軸彈嗎?)</text:span><text:span text:style-name="T3"><text:line-break/></text:span><text:span text:style-name="T1">陳真先生可否提供一下資料或網站, 好讓小弟了解一下是怎麼一回事, 謝謝了.</text:span></text:p>
      <text:p text:style-name="P1"><text:span text:style-name="T1">彦博 | 2006.08.16 11:35 | </text:span><text:span text:style-name="T2">#</text:span></text:p>
      <text:p text:style-name="P2"><text:span text:style-name="T1">老婆,名人的老婆似乎向来如此,纣王的妲己和苏格拉底的老婆都在几千年前给我们留下这个印象,连苏格拉底这样逻辑严密的人都想不出为什么要娶这样的老婆,呵呵,看来这是个问题!</text:span><text:span text:style-name="T3"><text:line-break/></text:span></text:p>
      <text:p text:style-name="P1"><text:span text:style-name="T1">陳真 | 2006.08.14 22:39 | </text:span><text:span text:style-name="T2">#</text:span></text:p>
      <text:p text:style-name="P3"><text:span text:style-name="T1">這位Seymour Hersh 就是當年揭發美軍在越南進行美萊村大屠殺的人.</text:span></text:p>
      <text:p text:style-name="P3"><text:span text:style-name="T1">我有很多美萊村的圖片與資料,但一直缺乏報導的勇氣.論屠殺人數,這事不算什麼,但一個事件之可怕不在人數,不在規模大小,而在於殘酷本身,就像南京大屠殺一樣,讓人連想都不願意想,因為太殘酷了. 或許因為這樣,美萊村事件成為人們的深刻記憶.</text:span></text:p>
      <text:p text:style-name="P3"><text:span text:style-name="T1">這類屠殺充滿取樂心態,婦女輪姦,刀刀凌遲,開膛破肚,小孩則抓來當槍靶,老弱婦孺面臨死亡與虐待時那種驚恐,兩相對照,有時真能讓人對人性感到懷疑.</text:span></text:p>
      <text:p text:style-name="P3"><text:span text:style-name="T1">不管是過去的日帝英帝或現在的美帝,他們傷害的不只是生命,更傷害我們對生命的感情對人性的信心. 遠的不說,就說近的,比方說美國對伊拉克過去十多年來所刻意進行的(輻射)污染公眾水源,藉以大規模製造兒童癌症流行率,以公衛做為一種大規模毀滅武器的手段,禁運民生用品及藥品,專門以兒童為傷害對象,足足殺了一百萬個伊拉克兒童,藉以打擊伊國國力,為侵略鋪路,為新一波 "武器" 概念進行實驗,若非喪心病狂,怎麼可能做得出來這樣的一些事?</text:span></text:p>
      <text:p text:style-name="P3"><text:span text:style-name="T1">我們一般罵人沒人性就說禽獸不如,但似乎沒有一種野獸如此殘酷. 野獸獵捕不外為了生存,但人卻從別的生命之巨大痛苦中獲得快感.</text:span></text:p>
      <text:p text:style-name="P3"><text:span text:style-name="T1">我有一張美萊村大屠殺發生前幾分鐘的圖片,美軍入侵,叫村民全部出來集合,一位婦女抱小孩,左邊還有個小朋友,充滿恐懼地一起拉著奶奶,但奶奶她...你若看到這照片,你會相信,不管你做了些什麼樣的反戰舉動,不管大小,所有這些努力都是值得的.</text:span></text:p>
      <text:p text:style-name="P3"><text:span text:style-name="T1">我記得林義雄媽媽及一對雙胞胎女兒被國民黨派人用亂刀砍死時(他媽媽被砍了 21 刀),當屍首入棺,林義雄披麻帶孝在棺木上用毛筆寫下幾個字: "我要讓你們死得有價值!" 也許就是這種心情.</text:span></text:p>
      <text:p text:style-name="P3"><text:span text:style-name="T1">以我為例,大家平常其實都差不多,國事天下事管它娘,好像也不差我一個,常常很懶得做些什麼,即便只是寫封信去罵人這樣的舉手之勞往往也懶得做. 但你難道真的永遠可以棄這些於不顧?難道你心中沒有半點義憤? 難道這些生命那些生命的痛苦全然與你無關? 面對在極度痛苦中死去的生命,面對那些在原本美麗安詳的農村中被開膛剖肚的爺爺奶奶媳婦和孫子,難道你不希望生者平安,死者安息,就像林義雄的承諾那樣,讓死亡獲得它應有的價值?</text:span></text:p>
      <text:p text:style-name="P1"><text:span text:style-name="T1">Everything according to US plan | 2006.08.14 17:37 | </text:span><text:span text:style-name="T2">#</text:span></text:p>
      <text:p text:style-name="P2"><text:span text:style-name="T1">Bush 'helped Israeli attack on Lebanon'</text:span></text:p>
      <text:p text:style-name="P2"><text:span text:style-name="T1">Dan Glaister in Los Angeles</text:span><text:span text:style-name="T3"><text:line-break/></text:span><text:span text:style-name="T1">Monday August 14, 2006</text:span><text:span text:style-name="T3"><text:line-break/></text:span><text:span text:style-name="T1">The Guardian</text:span></text:p>
      <text:p text:style-name="P2"><text:span text:style-name="T1">The US government was closely involved in planning the Israeli campaign in Lebanon, even before Hizbullah seized two Israeli soldiers in a cross border raids in July. American and Israeli officials met in the spring, discussing plans on how to tackle Hizbullah, according to a report published yesterday.</text:span></text:p>
      <text:p text:style-name="P2"><text:span text:style-name="T1">The veteran investigative journalist Seymour Hersh writes in the current issue of the New Yorker magazine that Israeli government officials travelled to the US in May to share plans for attacking Hizbullah.</text:span></text:p>
      <text:p text:style-name="P2"><text:span text:style-name="T1">Quoting a US government consultant, Hersh said: "Earlier this summer ... several Israeli officials visited Washington, separately, 'to get a green light for the bombing operation and to find out how much the United States would bear'."</text:span></text:p>
      <text:p text:style-name="P2"><text:span text:style-name="T1">The Israeli action, current and former government officials told Hersh, chimed with the Bush administration's desire to reduce the threat of possible Hizbullah retaliation against Israel should the US launch a military strike against Iran.</text:span></text:p>
      <text:p text:style-name="P2"><text:span text:style-name="T1">"A successful Israeli Air Force bombing campaign ... could ease Israel's security concerns and also serve as a prelude to a potential American pre-emptive attack to destroy Iran's nuclear installations," sources told Hersh.</text:span></text:p>
      <text:p text:style-name="P2"><text:span text:style-name="T1">Yesterday Mr Hersh told CNN: "July was a pretext for a major offensive that had been in the works for a long time. Israel's attack was going to be a model for the attack they really want to do. They really want to go after Iran."</text:span></text:p>
      <text:p text:style-name="P2"><text:span text:style-name="T1">An unnamed Pentagon consultant told Hersh: "It was our intention to have Hizbullah diminished and now we have someone else doing it."</text:span></text:p>
      <text:p text:style-name="P2"><text:span text:style-name="T1">Officials from the state department and the Pentagon denied the report. A spokesman for the National Security Council told Hersh that "The Israeli government gave no official in Washington any reason to believe that Israel was planning to attack."</text:span></text:p>
      <text:p text:style-name="P2"><text:span text:style-name="T1">Hersh has a track record in breaking major stories. He was the first to write about the abuses at Abu Ghraib prison in Iraq and has written extensively about the build-up to the war in Iraq. He made his name when he uncovered the massacre at My Lai during the Vietnam war. Most recently he has written about US plans for Iran, alleging that US special forces had already been active inside the country.</text:span></text:p>
      <text:p text:style-name="P1"><text:span text:style-name="T1">陳真 | 2006.08.14 12:10 | </text:span><text:span text:style-name="T2">#</text:span></text:p>
      <text:p text:style-name="P3"><text:span text:style-name="T1">(續)</text:span></text:p>
      <text:p text:style-name="P3"><text:span text:style-name="T1">最近美國有個民調,過半數認為侵伊是錯的,只有36% 的美國人認為正確,這數字乍看仍高,但相較侵伊前八九成支持度,已大大降低. 但儘管如此,英美政府領導人仍然把他們的國民當北七,不時對他們說反恐頗有成效,說這世界已經變得更安全. 是嗎? 有更安全嗎? 純粹睜眼瞎話.</text:span></text:p>
      <text:p text:style-name="P3"><text:span text:style-name="T1">我在五六年前一篇 "反輻射混蛋" 的文章最末寫了句 "名言",這名言這麼說: 那些想安靜過活的人活在這時代,可真是它媽的生不逢時.</text:span></text:p>
      <text:p text:style-name="P3"><text:span text:style-name="T1">"它媽的" 三個字竟然被一些自以為正人君子的刊載者給刪掉,比方說南方電子報. 我知道大家家教都蠻好的,要不然也不會無災無難到公卿了,但家教有好到這種地步嗎? 能忍受如此血腥荒謬的殺小孩事情,卻不能忍受對此一荒謬血腥表示 "它媽的" 這樣三個字?</text:span></text:p>
      <text:p text:style-name="P3"><text:span text:style-name="T1">不管怎麼違反人性,媒體熱潮一過,人們往往就跟著鎂光燈轉移視線,彷彿那些事就像下檔的連續劇一樣,不再值得關注.可在跟著鏡頭不斷變換注視焦點的同時,我很想問問忠實觀眾們有些什麼心得? 這個事件跟那個事件之間,一幕一幕類似戲碼上演的過程中,你有什麼感想?</text:span></text:p>
      <text:p text:style-name="P3"><text:span text:style-name="T1">騙一次是應該的,騙兩次IQ 似乎就有點問題,如果反覆騙幾百幾千次,這時就根本不是騙子的問題了.</text:span></text:p>
      <text:p text:style-name="P3"><text:span text:style-name="T1">現在騙子很少個體戶,大多集團,政治更是如此.一個謊言總是經由許多與詐騙集團氣味投合或利害與共的人發揚光大.由於敵暗我明,賤招百出,哈巴狗金狗獎頒了兩屆之後就不敢再頒,不過,金狗獎的精神依然值得提倡.</text:span></text:p>
      <text:p text:style-name="P3"><text:span text:style-name="T1">新聞應該當成歷史看,因為在當下或在單一事件中,或許不容易看清楚狀況,可當時間稍微拉長,事件與事件便有了連續性,劇情就比較容易理解,至少能看清楚詐騙集團有著哪些成員以及他們如何行騙.</text:span></text:p>
      <text:p text:style-name="P3"><text:span text:style-name="T1">別說這與你無關,如果生活中那許多詐騙集團與你有關,那麼,政治上的詐騙集團,不管國內國外,當然也跟你有關.很多人喜歡強調他不管政治,但你不管政治,政治難道就不管你嗎?</text:span></text:p>
      <text:p text:style-name="P3"><text:span text:style-name="T1">現實畢竟不是連續劇,不能看過就忘.記憶力很重要,你得記得之前發生過什麼,誰講過什麼,然後你才有辦法做出有關一致性和可信度的評價.</text:span></text:p>
      <text:p text:style-name="P3"><text:span text:style-name="T1">如果有個人,不管講什麼老是出錯或老是用各種修辭或謊言來迎合當道,這樣的信用度,難道你還信? 觸目所及,許多這樣的人不是嗎? 不妨回憶一下,看看他們當初怎麼談這個談那個,想想他們講了哪些話,講話時持著什麼樣的態度,想想他們在現實生活中怎麼過活,得到什麼,失去什麼,然後你也許就比較不會被詐騙集團給唬爛.</text:span></text:p>
      <text:p text:style-name="P3"><text:span text:style-name="T1">你不可能原始判斷每一件事,就好像月亮是圓的並不是我所親自研究出來的結論一樣,許多時候我們的判斷必須倚靠各種證詞,證詞的可信度於是顯得很重要.</text:span></text:p>
      <text:p text:style-name="P3"><text:span text:style-name="T1">證詞是一種信用,前言必須罩後語,如果一個社會總是相信騙子,那就很悲哀,悲劇將一再重演,就好像若有個人老是被人騙財,那或許不是因為騙子很厲害,而是因為被騙的人若非IQ 有問題就是性格有問題.</text:span></text:p>
      <text:p text:style-name="P3"><text:span text:style-name="T1">如果判斷只是一種事實性的對錯,那好辦,但往往不是如此,許多時候非關對錯,而關乎美醜或純粹是一種適當性的衡量.</text:span></text:p>
      <text:p text:style-name="P3"><text:span text:style-name="T1">比方說扁當總統很可怕,但可怕難道只是在於什麼假發票真報帳? 財團治國,自己人就地分贓或國庫五鬼搬運等等難道不是更可怕? 但人們卻反而對後者默然.</text:span></text:p>
      <text:p text:style-name="P3"><text:span text:style-name="T1">扁當總統很可怕,但那些為人正直者,比方說林義雄,如果當總統難道就不可怕? 就好像當醫生應該品性好,但品性好卻不一定能治病,治病跟品性基本上是兩回事. 施明德當情人或當烈士都很稱職,但他若當總統,我看台灣大概早已沉到海底.</text:span></text:p>
      <text:p text:style-name="P3"><text:span text:style-name="T1">我看扁八成會被施趕下台,但這仍只是一齣 "誰" 批龍袍的宮廷戲,而不是什麼文明戲碼. 文明是不講 "誰" 的,宮廷社會或八卦社會中,"誰" 卻顯得很重要,原則反倒一點也行不通,法條千條,不如人脈一條; 原則總是得由 "誰" 來講了才算數.</text:span></text:p>
      <text:p text:style-name="P3"><text:span text:style-name="T1">你看,扁下不下台居然是看某一位 "有力人士" 接下來打算怎麼做,這跟好萊塢電影真的很像,但宮廷社會的人反而喜歡看這一類戲碼.</text:span></text:p>
      <text:p text:style-name="P3"><text:span text:style-name="T1">這跟西方社會感覺差很多,在英國,大多時候 "誰" 根本不重要,哪來什麼 "有力人士"? 重要的是原則和規矩. 不管是誰,一旦犯規,該滾就滾,不想滾還是得滾,大家不需要眼巴巴等著什麼 "有力人士" 來推翻.</text:span></text:p>
      <text:p text:style-name="P3"><text:span text:style-name="T1">力量是野蠻社會的特徵; 越是野蠻社會,就越像叢林,"力量" 就越顯得重要.</text:span></text:p>
      <text:p text:style-name="P3"><text:span text:style-name="T1">比方說司法,有罪沒罪得看你是 "誰",看你有多少 "實力",越有力就越不會有罪,看你要怎麼胡做非為都沒問題;反之亦然,越是無力,就算沒罪也能替你製造許多罪行加你頭上,一年的罪能誇大成十年.</text:span></text:p>
      <text:p text:style-name="P3"><text:span text:style-name="T1">倒扁這戲演完後,估計很快又會有一齣憲政戲接著上演. 以前的民進黨或黨外,一度幾乎沒有人支持總統制,為什麼? 大概是因為內閣制好像 "聽起來" 比較進步一些. 但後來為了奪權比較快,為了一種民主仙丹(總統直選),於是又變成總統制,特別是那些盤算著選總統的人比如施明德與許信良,更是總統制的擁護者.</text:span></text:p>
      <text:p text:style-name="P3"><text:span text:style-name="T1">現在馬英九太強了,總統選不贏他,於是內閣制呼聲又起. 我對什麼制都沒意見,但我看得出來,這些呼聲背後不是為了什麼憲政基業,而只是個人或政黨的某種權位考量.</text:span></text:p>
      <text:p text:style-name="P3"><text:span text:style-name="T1">走了一個李登輝,來了一個陳水扁,台灣天天搞這些,已經搞了不知道多少年,光是修憲就修了 N 次,就算小學生開班會修改班規也沒有修改得這麼頻繁這麼權謀,更何況什麼國家根本大法.</text:span></text:p>
      <text:p text:style-name="P3"><text:span text:style-name="T1">如果有人真以為政治人物在乎什麼憲政,那他的判斷力顯然有問題. 但我們不能怪政客或怪名人怪名嘴,什麼樣的社會自然就會演什麼樣的戲.</text:span></text:p>
      <text:p text:style-name="P1"><text:span text:style-name="T1">陳真 | 2006.08.13 01:23 | </text:span><text:span text:style-name="T2">#</text:span></text:p>
      <text:p text:style-name="P2"><text:span text:style-name="T1">借董事長 abuse 一下版面:</text:span></text:p>
      <text:p text:style-name="P2"><text:span text:style-name="T1">哪一種雞不算 "隻" 而算 "顆"?</text:span><text:span text:style-name="T3"><text:line-break/></text:span><text:span text:style-name="T1">答: 奶雞!</text:span></text:p>
      <text:p text:style-name="P2"><text:span text:style-name="T1">啥是奶雞?</text:span></text:p>
      <text:p text:style-name="P2"><text:span text:style-name="T1">答: 奶雞是一種可以吃但又不會引起動保人士抗議的東西.外表粗糙,裏面細皮嫩肉. 每當颱風來,我就想到鹽埔的奶雞園.很多年沒人管了,但它依然按時發芽結果;來自土壤的,最後還是會回到土壤.</text:span></text:p>
      <text:p text:style-name="P2"><text:span text:style-name="T1">知道什麼是奶雞了吧?</text:span></text:p>
      <text:p text:style-name="P2"><text:span text:style-name="T1">至於為什麼喊你起來砍柴? 因為叔叔總想穿越時空回到過去,有時看現代人過得太舒服,心裏免不了就會有這樣的 "怒吼": "別睡了! 還不快去砍柴!"</text:span></text:p>
      <text:p text:style-name="P2"><text:span text:style-name="T1">可是,叔叔, 你整天叫人家去砍柴, 砍柴做啥呢? 現在都已經用瓦斯了還砍柴? 出門坐捷運,哪來牛車? 難道你以為...?</text:span></text:p>
      <text:p text:style-name="P2"><text:span text:style-name="T1">說得也是,不過,天空還是藍的,夜裏星光依舊燦爛不是嗎? 聽說 8 月27 號那天天上甚至會有兩個月亮,其中一個是火星. 錯過這一天,請再等 281 年. 我不相信在坐各位哪個能等到那一天.</text:span></text:p>
      <text:p text:style-name="P2"><text:span text:style-name="T1">你若是魚,前方便是海. 那後方呢? 後方是什麼? 後方當然就是海灘囉.</text:span></text:p>
      <text:p text:style-name="P2"><text:span text:style-name="T1">最近在台南遇到暴風雨,叔叔騎摩托車趕著要去看醫生(給醫生看的意思),結果騎到半路機車變遊艇,還好我會游泳.</text:span></text:p>
      <text:p text:style-name="P2"><text:span text:style-name="T1">到了醫院,醫生說: 你去晨泳嗎? 普天同慶! 你不知道阿扁快被鬥下台了嗎?</text:span></text:p>
      <text:p text:style-name="P2"><text:span text:style-name="T1">真的嗎? 我看鬥扁的人往往比十個扁還可怕.</text:span></text:p>
      <text:p text:style-name="P2"><text:span text:style-name="T1">阿扁下不下台無所謂,但應該把他和他的一干徒眾和親人統統繩之以法倒是真的. 若要打擊,應該打擊檢調單位和司法體系之腐敗與狗腿,而不是打擊一個嫌疑犯.</text:span><text:span text:style-name="T3"><text:line-break/></text:span></text:p>
      <text:p text:style-name="P1"><text:span text:style-name="T1">陳真 | 2006.08.08 21:27 | </text:span><text:span text:style-name="T2">#</text:span></text:p>
      <text:p text:style-name="P3"><text:span text:style-name="T1">行,謝謝爪子.</text:span></text:p>
      <text:p text:style-name="P1"><text:a xlink:type="simple" xlink:href="http://palinfo.habago.org/mt-comments.cgi?__mode=red&amp;id=6085"><text:span text:style-name="T2">爪子</text:span></text:a><text:span text:style-name="T1"> | 2006.08.08 19:09 | </text:span><text:span text:style-name="T2">#</text:span></text:p>
      <text:p text:style-name="P2"><text:span text:style-name="T1">我可以把今天那一篇政治文化的翻譯文章貼在自己的部落格上嗎?</text:span><text:span text:style-name="T3"><text:line-break/></text:span><text:span text:style-name="T1">今天看到黎巴嫩總理痛哭的新聞，我心裡也很難過。</text:span></text:p>
      <text:p text:style-name="P1"><text:span text:style-name="T1">陳真 | 2006.08.08 06:55 | </text:span><text:span text:style-name="T2">#</text:span></text:p>
      <text:p text:style-name="P3"><text:span text:style-name="T1">親系譜也好, 巴勒網也罷, 它就像在教小朋友數學. 五加三等於八, 但是八本身並不重要, 重要的是你如何學會自己演算. 八只是一種特定題目底下的答案, 就好像陳水扁該不該下台只是一種特定時空底下的不同意見. 意見本身是毫無意義的.</text:span></text:p>
      <text:p text:style-name="P3"><text:span text:style-name="T1">如果我沒記錯, 應該是尼采吧, 他說他總是羞於公開說出自己的意見. 我也深有同感, 因為感覺那多少有點智能不足, 而且毫無美感. 意見就只是一種答案, 答案本身沒什麼好說的.</text:span></text:p>
      <text:p text:style-name="P3"><text:span text:style-name="T1">就好像我若公開對大家發表救國救民的 “宣言” 裝模作樣地說八一樣, 八什麼八? 喔, 你是說五加三, 所以等於八. OK, 這還行, 沒有很窩囊, 只是有點傻而已, 誰不知道五加三等於八?</text:span></text:p>
      <text:p text:style-name="P3"><text:span text:style-name="T1">但如果我公開對大家發表宣言裝模作樣地說: “台灣的活路只有一條, 那就是統一 (或獨立)”, 我會覺得這樣做很窩囊, 不如死了算了, 因為太低能太難看了. 不管統獨, 那只是一種意見, 擁有相同意見的人有千萬萬, 我實在不知道公開強調自己的意見有何意義和美感可言, 除非我兔子不知自己耳朵長, 以為自己很特別, 但我不至於窩囊至此.</text:span></text:p>
      <text:p text:style-name="P3"><text:span text:style-name="T1">也許有些自以為高人一等的人, 似乎總是覺得自己的意見很重要, 但意見如果那麼重要, 那我們應該想辦法去炸掉各家電視台或報社才對, 因為他們整天告訴我們各種錯誤的意見, 怎能不予以鏟除? 要不就是應該努力使自己掌握權勢, 搶得麥克風, 成為名人, 然後你就能大力推廣你的意見, 怎麼反而還抗拒公眾化, 厭惡成為公眾人物呢?</text:span></text:p>
      <text:p text:style-name="P3"><text:span text:style-name="T1">因為這些作法都於事無補, 意見本身的鬥爭是毫無意義的, 重要的不是某個答案,而是它的演算方式. 重要的是人們看事情的方式, 而不是強迫它看到某個 “答案”. 我們教一個小朋友算數, 是要教他學會自己演算, 而不是要他 “知道” 某個問題的 “答案”. 只要他掌握一種適當的演算方式, 那麼其它的就根本沒有我們的事了, 他自然可以面對各種問題, 找到屬於自己的答案, 並且明白那樣一種答案的本質和侷限.</text:span></text:p>
      <text:p text:style-name="P3"><text:span text:style-name="T1">再說, 意見如果那麼重要, 那麼, 世上有億億萬萬個問題, 我到底該推廣其中哪些問題的意見呢? 根本不可能談不是嗎? 也許你會說, 各種意見可以集結成一種意識形態, 比方說左派 vs.右派. 這我同意, 但與其說這是一種意見, 不如說這是一種品味, 一種演算方式, 一種看問題的眼光.</text:span></text:p>
      <text:p text:style-name="P3"><text:span text:style-name="T1">但即便是這樣, 仍然不是我感興趣的. 在這樣一種意識形態底下應該有著更為基本的東西, 是那樣一種最基本的 “演算方式”, 是那樣一種所有人都該同意的東西, 才是重要的. 換句話說, 那個真正重要的演算方式一直都存在每個人的人性之中, 我們並不需要再另外建構一套人為概念或意識形態, 光是訴諸人性內在共通的東西就足以解決或說明各種問題.</text:span></text:p>
      <text:p text:style-name="P3"><text:span text:style-name="T1">比方說動物權, 為了溝通方便, 我不反對別人說我是個動物權人士, 但如果要我老實說, 那我不是, 無關人權, 也不是動物權, 這些都只是一種標籤, 方便溝通, 方便批評而已, 但它畢竟不是我內心之所嚮. 當我面對某個事件, 我並不需要先去翻閱人權宣言或國際人權法再來決定我的態度.</text:span></text:p>
      <text:p text:style-name="P3"><text:span text:style-name="T1">18年前, 當我開始寫 “台灣兒童人權報告” 時, 老實說我根本不知道有什麼世界兒童人權宣言. 我記得當時從高雄跑到彰化基督教醫院當實習醫生時, 第一天下班我就偷偷跑去聽翁金珠老師演講, 想給她一個驚喜說 “我來了!”. 沒想到我去到現場時, 竟然聽到她在台上講我, 她說高醫有個學生某某某寫了一篇兒童人權報告, 她表示很支持, 並且說 “兒童也有人權, 大家以前一定都沒想過”.</text:span></text:p>
      <text:p text:style-name="P3"><text:span text:style-name="T1">後來, 劉峰松老師私下也開玩笑跟我說: “兒童也有人權啊? 這我倒從來沒想過, 難怪國民黨不高興, 國民黨聽到人權兩個字就生氣, 你還加個兒童!”</text:span></text:p>
      <text:p text:style-name="P3"><text:span text:style-name="T1">兒童有沒有人權? 我當時一聽有點慌, 因為我其實也不知道. 這些事我一直記得, 因為當我第一次寫下 “兒童人權” 這個詞時, 我還以為這詞彙是我發明的, 根本不知道在國際上這只是一個極其普通的人權概念. 我之所以強調我不是經由世界兒童人權公約或相關知識而得到這樣一個想法, 意思是說, 在我們內心深處有遠比這樣那樣一些人為概念更為基本的東西, 是這樣一些東西產生了各種概念或主張或意識形態.</text:span></text:p>
      <text:p text:style-name="P3"><text:span text:style-name="T1">即便是宗教, 即便是上帝, 也不過是住在人心深處的一個王. 當一個主張或概念或意識形態或宗教行徑或法律或軍令違背這樣一種內在共通物時, 那它就是錯的.</text:span></text:p>
      <text:p text:style-name="P3"><text:span text:style-name="T1">我常講的那個以色列組織, 呼籲士兵不要執行不人道勤務的非暴力組織, 叫做“凡事有個極限”, 我很喜歡他們的一句口號, 我把這句話弄成我的電腦桌面, 那口號說: There are things that decent people don’t do. (總有些事是正直的人絕對不幹的.)</text:span></text:p>
      <text:p text:style-name="P3"><text:span text:style-name="T1">維根斯坦說, “良心就是上帝.” 這話挺有道理. 生活在社會中, 有許多所謂必要之惡, 逼得我們不得不去做. 但是, 凡事總有個極限, 總是有些事是我們無論如何都不該做的. 不管你以什麼宗教或法律或軍令或意識形態之名, 強迫我做, 我也不做. 這就是良心.</text:span></text:p>
      <text:p text:style-name="P3"><text:span text:style-name="T1">正義有各種面貌, 但良心卻只有一種. 或許許多狀況下我們常必須昧著良心做事, 但是當我們知道這是 “眛著” 良心時, 那意味著我們都知道良心才是對的, 它只是一時蒙塵.</text:span></text:p>
      <text:p text:style-name="P3"><text:span text:style-name="T1">屬於多種面貌的事, 其實都不干我們的事, 至少不干我的事, 那只是各種意見或各種意識形態之一. 但凡是屬於僅僅只有一種面貌的, 就是我的事, 當然也是每個人都該面對的事.</text:span></text:p>
      <text:p text:style-name="P3"><text:span text:style-name="T1">我跟人到廟裏就拿香拜, 說起和尚的話, 跟人上教堂, 就喊阿門. 像我就很喜歡帶我爸去鹿耳門天后宮參拜媽祖. 如果有人說他有著什麼意見與我不同, 我馬上可以毫無困難地迎合對方, 放棄我的意見, 因為意見根本不重要, 重要的是所有人都必然會同意的那樣一些東西. 這些東西不該蒙塵, 不該為任何一種意識形態或所謂國家利益而犧牲.</text:span></text:p>
      <text:p text:style-name="P3"><text:span text:style-name="T1">只有你家我家他家, 沒有什麼國家. 國家沒什麼了不起, 它只是一種粗俗的人為組合, 什麼為國家上戰場或什麼為阿拉而戰, 都一樣愚昧與荒唐, 那只是為政客為神棍而戰. 應該請政客或神棍互派代表自己去戰就好了. 萬一現實所逼, 人民非低頭不可, 也不要忘了它的荒謬. 或許有一天, 戰爭和各種形式的侵略才能從人類社會中根除, 就好像根除一種疾病那樣.</text:span></text:p>
      <text:p text:style-name="P3"><text:span text:style-name="T1">光是說出某一個問題的某一種意見幾乎是毫無意義的, 再說, 你的意見能講得比對方大聲嗎? 鎂光燈會為你閃爍嗎? 就算你比對方大聲, 如果你只是要貫徹一種意見或一種意識形態, 你怎麼保證它一定是對的呢? 怎麼可能善都集結在某一種立場或意識形態底下, 而惡就全屬於敵人?</text:span></text:p>
      <text:p text:style-name="P3"><text:span text:style-name="T1">講這些當然不是說從事某個問題的實際改善毫無意義, 當然不是這個意思. 不但不是這個意思, 而且正好相反, 不管你做什麼, 態度最重要. 從那些從事實際救援或實務的人身上, 我們似乎更能看出人性基本面的重要. 比方說我很崇拜我常講的那位中國的大夫桂希恩, 他經常成為我的電腦桌面人物, 光看著他分發藥物的神情我就覺得挺爽的. 我不相信他能幫助多少個愛滋病人, 但他那種難以言喻的善良與正直卻征服我的心, 就像太陽那樣, 眾人同蒙溫暖. 這輩子一定要去中國見他一面.</text:span></text:p>
      <text:p text:style-name="P1"><text:span text:style-name="T1">陳真 | 2006.08.08 06:54 | </text:span><text:span text:style-name="T2">#</text:span></text:p>
      <text:p text:style-name="P2"><text:span text:style-name="T1">可能是國際關係天才兒童吧? 精神醫學文獻上出現過國關天才嗎? (@@\\苦思中...)</text:span></text:p>
      <text:p text:style-name="P1"><text:span text:style-name="T1">學姊 | 2006.08.08 05:56 | </text:span><text:span text:style-name="T2">#</text:span></text:p>
      <text:p text:style-name="P3"><text:span text:style-name="T1">提醒所有巴勒網的朋友, 做人要正直, 不要窩窩囊囊, 還有不要吃國中生的豆腐! (抱歉, 我通常是很相信人的, 但是要我相信最近留言板一位常客是國中生, 很難. 若真是國中生, 既有信心對本網站做出各種指導與提醒, 就更無必要搬出國中生的身分不是嗎?)</text:span></text:p>
      <text:p text:style-name="P1"><text:span text:style-name="T1">陳真 | 2006.08.07 22:22 | </text:span><text:span text:style-name="T2">#</text:span></text:p>
      <text:p text:style-name="P2"><text:span text:style-name="T1">(續)</text:span></text:p>
      <text:p text:style-name="P2"><text:span text:style-name="T1">仔仔每次出現就是提醒,已經提醒好多事了,但這網上資料這麼多,是不是該提醒你先好好看一下再來提醒也不遲? 年輕不是藉口,這跟年紀大小無關.</text:span></text:p>
      <text:p text:style-name="P2"><text:span text:style-name="T1">還有就是我並不是在跟你討論以黎問題或任何國際關係的問題,我只是在講如何看待資訊的品質或表達方式以及面對資訊的態度.我要說的是,我們缺少的不是資訊,而是理解資訊的能力;問題不是出在資訊本身,而是出在我們面對資訊的態度. 如果人們夠聰明,媒體將很難欺騙他,媒體或政客只能欺騙那些會被欺騙的笨蛋.</text:span></text:p>
      <text:p text:style-name="P2"><text:span text:style-name="T1">主流媒體那麼強,我們都是吃同一種飼料長大的不是嗎? 除了WSWS 被董事長奉為經典之外(但我已經兩三年沒看WSWS了),我並沒有其它什麼與眾不同的資訊管道. 但儘管大家吃同一種飼料長大,接受同一種鎂光燈的摧殘,但我們卻長出不同的形態,有著不同的品味,原因是我們面對資訊的美學鑑賞能力和態度不一樣.</text:span></text:p>
      <text:p text:style-name="P2"><text:span text:style-name="T1">巴勒網自稱資訊網其實只是故做清純狀,以便混淆敵人視聽,如果我們真的只是想提供資訊,那應該大家努力賺錢或募款,成立報社或電視台,聘請更多記者才對,而不是弄一個鼻屎大的巴勒網,而且還龜毛地不願做太多宣傳.</text:span></text:p>
      <text:p text:style-name="P2"><text:span text:style-name="T1">我們住同一顆地球,接受大致上一模一樣的資訊,但就像同一場球賽有無數不同的 "看法",同一幅畫也有無數的 "閱讀" 方式,同樣地,即便我們接受完全一樣的資訊,我們照樣能產生完全不同的想法或態度. 是這樣的態度起作用,而不是資訊本身.資訊本身幾乎沒有任何差別,比方說我家從小每天看國民黨的黨報中華日報,但我依然一上大學就成為一名 "拋頭顱灑熱血" 的黨外人士,一切主流資訊都很難騙得了我.</text:span></text:p>
      <text:p text:style-name="P2"><text:span text:style-name="T1">換句話說,鑑賞能力的培養遠遠比資訊的提供更重要,因為我們就算人再多,提供資訊的速度和能力依然永遠比不上 CNN,BBC 或 NHK 或華盛頓郵報或紐約時報或中時或聯合或自由或蘋果等等這些財大氣粗的混蛋媒體. 如果只是比賽資訊,這場仗根本不用打就勝負已分,而且是永久性的敗仗.但如果今天不是比賽資訊的提供,而是改變人們面對資訊的態度,或許有一天,人們就不再那麼好騙,不再那麼庸俗,老是被人牽著鼻子走.</text:span></text:p>
      <text:p text:style-name="P2"><text:span text:style-name="T1">若雪有句話說得很對,她說她不願多說事實本身,但希望人們自己去形成自己的判斷.</text:span></text:p>
      <text:p text:style-name="P2"><text:span text:style-name="T1">這並不是說我們相信有著某種判斷是必然正確的,彷彿真理一般,彷彿真理只有一個,就等你自己去找到這個真理,不是這個意思,而是說,你應想一想,我們每天接受如雷貫耳的各種主流資訊的 "薰陶",這些資訊反覆告訴我們真理,但它真的是真理嗎?</text:span></text:p>
      <text:p text:style-name="P2"><text:span text:style-name="T1">難道我們只是電子雞,不管餵什麼吃都會長大? 而且都還長得一模一樣.我們應該對這種荒唐的真理製造過程感到懷疑,然後形成自己的判斷. 至於最後是不是跟我一樣反美反以反帝反資反戰,我倒覺得完全無所謂,那些只是標籤,不是產品的內涵.</text:span><text:span text:style-name="T3"><text:line-break/></text:span></text:p>
      <text:p text:style-name="P1"><text:span text:style-name="T1">陳真 | 2006.08.07 21:08 | </text:span><text:span text:style-name="T2">#</text:span></text:p>
      <text:p text:style-name="P3"><text:span text:style-name="T1">對不起仔仔,我看不出我哪裏 "發那麼大的脾氣"? 我沒對你發脾氣. 如果你看到一團狗屎, 除了說這是狗屎, 很臭, 難道還有更委婉的表達方式? 而這樣的表達並不需要有任何脾氣在裏頭, 這只是陳述一種 "事實" 不是嗎? 儘管事實本身很殘酷, 但表達殘酷的事實並不等於 "發脾氣".</text:span></text:p>
      <text:p text:style-name="P3"><text:span text:style-name="T1">還有, 當我們想 "提醒" 一個人或一群人時, 首先該搞清楚對方是否需要提醒不是嗎? 我若提醒各位, 大便別忘了擦屁股喔, 別人聽了是不是會覺得我很怪? 這也需要提醒嗎? 我若提醒一個物理學家, 別忘了 E 等於 MC平方喔, 對方將感到莫名其妙.</text:span></text:p>
      <text:p text:style-name="P3"><text:span text:style-name="T1">我不知道你幾歲, 但不管幾歲道理都一樣. 不知道為什麼, 在華人世界, 或者說在台灣, 我常被陌生人提醒, 對方當然都是一些在文字裏翻滾的所謂讀書人或菁英. 他們對知識或資訊也許覺得很炫, 也因此, 每當他們知道一點點東西時, 就迫不及待想提醒別人. 分享是好的, 但提醒就太虛榮了一點. 我敢說你幾乎沒看過我們這個網站, 要不然你就不會提醒我們這樣一些奇怪的事了.</text:span></text:p>
      <text:p text:style-name="P3"><text:span text:style-name="T1">而且, 如果你是要提醒我們以色列也有反戰聲音, 那你應該去找一些品質比較好的資訊(本台就有很多不是嗎?), 而不是拿一篇 IQ零蛋三姑六婆抹黑式的 "報導" 來提醒人. 那種報導就是不折不扣的仇恨與歧視報導. 我若也 "報導" 說: "別以為美軍只會四處強姦婦女虐待兒童喔, 人家一看情勢不對, 落跑的技術或跪下叫爹娘的功力可是一流!"</text:span></text:p>
      <text:p text:style-name="P3"><text:span text:style-name="T1">我可以舉出無數例子來證明這些陳述, 但你能說這是一種 "事實" 嗎? 你能說這不是一種散播仇恨的抹黑式表達嗎? 就好像有些英國小報講起難民, 就會說他們過得多舒服啊! 存心來這裏撈金啊! 他們照樣能舉出無數例子來證明這些陳述, 但這是一種文宣一種蒙太奇一種八卦抹黑, 而不是一種嚴肅的事實.</text:span></text:p>
      <text:p text:style-name="P3"><text:span text:style-name="T1">抹黑別人的, 反倒說別人抹黑他. 比方說那篇報導中所指的阿拉伯媒體所呈現的那些資訊, 請問有哪一點是抹黑以色列或美國呢? 哪一點是虛構的呢?</text:span></text:p>
      <text:p text:style-name="P3"><text:span text:style-name="T1">還有, 如此理解以色列所謂民主是很荒唐幼稚的. 原來你要升高中了, 我還以為你剛要讀國中說. 叔叔唸國中時就曾在課堂上回答說: 中華民國民主共和制就是有總統而沒有皇帝, 但總統其實就是穿西裝的皇帝.</text:span></text:p>
      <text:p text:style-name="P3"><text:span text:style-name="T1">那時還沒有什麼黨外, 沒有人污染我對民主的敬意, 這純粹是一種生而為人應該能察覺的敏感度不是嗎?</text:span></text:p>
      <text:p text:style-name="P3"><text:span text:style-name="T1">Chomsky五月時偕同太太訪問黎巴嫩, 並且拜訪真主黨領袖. Chomsky在記者會上公開發表了一些支持性的談話, 甚至認同其應擁有軍隊的主張, 引起許多右派人士的批評, 居然跟恐怖份子眉來眼去.</text:span></text:p>
      <text:p text:style-name="P3"><text:span text:style-name="T1">真主黨領袖對 Chomsky 表示對美國之侵略外交政策的不滿, Chomsky回答說, 美國的政策與人民的想法向來有很大的落差.</text:span></text:p>
      <text:p text:style-name="P3"><text:span text:style-name="T1">他這回答似乎是順著當時的訪談氣氛而回應. 事實上他真正的想法是民意是主流媒體所操弄塑造出來的. 比方說在侵伊前半年, 連鮑爾都公開說伊拉克對美國不具威脅性. 一般人認為伊拉克是一種潛在威脅的僅有 3 %, 但是, 當布希開始準備要侵略時, 主流媒體立即大舉響應, 民調顯示, 認為伊拉克對美國構成威脅的人, 竟然一度高達八成. 但現在所有謊言都拆穿了, 侵伊的民意支持度才又掉下來不到四成.</text:span></text:p>
      <text:p text:style-name="P3"><text:span text:style-name="T1">我不知道阿拉伯媒體的狀況, 但我敢說, 西方媒體之愚弄人民或炒作族群衝突的惡劣與荒唐, 肯定同樣令人難以恭維. 若有人以為這個是白的, 那個是黑的, 這個是文明的, 那個是落後野蠻的, 這種二分法有時只是一種說法上的權宜, 但如果當真, 那就是科學小飛俠看太多了.</text:span></text:p>
      <text:p text:style-name="P3"><text:span text:style-name="T1">衝突所在不是黑與白, 而是灰與灰, 在兩個灰中, 我們仍然可以做出評價. 甘地說, "面對暴力衝突的雙方, 我們仍可區分出哪一方較少邪惡." 在我看來, 事實很明顯, 以色列的灰距離黑比較近一些, 惡性成份比較大, 但這並不意味著我們支持它的敵人, 這只是意味著在道德上你應該批評那個為惡能力比較強而且比較霸道的一方.</text:span></text:p>
      <text:p text:style-name="P3"><text:span text:style-name="T1">最後還是回到提醒, 不管提醒或討論, 當你要批評對方的想法或提醒他所遺漏的東西時, 應該先搞清楚他說錯什麼或遺漏什麼不是嗎? 而不是毫無品質地看到什麼就提醒什麼. 人類都已經發射太空梭了不是嗎? 提醒別人關於沖天炮的道理難道不會太狀況外了一點?</text:span></text:p>
      <text:p text:style-name="P3"><text:span text:style-name="T1">當你覺得某個東西很棒, 而對方卻說那只是一團狗屎時, 你會不爽是可以想像的, 問題是別人並沒有 "發脾氣", 更沒有 "發那麼大的脾氣", 我發脾氣跟台南保安宮裏那隻學會罵人的九官鳥一樣, 幾個字就解決了, 不需要浪費時間寫這麼多.</text:span></text:p>
      <text:p text:style-name="P4"><text:span text:style-name="T5">陳真</text:span><text:span text:style-name="T1"><text:line-break/><text:line-break/></text:span></text:p>
      <text:p text:style-name="P1"><text:span text:style-name="T1">怡靜 | 2006.08.07 20:11 | </text:span><text:span text:style-name="T2">#</text:span></text:p>
      <text:p text:style-name="P2"><text:span text:style-name="T1">仔仔，</text:span></text:p>
      <text:p text:style-name="P2"><text:span text:style-name="T1">我們知道以色列有許多反戰的聲音（很遺憾，以色列主流媒體卻鮮少報導以色列境內相關的和平示威活動），而且許多以色列人也因為這樣的理念付出沈重的代價。我們網站上不就介紹了幾位拒絕服役的以色列人？網站右邊的那個數字（目前是1666)也是拒絕服役的士兵人數啊！我看過一些巴以相關的紀錄片，有些在英美的猶太人常接到死亡恐嚇信，只因為他們寫文章支持巴勒斯坦人。</text:span></text:p>
      <text:p text:style-name="P2"><text:span text:style-name="T1">而我最敬佩的一個全球性活動</text:span><text:a xlink:type="simple" xlink:href="http://www.womeninblack.org/"><text:span text:style-name="T2">Women in Black</text:span></text:a><text:span text:style-name="T1">，緣起就是以色列婦女反對佔領。</text:span></text:p>
      <text:p text:style-name="P2"><text:span text:style-name="T1">許多人認為巴勒網反以，不過董事長說他其實是反美，我也是，沒有美國在背後撐腰提供武器和金錢，以色列也不至於這樣無法無天。</text:span></text:p>
      <text:p text:style-name="P1"><text:span text:style-name="T1">仔仔 | 2006.08.07 18:56 | </text:span><text:span text:style-name="T2">#</text:span></text:p>
      <text:p text:style-name="P3"><text:span text:style-name="T1">抱歉第一篇報導是來自東森新聞網</text:span><text:span text:style-name="T3"><text:line-break/></text:span><text:span text:style-name="T1">網址在這http://www.ettoday.com/2006/08/05/11183-1974653.htm</text:span><text:span text:style-name="T3"><text:line-break/></text:span><text:span text:style-name="T1">還有陳真先生您似乎忘了看完第一篇報導了我是想提醒你們以色列裡還有反對戰爭的聲音不是要抹黑阿拉伯人！</text:span><text:span text:style-name="T3"><text:line-break/></text:span><text:span text:style-name="T1">順便一提第二篇報導來自《華盛頓觀察》週刊2006年第28期</text:span><text:span text:style-name="T3"><text:line-break/></text:span><text:span text:style-name="T1">網址在這http://www.washingtonobserver.org/index.cfm?charid=2</text:span><text:span text:style-name="T3"><text:line-break/></text:span><text:span text:style-name="T1">讓陳真先生發了那麼大的脾氣，真是對不起，請您原諒我的行為。﹝順便一提我今年升高一﹞</text:span><text:span text:style-name="T3"><text:line-break/></text:span></text:p>
      <text:p text:style-name="P1"><text:span text:style-name="T1">Chien-hui | 2006.08.07 18:45 | </text:span><text:span text:style-name="T2">#</text:span></text:p>
      <text:p text:style-name="P2"><text:span text:style-name="T1">Please sign the following petition to press for an immediate ceasefire.</text:span></text:p>
      <text:p text:style-name="P2"><text:span text:style-name="T1">http://www.ceasefirecampaign.org/mo/en.html</text:span></text:p>
      <text:p text:style-name="P1"><text:span text:style-name="T1">陳真 | 2006.08.06 21:18 | </text:span><text:span text:style-name="T2">#</text:span></text:p>
      <text:p text:style-name="P3"><text:span text:style-name="T1">多謝仔仔沒事幫我們找事做.</text:span></text:p>
      <text:p text:style-name="P3"><text:span text:style-name="T1">你忘了註明出處,你沒說這剪報出自哪個爛報. 我若是報老闆,這種記者肯定開除,不是內容對錯的問題,就算要造謠搞文宣,也該像樣.</text:span></text:p>
      <text:p text:style-name="P3"><text:span text:style-name="T1">我從小就不看電視,因為沒機會看,大多時間離鄉背井,就算十二年前開始有了電視,通常也只拿來看電影.報紙倒是常看,不過以前都只看自立晚報和民眾日報,其它報紙感覺不像報紙而像文宣或廣告. 現在更慘了,不管電視或報紙都沒得看,毫無營養也就算了,連文筆都很差,有著一種綜藝節目的低能調調,越看只會越笨,越看越無知.</text:span></text:p>
      <text:p text:style-name="P3"><text:span text:style-name="T1">最近回到台灣,打開電視,怎麼出現一個病人躺在床上,接受綜藝節目主持人訪問? 今天是她,明天也是她,叫做許純美.要不就是座談會專家楊憲宏之類,ggyy,看了就想吐,趕緊轉台.轉來轉去,真的不知道能看什麼節目. 新聞不像新聞,廣告時間到了就說: "別走開,等一下還有更嚇人的新聞喔!" "嚇人" 兩個字還加美編,字還會抖~~</text:span></text:p>
      <text:p text:style-name="P3"><text:span text:style-name="T1">真不知道該怎麼講才好,台灣人若不是忍耐力特佳,大概就是已經瘋了.</text:span></text:p>
      <text:p text:style-name="P3"><text:span text:style-name="T1">別說天下烏鴉一般黑,事物本然,這不但不是事物本然,而且是台灣特產.</text:span></text:p>
      <text:p text:style-name="P3"><text:span text:style-name="T1">每個媒體必然有著某種立場,但立場並不會影響一種基本運作方式,就好像每個醫生的人生觀不一樣,但開刀的基本程序卻不會因此而有什麼不同. 如果你遇到一個醫生,行使他的專業時一副綜藝節目主持人的調調,不知道病人做何感想?</text:span></text:p>
      <text:p text:style-name="P3"><text:span text:style-name="T1">你看仔仔先生所貼的第一篇 "報導",你能說這是一種報導嗎? 不光是內容對錯的問題,就算要搞文宣玩修辭搞抹黑,也該專業一點不是嗎?</text:span></text:p>
      <text:p text:style-name="P3"><text:span text:style-name="T1">比方說醫院每天都有morning meeting(晨會),醫護人員必須一一報告昨天每個病人的狀況.我如果報告說:</text:span></text:p>
      <text:p text:style-name="P3"><text:span text:style-name="T1">"308A 那個女的昨晚很鬱卒,不知道是不是大姨媽來了,心情難免低落.而且,隔壁床那個女高音整天唱歌唱不停,好聽倒也罷了,難聽得要死,還自以為是歌后,於是昨晚兩人打起架來,我給她們公平地各打了一支haldol,5mg 的,護士小姐還過去跟他們說以和為貴,人生幾何,然後兩個人的 mood 就有比較calm down了.別以為她們只會打架,吵架更是內行,罵起三字經還挺流利呢! 連2A病房那邊都聽得到!簡直是聽不下去了,什麼X 你X 78 的,髒話數量比我在巴勒網寫一年的髒話數量還多,真是很誇張. 至於今天的處置方向是希望她們能了解愛的真諦,多一點溫馨,少一點火氣,不要再打架,否則其他病友不討厭她們都很難. 家屬今天早上來訪,表示始料未及,沒想到病人因病得福,竟能聽到愛的福音,真是福氣."</text:span></text:p>
      <text:p text:style-name="P3"><text:span text:style-name="T1">不知道我若這樣報告病情,同事們將做何感想?</text:span></text:p>
      <text:p text:style-name="P3"><text:span text:style-name="T1">如果今天只是要指出某個事實,那很容易,我只需三言兩語把事實直接說出就行,比方說目前有一百萬黎巴嫩難民,而不是十萬. 但如果今天我們所面臨的困境是美感或基本事物之類的東西,那就很難表達了. 就比方說我上面那個病情報告,如果你聽了,覺得津津有味,覺得很有道理,覺得很刺激很爽,覺得我真是一個很專業很細心的醫生,那我真是啞口無言不知道還能怎麼說.</text:span></text:p>
      <text:p text:style-name="P3"><text:span text:style-name="T1">就好像你若踩到一團狗屎,你娘叫你趕緊去洗一洗,你說: "Why? 娘!我覺得狗屎味道很棒,聞了很爽,為什麼我要去洗一洗?" 你娘將啞口無言.</text:span></text:p>
      <text:p text:style-name="P3"><text:span text:style-name="T1">如果狗屎擺在你眼前,你還需要問說它哪裏臭哪裡髒,那麼,這時候我們恐怕需要的是一個詩人,而不光是一個記者,因為你需要的不是知道更多資訊或不一樣的資訊,你需要的是改變你對資訊的理解力與基本態度,所謂鑑賞力大概就是這麼一回事.</text:span></text:p>
      <text:p text:style-name="P3"><text:span text:style-name="T1">唯有當你培養出一種對於基本是非美醜以及基本行事法則的共通鑑賞力,然後一切所謂立場或對錯的問題才算終於有個開始,在這之前,其實無法做任何討論,因為缺乏任何討論所需的那個共通 "基礎". 就好像一個醫護人員,除非他學會如何適當地報告病情,否則在這之前我們不可能跟他討論任何有關病情或疾病方面的事.</text:span></text:p>
      <text:p text:style-name="P3"><text:span text:style-name="T1">再好的醫生也無法反駁上面那樣一種病情報告,不光是內容對錯的問題,而是他根本不知道自己在說什麼.</text:span></text:p>
      <text:p text:style-name="P3"><text:span text:style-name="T1">任何論點都有可能受到批評,就好像任何科學理論都可能有著一些弱點一樣,比方說達爾文的進化論可能無法解釋某些化石證據.但你無法批評一種不知所云或純粹玩修辭的東西,而這似乎也是台灣社會的一個基本狀況,意見很多,但argument很少,姿態表情很豐富,但內容空洞貧乏;修辭旺盛,但足供認知的內涵蒼白,就像小學生寫作文,差別只是表面上好像談一些比較難的事情而已,更糟的是不知所云,或許顏色清楚,但該顏色從何而來卻是一團醬糊.</text:span></text:p>
      <text:p text:style-name="P3"><text:span text:style-name="T1">David Hume 說,"情感是老大,理性只是它的僕人." 正常狀況下應該是這樣才對. 我們 "先" 喜歡某種品味,骨子裏是某種美學態度,"然後" 才用理性包裝,為這樣的美感或品味辯護.</text:span></text:p>
      <text:p text:style-name="P3"><text:span text:style-name="T1">但台灣菁英卻往往不是這樣,利益才是老大,情感是僕人,理性不見了. 他或許很喜歡講一些彷彿很客觀很理性很艱深的字眼或專有名詞,但理性是一種整體表達的內在特質,而不是一種字眼,並不是寫出不帶情感的字眼就是理性,就好像不是寫出 "愛" 這個字就是一種情書一樣.</text:span></text:p>
      <text:p text:style-name="P3"><text:span text:style-name="T1">那些連署倒扁的親綠學者說,他們不上街頭,有人甚至還不屑地說上街頭沒用,說他們的 "責任" 就是用 "思想" 來耕耘. 但我納悶的是他們除了寫那麼一篇蒼白作文號稱什麼宣言之外,提出什麼 "思想" 呢?</text:span></text:p>
      <text:p text:style-name="P3"><text:span text:style-name="T1">更重要的是,公眾事務需要什麼 "思想" 呢? 我們需要的只是一種每個人理應都有的理性能力.</text:span></text:p>
      <text:p text:style-name="P3"><text:span text:style-name="T1">如果說Chomsky是繼愛因斯坦或羅素之後最聰明最有學術成就的一個人,大概不會太誇張.他的語言學,我看世上能懂者大概不超過一百人.但他同時寫了九十幾本有關國際關係或社運方面的書.這些書,專業程度很高. 可是,Chomsky 卻堅持說,談論公眾事務並沒有任何智能上的困難度,他認為很多學者喜歡故意把這些極其簡單的東西講得好像需要什麼艱深智力或專業知識似的,他說這是我們應該努力打擊的一種騙局.</text:span></text:p>
      <text:p text:style-name="P3"><text:span text:style-name="T1">你看,台灣就是這樣,簡單的一種是非邏輯,比方說陳水扁應否下台,偏偏要講得好像需要他們來提供什麼 "思想" 指導才行似的.真是很荒謬很惡心很齷齪.</text:span></text:p>
      <text:p text:style-name="P3"><text:span text:style-name="T1">我不是反專業,也不是反社會學或政治學,但這種所謂思想指導就好像今天我若說你沒資格 "說話",因為你根本不懂語言學或根本不懂語言哲學.你聽了,是不是會覺得我一定是腦袋被虛榮給燒壞了.</text:span></text:p>
      <text:p text:style-name="P3"><text:span text:style-name="T1">我如果甚至告訴你: 誰說我欠你五百萬? 你怎麼知道錢是一種真實(reality)? 我如果搬出哲學上那一堆有關真實的討論,然後說你沒資格說我欠你錢,因為錢的知識論地位及本體論地位未定.你聽了,做何感想? 有這麼難嗎? 根本是在胡說八道自抬身價想吃人不是嗎?</text:span></text:p>
      <text:p text:style-name="P3"><text:span text:style-name="T1">有一次,有位記者訪問Chomsky,談到這樣一些問題,Chomsky說,他看大家在看足球時,連那麼複雜的越位規則和足球員身份來歷及比賽戰略等等都能侃侃而談,Chomsky說,光憑這樣一種智能,保證可以毫無困難地理解世上各種國際關係與政治問題.Chomsky 說,這樣的理性能力就像每個人一般都會走路一樣,但這樣一種談論公眾事務的能力卻被菁英給刻意壓制.</text:span></text:p>
      <text:p text:style-name="P3"><text:span text:style-name="T1">那位記者似乎還不滿意,於是對Chomsky說,那你寫了這麼多書,那麼複雜的一些資料和討論,難道這不是一種很艱難的智能才辦得到? Chomsky說,那只是意味著他投入很多時間長期從事,而不是意味著它裏頭有著什麼智能上或思想上的難度. 他指著當時窗外一個除草工人說,這裏頭的智能難度頂多就跟這位工人的除草工作一樣.</text:span></text:p>
      <text:p text:style-name="P3"><text:span text:style-name="T1">Chomsky 也說,他不否認某些專業的特殊難度,但這些東西跟我們討論公眾事務並無關係. 就好像你不需要先搞清楚笛卡兒或康德有關 "意識" 的討論才能說你這幾天都在想什麼一樣.</text:span></text:p>
      <text:p text:style-name="P3"><text:span text:style-name="T1">把一種屬於眾人的東西給騙到極少數所謂菁英手裏,變成什麼思想指導者,那是很可恥的.Chomsky 說,這就像以前禁錮知識的年代,只有極少數人才能接觸聖經或各種書籍,藉以建構自己彷彿高人一等的身份.</text:span></text:p>
      <text:p text:style-name="P3"><text:span text:style-name="T1">我看台灣就是流行這一套庸俗低能的窩囊騙局,可是大多數人卻吃這一套,搞得好像鎂光燈只願為菁英閃爍,彷彿只有他們才有辦法改變社會,彷彿光憑著兩片口舌就能呼風喚雨打開前景照耀光明似的.</text:span></text:p>
      <text:p text:style-name="P1"><text:span text:style-name="T1">仔仔 | 2006.08.06 13:44 | </text:span><text:span text:style-name="T2">#</text:span></text:p>
      <text:p text:style-name="P2"><text:span text:style-name="T1">以黎戰火／阿拉伯媒體教仇恨　特效抺黑以、美</text:span><text:span text:style-name="T3"><text:line-break/></text:span><text:span text:style-name="T1">2006/08/05 14:42</text:span><text:span text:style-name="T3"><text:line-break/></text:span><text:span text:style-name="T1">記者何世皇／編譯</text:span></text:p>
      <text:p text:style-name="P2"><text:span text:style-name="T1">以黎戰事吃緊，媒體24小時報導，媒體也因此成為反戰或主戰的宣傳工具。阿拉伯媒體就利用特殊的畫面效果，不斷暗示美國、以色列枉顧人命，希望激發阿拉伯世界的反美情緒，支持激進組織繼續打下去。</text:span><text:span text:style-name="T3"><text:line-break/></text:span><text:span text:style-name="T1">別以為黎巴嫩真主黨只會搞破壞，搞宣傳他們也很在行，一張動畫諷刺美國運送大批飛彈給以色列，來攻擊黎巴嫩平民，卻只送一點點醫療用品給傷亡的黎巴嫩百姓。不只真主黨電視台，阿拉伯世界的各家電視台幾乎一面倒的散播反美還有反以色列情緒，24小時播出的死傷畫面，比全世界加起來還要多。</text:span></text:p>
      <text:p text:style-name="P2"><text:span text:style-name="T1">阿拉伯媒體甚亃N以色列總理歐麥特的演講鏡頭，畫上殺人魔王希特勒的鬍子，以及恐怖納粹的臂章，加上目擊者的聳動證詞，教人不討厭美國都很難。</text:span></text:p>
      <text:p text:style-name="P2"><text:span text:style-name="T1">反過來看以色列媒體，倒是宣稱堅持新聞自由理念，從以黎開打第一天開始，各大媒體就不斷質疑軍方還有政府的做法不當，嚴厲的程度，連民眾都看不下去。</text:span></text:p>
      <text:p text:style-name="P2"><text:span text:style-name="T1">一名軍官在網路上公開投書，要求媒體少一點批評，多一點愛國跟支持，結果引來2000多封的讀者回響。一名以色列新聞台主播就說：「我們批評軍方的做法，而且因為批評部隊，反而遭到抨擊。」</text:span></text:p>
      <text:p text:style-name="P2"><text:span text:style-name="T1">目前以色列的新聞報導，已經從3個小時，延長為15個小時，如果戰爭出現重大轉折，接著就是大篇幅分析跟質疑。一場戰爭，反而促使媒體蓬勃發展，更是大家所始料未及的。</text:span><text:span text:style-name="T3"><text:line-break/></text:span></text:p>
      <text:p text:style-name="P1"><text:span text:style-name="T1">仔仔 | 2006.08.06 13:28 | </text:span><text:span text:style-name="T2">#</text:span></text:p>
      <text:p text:style-name="P3"><text:span text:style-name="T1">支持以色列－－美國人的長期選擇</text:span></text:p>
      <text:p text:style-name="P3"><text:span text:style-name="T3"><text:line-break/></text:span><text:span text:style-name="T1">在過去幾十年中，中東一直是個時常爆發的“活火山”，巴以衝突更是當今世界上最複雜、最受關注的熱點問題。長期以來，美國對中東局勢有著舉足輕重的影響，然而，不管中東地區的武裝衝突是緊是松，絕大多數美國民眾仍堅定地對以色列呈“一邊倒”地支持。儘管華盛頓對以色列政府的某項政策或者舉動偶有批評，但美國人對這個猶太國家的強烈同情心卻少有變化。</text:span></text:p>
      <text:p text:style-name="P3"><text:span text:style-name="T1">2006年3月至5月進行的佩尤全球態度調查（Pew Global Attitudes survey）發現，在最近這輪中東暴力衝突爆發之前，美國人是接受調查的15國民眾中最為同情以色列的，有高達48%的美國人對以色列持同情態度。相比之下，只有13%的美國人同情巴勒斯坦人，另外還有4%的受訪者對雙方都持同情態度，14%的受訪者則對中東局勢漠然視之，對哪一方都不關心。</text:span></text:p>
      <text:p text:style-name="P3"><text:span text:style-name="T1">在佩尤進行的歷次調查中，美國民眾對巴以衝突中以方的同情比例小有波動（1997年9月和2006年5月都達到48%的最高點，而2005年7月則降到37%的最低點）。然而，自1993年9月以來，在歷次相對應的調查中，美國人對巴以衝突中巴勒斯坦人的同情比例從來沒超過21%。</text:span></text:p>
      <text:p text:style-name="P3"><text:span text:style-name="T1">作為以色列的長期支持者，美國民眾還堅持將巴以衝突當作美國政府應優先考慮的外交議題。在2005年1月的調查中，34%的美國人表達了這樣的觀點，即“永久解決以色列人和巴勒斯坦人之間的問題”應該是美國外交政策的首要議題。此外有42%的美國受訪者認為，儘管這不是美國首要議題但應得到優先考慮。這樣的比例自1993年以來在佩尤的調查中一直十分穩定。</text:span></text:p>
      <text:p text:style-name="P3"><text:span text:style-name="T1">保衛以色列的安全是歷屆美國政府的中東政策目標之一，這樣的立場是否公平呢？民眾的看法在歷史上偶爾有些波動。2004年7月進行的佩尤調查發現，同意美國的中東政策比較公平的美國人比例明顯下滑，從2003年5月時的47%降到當時的35%。但在2005年8月的佩尤調查中，當被問到“考慮到最近的中東地區局勢，你認為美國應該更多或更少，還是像以往一樣支持以色列”時，仍有47%的美國人表示應像往常一樣支持以色列，另外16%的受訪者表示“應更多地支持”以色列。</text:span></text:p>
      <text:p text:style-name="P3"><text:span text:style-name="T1">同樣站在局外審視中東，歐洲國家出於地緣政治和文化的考慮，向來和美國不同調，而且各國之間對巴以雙方也是“蘿蔔白菜，各有所愛”。在2006年的佩尤全球態度調查中，英國（29%）和西班牙（32%）的民眾在巴以衝突中更支持巴勒斯坦。然而，在德國和俄羅斯，公眾卻更多地把同情的目光投向了以色列（德國是37%比18%，俄羅斯是21%比16%）。法國公眾對巴勒斯坦和以色列的同情率剛好相同（38%比38%）。自2004年以來，德國和法國的公眾對以色列持同情態度的比例都顯著上升。然而，在接受調查的大多數穆斯林國家中，絕大部分公眾都毋庸置疑地同情巴勒斯坦，在約旦這一比例更高達97%。</text:span></text:p>
      <text:p text:style-name="P3"><text:span text:style-name="T1">在國際上，美國的中東政策一向被認為過度偏袒以色列。在2003年5月佩尤對21個國家進行的全球態度調查中，除美國之外，包括英國和加拿大在內的其他所有受調查國家的大多數公眾都認為，美國的中東政策對巴以衝突中的以色列過分袒護。</text:span></text:p>
      <text:p text:style-name="P3"><text:span text:style-name="T1">美國的這種“一邊倒”政策連以色列人自己都不由得認同。在調查中，接近一半的以色列人（47%）同意美國確實過度偏袒以色列，38%的以色列人認為美國的中東政策比較公平，只有11%的以色列人認為美國過分偏袒巴勒斯坦。此外，以色列是唯一一個國家，其公眾同美國公眾一道認為，美國的現行政策為中東地區帶來了更多的穩定。大多數穆斯林受訪者則說，美國的政策使中東更不穩定了。其他地區的受訪者在評價這一政策的影響時，則相對分化。</text:span></text:p>
      <text:p text:style-name="P3"><text:span text:style-name="T1">不過，美國人自己似乎並不認為其中東政策近些年來激化了世界各地區的反美情緒。在2005年11月份的一個調查中，39%的美國民眾認為美國對以色列的支持是世界各地人民對美國不滿的一個主要原因，但另外39%的公眾只把這看作一個微不足道的因素，更多的民眾則把美國的財富、權力和反恐戰爭列為反美情緒高漲的主要原因。</text:span></text:p>
      <text:p text:style-name="P3"><text:span text:style-name="T1">安德魯·寇哈特（Andrew Kohut）和布魯斯·斯托克斯（Bruce Stokes）在他們合著的《美國單挑全世界》（America Against the World: How We Are Different and Why We are Disliked）一書中，解釋了為什麼美國人民如此一往無前地偏愛以色列。他們說，宗教信仰強烈影響了美國人對以色列的態度。在2003年7月的佩尤調查中，總計44%的美國人表示相信上帝把現在以色列國土所在的那片土地給了猶太人。在2005年8月的另外一個佩尤調查中，22%的美國人認為，宗教信仰是他們在決定支持這個猶太國家時最大的影響因素。而在那些對以色列持同情態度的美國人當中，三分之一表示他們的同情來自於宗教信仰。</text:span></text:p>
      <text:p text:style-name="P3"><text:span text:style-name="T1">李月 ，《華盛頓觀察》週刊 2006年第28期，7/26/2006</text:span><text:span text:style-name="T3"><text:line-break/></text:span></text:p>
      <text:p text:style-name="P1"><text:a xlink:type="simple" xlink:href="http://palinfo.habago.org/mt-comments.cgi?__mode=red&amp;id=6065"><text:span text:style-name="T2">Skinheaded Princess</text:span></text:a><text:span text:style-name="T1"> | 2006.08.05 23:21 | </text:span><text:span text:style-name="T2">#</text:span></text:p>
      <text:p text:style-name="P2"><text:span text:style-name="T1">高興能找到這個網站</text:span><text:span text:style-name="T3"><text:line-break/></text:span><text:span text:style-name="T1">我再也受不了一整天井底之蛙的只看見發票與珠寶</text:span></text:p>
      <text:p text:style-name="P2"><text:span text:style-name="T1">慚愧的說</text:span><text:span text:style-name="T3"><text:line-break/></text:span><text:span text:style-name="T1">對中東的情勢一直是一知半解的</text:span></text:p>
      <text:p text:style-name="P2"><text:span text:style-name="T1">真好有你們</text:span><text:span text:style-name="T3"><text:line-break/></text:span><text:span text:style-name="T1">幫助我能更了解世界</text:span></text:p>
      <text:p text:style-name="P1"><text:span text:style-name="T1">陳真 | 2006.08.05 21:40 | </text:span><text:span text:style-name="T2">#</text:span></text:p>
      <text:p text:style-name="P3"><text:span text:style-name="T1">(再續)</text:span></text:p>
      <text:p text:style-name="P3"><text:span text:style-name="T1">曾經有一些(自以為)有頭有臉的人弄了一個 mailing list,我很不幸也被囊括其中,忍耐了兩天後,我寫信給主持人,客氣地拜託他把我的 e-mail拿掉. 經過一番雞同鴨講,終於拿掉了,但疑問似乎還在,也許他們認為這是抬舉,為何排斥? 問題是: 爾之美食,我之毒鴆. 對妳來說是榮耀,對我來說卻很可能是不光采的窩囊鳥事.</text:span></text:p>
      <text:p text:style-name="P3"><text:span text:style-name="T1">記得當時一些民進黨立委說蘭嶼原住民反核廢料是 "飼老鼠咬布袋"(台語諺語: 吃裏扒外之意),罵原住民不知感恩,反倒恩將仇報,連放個核廢料也要抗議,那些混蛋立委還說,請政府給他們每個人給一點錢,就能打發.</text:span></text:p>
      <text:p text:style-name="P3"><text:span text:style-name="T1">我寫了封 e-mail去罵這些立委,我說他們講這種話會被雷公打死,我還把這些信登在某個原住民網站的留言板上.後來,在那個菁英出沒的 mailing list上,有人把這些留言也登出來,一個唸景觀或都市計劃(?)的菁英看了,竟然裝模作樣地說我罵政客用心良好,但有勇無謀,說什麼我們應該要發展出一套論述的,不該輕舉妄動.</text:span></text:p>
      <text:p text:style-name="P3"><text:span text:style-name="T1">很莫名其妙吧?!但這就是台灣菁英. 我不相信一個智能良好的人會以什麼論述為榮,無時無刻 "論述" 個不停,講話沒有半點人味,沒有半點普通常識.</text:span></text:p>
      <text:p text:style-name="P3"><text:span text:style-name="T1">親系譜上也曾罵過一篇文章的作者,也是一個整天說要改變世界的進步菁英,好像還挺紅的一個人,措詞膨風得難以想像,依那種膨風規模,我看一粒田螺不僅能煮九碗公湯,大概煮九千碗都絕不是問題.</text:span></text:p>
      <text:p text:style-name="P3"><text:span text:style-name="T1">我把罵他的文章請人傳給他看,當事人回信來,竟然問我一堆什麼後殖民考題,問我懂不懂,問我敢不敢跟他辯論.</text:span></text:p>
      <text:p text:style-name="P3"><text:span text:style-name="T1">很怪吧!? 我罵他言語膨風造作,罵他把官方動員的一些無聊學生聚會說成什麼時代的偉大公民新運動,他卻莫名其妙說要和我比賽 "論述" 某個毫不相干的社會學問題.</text:span></text:p>
      <text:p text:style-name="P3"><text:span text:style-name="T1">很怪吧?! 難道我遇到外星人? 我不相信一個智能良好的人會這樣,我也不相信一個人格健全的人會有這麼怪異的虛榮.但台灣卻似乎反而欣賞這一套裝模作樣的低能言行. 聰明人理應是能夠把艱難的東西用簡單的方式講清楚,只有北七才會把一個簡單的意見用不知所云的吊書袋方式講得連自己也不知道自己在講什麼.</text:span></text:p>
      <text:p text:style-name="P3"><text:span text:style-name="T1">後來我常看到這些進步菁英不時在中國時報上發表各種莫名其妙惡心八拉的低能膨風文字,什麼本土進步主義啦後殖民啦公民美學啦有的沒的.</text:span></text:p>
      <text:p text:style-name="P3"><text:span text:style-name="T1">很多人以為我反社會學,其實在這個層次上我一點都不反,我只是反一種低能無聊惡心近乎智障的什麼社會學,那種東西不但毫無智能,而且充滿虛榮,裝模作樣拼湊一些漂亮詞彙. 我不相信一個智能良好人格健全的人會寫那樣一些東西.</text:span></text:p>
      <text:p text:style-name="P3"><text:span text:style-name="T1">陳水扁當時在壓力下照樣亂開各種空頭支票,兌現期限早已過去,但核廢料不但還在,而且最近幾天又傳出桶子腐蝕的事件. 在台灣,一件事如果沒有主流媒體報導,就彷彿不存在這樣的人事物似的. 那些明星一般的進步菁英,個個鼻子很靈敏,總是知道如何表態如何抓住鎂光燈所關注的所謂焦點議題,簽個名,亮個相,講兩句不痛不癢的屁話傻話,然後彷彿就成為救國救民的偉大人物似的,姿態做作,什麼虛構的美名都敢要,相當惡心.</text:span></text:p>
      <text:p text:style-name="P3"><text:span text:style-name="T1">前天看蘋果社論歌頌陳水扁家裏的幫傭阿卿嫂,說她樸素篤直,是瀕臨滅絕的稀有動物. 這話只對了一半. 這位太太想必是個老實人,但這樣的老實人四周到處都是,何來瀕臨絕種? 反倒言語沒有一句老實的菁英才真的是台灣特產的稀有動物,你很難在台灣以外的世界找到幾個像這樣的人.</text:span></text:p>
      <text:p text:style-name="P3"><text:span text:style-name="T1">就算是陳水扁之流的政客,事實上都有著某種程度的老實與良善--比起進步菁英或都會男女恐怕可以稱得上是聖人了我覺得.</text:span></text:p>
      <text:p text:style-name="P3"><text:span text:style-name="T1">我們自己也是菁英,所以身陷菁英圈子,有時會誤以為彷彿社會全是混蛋,其實那只是一小撮人,大部份人都沒這麼壞. 就算奸商,也沒這麼不老實.</text:span></text:p>
      <text:p text:style-name="P3"><text:span text:style-name="T1">菁英圈外,人性是 ok 的. 比方說每次回台南,都必須拿摩托車去修理,因為幾個月沒騎,油管塞住了. 永康大橋國小附近有個摩托車行老闆,很年輕,二十歲出頭,每次看他忙進忙出,滿身大汗,我就感覺良好,打心底尊敬. 生活中許多時候你都能看到這樣的人不是嗎? 比起裝模作樣心術不正整天膨風虛構的菁英,一美一醜,直如淵壤之別.</text:span></text:p>
      <text:p text:style-name="P1"><text:span text:style-name="T1">陳真 | 2006.08.02 15:08 | </text:span><text:span text:style-name="T2">#</text:span></text:p>
      <text:p text:style-name="P2"><text:span text:style-name="T1">(續)</text:span></text:p>
      <text:p text:style-name="P2"><text:span text:style-name="T1">相對於馬不知臉長的大國民喜歡擺高姿態對社會發表自己的意見, 我倒深深覺得把自己的意見告訴大家就好像當眾小便給大家看一樣尷尬而自我貶低, 毫無美感.</text:span></text:p>
      <text:p text:style-name="P2"><text:span text:style-name="T1">你們應該發揮想像力, 想像一下跟你們不一樣的人事物, 並不是大家都跟你們有著同樣的品味或志趣, 並不是大家都覺得自己的意見顯得特別重要.</text:span></text:p>
      <text:p text:style-name="P2"><text:span text:style-name="T1">我若也姿態萬千地跟你們說, 當我才剛剛是個大學生, 我就成為公開掛牌運作的黨外人士, 當我們在街頭上反戒嚴抗蔣家時, 你們在哪裡呢? 你們搞不好年紀都還比我大, 但你們當時在哪裡呢? 我若這麼說, 你們一定很感冒, 這就是姿態. 一個人的意見不會因為他(自以為)付出特別多或有著什麼特別的成就而顯得特別重要.</text:span></text:p>
      <text:p text:style-name="P2"><text:span text:style-name="T1">李遠哲算是我還蠻喜歡的人, 但他2000年出來挺扁時我就寫文章罵他, 因為這是搞封建, 他若有點民主素養, 那他就應該明白他的個人意見不該具有任何特殊價值, 當社會瞎捧他時, 他不應該利用這樣的墮落與封建而進行社會動員, 這是可恥的, 不道德的, 不管他講出多麼偉大的意見都一樣可恥. 意見就是意見, 沒有誰的意見顯得特別重要.</text:span></text:p>
      <text:p text:style-name="P2"><text:span text:style-name="T1">你們聽過 CHOMSKY吧? 他半個世紀來做了那麼多事, 但他有沒有這種姿態? 西方社運那麼蓬勃, 或許原因就在此. 在台灣, 凡事都搞得好像只有名人或明星才有發言資格似的, 但在西方社會, 公眾事務就是公眾都能平等參與沒大沒小的事務, 我從未在西方社運中見過這種荒謬的區隔, 同樣一句話, 同樣一種想法, 彷彿不同 "地位" 或 "名氣" 的人講了就有不同的內涵與價值似的.</text:span></text:p>
      <text:p text:style-name="P2"><text:span text:style-name="T1">西方天天都有社運, 學生天天都在抗爭, 我從未聽過誰是什麼彷彿特別重要的人, 更從未聽過誰會庸俗惡心到自稱是什麼學運份子或甚至學運領袖, 太惡心太封建太低級太齷齪太沒有美感.</text:span></text:p>
      <text:p text:style-name="P2"><text:span text:style-name="T1">即便是 Chomsky, 他的影響力也完全來自他一以貫之一天寫一百多封 e-mail的努力, 人們是根據這些來判斷他的證詞的重要性, 而不是由主流媒體虛構一些什麼名人, 老是搞一些什麼登高一呼萬人景從的封建把戲, 彷彿他們有著什麼特殊內涵的意見似的, 但其實不過就是一些任何人都能朗朗上口的屁話不是嗎?</text:span></text:p>
      <text:p text:style-name="P2"><text:span text:style-name="T1">也許你們會說, 難道我參與這樣那樣一些運動就不是對社會表達個人意見? 當然不是, 你不能說不要把小孩抓去當兵或捉去賣淫是一種意見, 你也很難說反對核武或反對種族歧視是一種意見, 而且, 在表達這些不是意見的意見的同時, "我" 是根本不存在的, 我只是眾人之一, 而不是一個惡心至極的 "大國民".</text:span></text:p>
      <text:p text:style-name="P2"><text:span text:style-name="T1">我很懷疑你們聽懂我在講什麼. 但我要說的反覆不過就是同樣這些話.</text:span></text:p>
      <text:p text:style-name="P2"><text:span text:style-name="T1">我猜你們留學海外時一定都很用功, 甚至與世隔絕, 肯定從未參與過什麼運動, 大概也不曾仔細了解異國它鄉, 否則不會對我講的這些似乎絲毫無法理解似的, 竟然講什麼我重視顏色和立場, 所以排斥你們的顏色. 很荒唐. 再說, 除了我所仰慕的紀老師等政治犯之外, 你們這幾位會比我更綠嗎?</text:span></text:p>
      <text:p text:style-name="P2"><text:span text:style-name="T1">發揮一些閱讀能力吧! 搞清楚別人在興什麼師問什麼罪. 發揮一下想像力吧, 想像一下當你突然被眾人誤以為你做了一件你覺得可恥窩囊的事時卻求救無門任人糟蹋的那種感受.</text:span></text:p>
      <text:p text:style-name="P2"><text:span text:style-name="T1">陳真 2006 8 1</text:span></text:p>
      <text:p text:style-name="P1"><text:span text:style-name="T1">陳真 | 2006.08.02 14:34 | </text:span><text:span text:style-name="T2">#</text:span></text:p>
      <text:p text:style-name="P3"><text:span text:style-name="T1">好像還沒完結篇.</text:span></text:p>
      <text:p text:style-name="P3"><text:span text:style-name="T1">================</text:span><text:span text:style-name="T3"><text:line-break/></text:span><text:span text:style-name="T1">XX,</text:span></text:p>
      <text:p text:style-name="P3"><text:span text:style-name="T1">我們彼此不相識, 當初妳因為看到我批評林義雄而寫在中時的那篇 "超級大國民", 妳以讀者身份寫信來, 卻努力跟我討論某種社會實況 (選舉的公平性?), 但我幾時講過什麼社會實況呢? 我幾時會無聊到到去跟人討論什麼選舉到底有沒有公平?</text:span></text:p>
      <text:p text:style-name="P3"><text:span text:style-name="T1">我根本從來沒談過那些事, 過去沒有, 將來也不會, 因為那實在很無聊. 別人或許感興趣, 但我對討論政治或社會特定議題 "本身" 完全興趣缺缺. 我不知道那些東西有什麼好討論的. A講他的意見, B也講他的意見, 不過就那幾種意見, 有何討論價值?</text:span></text:p>
      <text:p text:style-name="P3"><text:span text:style-name="T1">至於我自己的意見, 更無半點意義. 我跟你跟他或跟林義雄跟李遠哲一樣, 所有個人意見都沒有任何意義, 而我要批評的是為什麼在台灣社會卻總有些馬不知臉長的人以為自己的意見特別重要? 為什麼總有些自以為高人一等的人以為自己的一票勝過眾人的千萬票?　</text:span></text:p>
      <text:p text:style-name="P3"><text:span text:style-name="T1">若不是我表達能力太差就是你理解力太差, 我若曾經因為什麼 "政治立場和顏色理解" 使你挫折, 那請問我自己是什麼立場什麼顏色呢? 我自己得有個顏色才能產生一個顏色上的異己不是嗎?</text:span></text:p>
      <text:p text:style-name="P3"><text:span text:style-name="T1">但我是老黨外, 當過黨外雜誌編輯, 是民進黨建黨黨員, 是許信良海外所成立的 "台灣民主黨" 三位在台黨員之一 (另一位是鄭南榕), 是台獨叛亂案主角, 是五一九反戒嚴運動的核心人士,是上班族團結組織發起人, 是醫界聯盟和環保聯盟等社運團體的創始人之一, 是積極的人權志工, 是海外反種族歧視運動的發起人, 參與勞工運動和農民運動甚深, 是二二八和平運動最早期的參與者,是核四公投促進會的最早期志工, 千里苦行或千人守夜, 無役不與, 是慈林基金會及其圖書館的長期支持者, 是林義雄的好朋友, 認識幾乎所有綠營檯面人物 (卻不認識半個國民黨), 支持巴勒斯坦運動, 積極參與反核武反貧鈾彈反集束彈, 同時也是國際反軍火貿易運動的參與者, 是動物保護運動的積極參與者, 是國際終止雛妓運動的長期參與者, 是醫療與人權方面台灣最早期提倡者, 是台灣第一個兒童人權團體的創辦人, 是台灣最早期的環保人士, .我因主張台獨及主張以選票推翻政府被亂判叛亂, 我太太唸高中時更因轉載我的一篇在NAMA(北美台灣人醫師協會)得獎的兒童人權報告而被退學....請問我是什麼顏色?</text:span></text:p>
      <text:p text:style-name="P3"><text:span text:style-name="T1">無法溝通的原因是因為我們在乎完全不一樣的東西, 而不是什麼立場不同. 你們八成是要說我藍, 所以排斥你們的綠,這不會太好笑了一點嗎? 如果要從資歷論顏色, 你們哪一點會比我綠呢?</text:span></text:p>
      <text:p text:style-name="P3"><text:span text:style-name="T1">你之前寫信來是因為我批評林義雄老是以大老姿態出現, 我批評他的姿態, 而你當時在信中卻說我也是個名人, 批評林義雄等於批評自己. 我說這種類比很荒唐, 我不是說林義雄不能講話, 也不是說他只能講正確的話, 而是說他的姿態姿態姿態, 他以為自己的意見比別人重要. 但他不過只是說出一種意見, 具有同樣意見的人少說也有幾百萬, 為什麼這個社會總是喜歡搞這一套名人救國的封建把戲?</text:span></text:p>
      <text:p text:style-name="P3"><text:span text:style-name="T1">你應該發揮一點理解力或想像力, 理解或想像與你們不一樣的人事物, 而不是老是在什麼立場或細節argument上打轉,我並不是在跟你們討論一種觀點, 而是在跟你們討論一種姿態姿態姿態.</text:span></text:p>
      <text:p text:style-name="P3"><text:span text:style-name="T1">我只是要說裝模作樣擺高姿態對社會發言是可恥的怪異的自抬身價的--即便是我們的恩人和好友林義雄也不該如此. 懂嗎?</text:span></text:p>
      <text:p text:style-name="P3"><text:span text:style-name="T1">除了姿態, 更有道德一致性的問題, 一群人, 扛著媒體瞎捧所賦予的某種純屬虛構的光環 (比方說什麼學運領袖, 實在很惡心), 平常與批評對象沆瀣一氣, 突然姿態盎然地打起落水狗, 這樣對嗎? 表面是非或許對了, 但道德缺乏一致性,這樣的姿態令人反感.</text:span></text:p>
      <text:p text:style-name="P3"><text:span text:style-name="T1">你們不是也都留洋嗎? 難道對洋人的社會參與或社會運動一無所知? 你們在海外見過這麼惡心而且姿態萬千的 "大國民" 出現在眾人眼前嗎? 你們見過西方社運有這麼一些封建怪異而且啥都不做卻呼風喚雨的社運怪象嗎?</text:span></text:p>
      <text:p text:style-name="P3"><text:span text:style-name="T1">至於我今天與你們的接觸, 純粹出於一個受害者的無奈, 你們膨風而不負責任地亂搞什麼幾萬人大連署來替自己添光,但你們的不負責任製造了我的困擾和名譽上的傷害(對 "我" 而言, 連署這東西是可恥的醜陋的), 於是我寫信想請你們補救或至少對受害者的權益與名譽表示點歉意, 如此而已, 但你們卻跟我打官腔, 不斷胡說八道, 態度惡劣而不真誠, 完全不把別人的權益和名譽當一回事, 卻反而說我有什麼立場和顏色, 實在荒唐.</text:span></text:p>
      <text:p text:style-name="P3"><text:span text:style-name="T1">陳真 2006 8 1</text:span></text:p>
      <text:p text:style-name="P1"><text:span text:style-name="T1">陳真 | 2006.08.02 03:25 | </text:span><text:span text:style-name="T2">#</text:span></text:p>
      <text:p text:style-name="P2"><text:span text:style-name="T1">關於以黎衝突,可以看這網站:</text:span></text:p>
      <text:p text:style-name="P2"><text:span text:style-name="T1">http://www.saveleb.org/</text:span></text:p>
      <text:p text:style-name="P2"><text:span text:style-name="T1">另外可見Yesh Gvul (凡事有個極限):</text:span></text:p>
      <text:p text:style-name="P2"><text:span text:style-name="T1">http://www.yeshgvul.org/index_e.asp</text:span></text:p>
      <text:p text:style-name="P2"><text:span text:style-name="T1">已經有以色列士兵拒絕服從軍令攻擊黎巴嫩.</text:span></text:p>
      <text:p text:style-name="P1"><text:span text:style-name="T1">陳真 | 2006.08.01 16:33 | </text:span><text:span text:style-name="T2">#</text:span></text:p>
      <text:p text:style-name="P3"><text:span text:style-name="T1">布希昨天在電視上說: "以色列有權自衛". 這種睜眼瞎話雖不令人意外,但聽了還是有點懷疑自己是不是聽錯了.每當我看到以美國為首的這些西方流氓國家的言行,我就覺得蠻能原諒陳水扁.連 911 都能刻意促成,319自導自演算什麼?</text:span></text:p>
      <text:p text:style-name="P3"><text:span text:style-name="T1">這留言版上不是很多支持以色列的朋友嗎? 你們看以色列這樣殺人不會生氣嗎? 你們看以色列這樣小孩也殺老人也殺,四處狂轟濫炸,連聯合國觀察員照樣殺,這叫自衛嗎? 自己死50個,殺別人五百七十個,這叫自衛嗎? 長年以來,四處綁架黎巴嫩平民,目前少說也還有幾百個,被關在各地集中營一般的祕密刑求處所,別人綁架他兩個士兵,他馬上給予空襲,製造數十萬難民,這叫做自衛嗎?</text:span></text:p>
      <text:p text:style-name="P3"><text:span text:style-name="T1">納粹屠殺猶太人固然可恨,但以色列人現在卻如法泡製,照樣屠殺刑求異己,用壓倒性的武力為所欲為.每當有人因此對納粹屠殺猶太人一事稍有所不敬,猶太人就罵人家 "反猶",可是,他應該先檢討一下別人為什麼會對他如此感冒.</text:span></text:p>
      <text:p text:style-name="P3"><text:span text:style-name="T1">陳真</text:span></text:p>
      <text:p text:style-name="P1"><text:span text:style-name="T1">陳真 | 2006.08.01 16:04 | </text:span><text:span text:style-name="T2">#</text:span></text:p>
      <text:p text:style-name="P2"><text:span text:style-name="T1">謝謝彥博來訪.我蠻佩服 "早期的" 胡適,但不怎麼佩服魯迅,也許他太 "文以載道" 了一些.</text:span></text:p>
      <text:p text:style-name="P2"><text:span text:style-name="T1">小胡適第一次來台時才兩歲,就住台南,我唸的小學叫永福國小,也許胡適就曾住那一帶(不確定?),否則我不知道為什麼永福國小保存許多他的記錄. 記得校史室一角有個半身銅像,上面寫著胡適,那是我第一次看到蔣介石以外的銅像. 另外還有兩個櫃子,存放胡適的一些紀錄或文稿.問老師那是誰啊?老師搖頭說囝仔郎不要問那麼多.(那時蔣介石當家,亂問會砍頭的.)</text:span></text:p>
      <text:p text:style-name="P2"><text:span text:style-name="T1">後來才從我媽那裏知道胡適其人其事.我們現在講到 "胡適" 或 "傅斯年" 或 "蔣渭水" 或高醫的 "杜聰明" 一般都是用普通話講,但對我來說,台語發音的胡適傅斯年蔣渭水杜聰明才是我比較熟悉的.</text:span></text:p>
      <text:p text:style-name="P2"><text:span text:style-name="T1">蔣渭水有句名言,最近被馬英九撿來用,感覺有點惡心,那句台語名言這麼說: "同胞愛團結,團結真有力". 台灣民眾黨黨主席蔣渭水講出這句話的地點,就是在目前台南市大智街大概六十幾號(?)某棟奇怪的房子裏(大智與大仁街口),當時是某一次工人大會.</text:span></text:p>
      <text:p text:style-name="P2"><text:span text:style-name="T1">這屋子有個招牌寫著: "新松金樓", 其怪異真是無法用言語形容,很後現代,除非看照片或看到現場才能知道它有多怪.整個屋子四周上下擺著各種奇怪且非常不搭調的玩具或海報或相片或甚至婚喪喜慶一些奇奇怪怪的玩偶,甚至屋頂還插著一根雨傘,旁邊還插著幾支紙風車迎風飄展. 更怪的是,怪異擺設不斷更換,一次比一次怪,真是很怪異的美學品味.</text:span></text:p>
      <text:p text:style-name="P2"><text:span text:style-name="T1">這房子就在我家斜對面,我看它這幾年搖搖欲墜,所以幾次回台都刻意給它拍照留念.去年果然拆除了,還好我已留下一些影像. 但我拍照留念純粹因為個人因素,因為唸小學時進去過那屋子幾次,有個年齡與我相彷的女生,很沉默,每天上下學似乎總是刻意避開同學,她說那是她家,帶我進去參觀過.屋子外面怪,裏面也很怪,陰森森,看起來不像家.</text:span></text:p>
      <text:p text:style-name="P2"><text:span text:style-name="T1">一直到去年,我才知道這棟奇怪的大房子原來是個歷史古蹟,它曾是台南最大的酒家,蔣渭水的民眾黨 1931 年就曾在此開會,提出震撼人心的 "同胞愛團結,團結真有力".</text:span></text:p>
      <text:p text:style-name="P2"><text:span text:style-name="T1">不知道為什麼不努力保存,卻要把它給拆了. 它被拆除時,我剛好人在台灣,看怪手把它夷為平地,感覺就像一個夢境被夷平似的.還好記憶無法拆,壓不平.</text:span></text:p>
      <text:p text:style-name="P2"><text:span text:style-name="T1">陳真</text:span></text:p>
      <text:p text:style-name="P1"><text:span text:style-name="T1">高彦博 | 2006.08.01 03:07 | </text:span><text:span text:style-name="T2">#</text:span></text:p>
      <text:p text:style-name="P3"><text:span text:style-name="T1">本来一直在WIKIPEDIA查找Israel的相关内容，却突然跑到这里来了！读书的时候会看一下民国时期的资料，这个网页上边的文法与那时候刚开始流行白话的章法何其相似。也许你们读胡适，而这边却是鲁迅，但，他们陌路的认知又有同样的文法！！</text:span><text:span text:style-name="T3"><text:line-break/></text:span><text:span text:style-name="T1">现在，我们住在不同的鱼缸里吧！！</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